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8.954cm" fo:min-width="4.163cm" fo:padding-top="0.175cm" fo:padding-bottom="0.175cm" fo:padding-left="0.3cm" fo:padding-right="0.3cm"/>
    </style:style>
    <style:style style:name="gr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32cm" fo:min-width="19.55cm" fo:padding-top="0.175cm" fo:padding-bottom="0.175cm" fo:padding-left="0.3cm" fo:padding-right="0.3cm"/>
    </style:style>
    <style:style style:name="gr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1.694cm" fo:padding-top="0.175cm" fo:padding-bottom="0.175cm" fo:padding-left="0.3cm" fo:padding-right="0.3cm"/>
    </style:style>
    <style:style style:name="gr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4.989cm" fo:padding-top="0.175cm" fo:padding-bottom="0.175cm" fo:padding-left="0.3cm" fo:padding-right="0.3cm"/>
    </style:style>
    <style:style style:name="gr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508cm" fo:min-width="11.318cm" fo:padding-top="0.175cm" fo:padding-bottom="0.175cm" fo:padding-left="0.3cm" fo:padding-right="0.3cm"/>
    </style:style>
    <style:style style:name="gr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06cm" fo:padding-top="0.175cm" fo:padding-bottom="0.175cm" fo:padding-left="0.3cm" fo:padding-right="0.3cm"/>
    </style:style>
    <style:style style:name="gr7" style:family="graphic" style:parent-style-name="Predeterminado_5f_1">
      <style:graphic-properties draw:stroke="none" draw:fill="none" fo:min-height="7.282cm"/>
    </style:style>
    <style:style style:name="gr8" style:family="graphic" style:parent-style-name="Predeterminado_5f_1">
      <style:graphic-properties draw:stroke="none" draw:fill="none" fo:min-height="4.806cm"/>
    </style:style>
    <style:style style:name="gr9" style:family="graphic" style:parent-style-name="Predeterminado_5f_1">
      <style:graphic-properties draw:stroke="none" draw:fill="none" fo:min-height="5.767cm"/>
    </style:style>
    <style:style style:name="gr10" style:family="graphic" style:parent-style-name="Predeterminado_5f_1">
      <style:graphic-properties draw:stroke="none" draw:fill="none" fo:min-height="6.728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7.734cm" fo:min-width="9.684cm" fo:padding-top="0.175cm" fo:padding-bottom="0.175cm" fo:padding-left="0.3cm" fo:padding-right="0.3cm"/>
    </style:style>
    <style:style style:name="gr12" style:family="graphic" style:parent-style-name="Predeterminado_5f_1">
      <style:graphic-properties draw:stroke="dash" draw:stroke-dash="Fine_20_Dashed" svg:stroke-width="0cm" svg:stroke-color="#cccccc" draw:marker-start-width="0.2cm" draw:marker-end-width="0.14cm" draw:fill="solid" draw:fill-color="#eeeeee" draw:textarea-horizontal-align="justify" draw:textarea-vertical-align="middle" draw:auto-grow-height="false" fo:min-height="17.631cm" fo:min-width="7.221cm" fo:padding-top="0.125cm" fo:padding-bottom="0.125cm" fo:padding-left="0.25cm" fo:padding-right="0.25cm"/>
    </style:style>
    <style:style style:name="gr13" style:family="graphic" style:parent-style-name="Predeterminado_5f_1">
      <style:graphic-properties draw:stroke="none" draw:fill="none" fo:min-height="8.65cm"/>
    </style:style>
    <style:style style:name="gr14" style:family="graphic" style:parent-style-name="Predeterminado_5f_1">
      <style:graphic-properties draw:stroke="none" draw:fill="none" fo:min-height="4.11cm"/>
    </style:style>
    <style:style style:name="gr15" style:family="graphic" style:parent-style-name="Predeterminado_5f_1">
      <style:graphic-properties draw:stroke="none" draw:fill="none" fo:min-height="1.923cm"/>
    </style:style>
    <style:style style:name="gr16" style:family="graphic" style:parent-style-name="standard">
      <style:graphic-properties draw:stroke="none" svg:stroke-width="0.1cm" draw:marker-start-width="0.35cm" draw:marker-end-width="0.29cm" draw:fill="none" fo:min-height="2.902cm"/>
    </style:style>
    <style:style style:name="gr17" style:family="graphic">
      <style:graphic-properties style:protect="size"/>
    </style:style>
    <style:style style:name="gr1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74cm" fo:min-width="10.738cm" fo:padding-top="0.175cm" fo:padding-bottom="0.175cm" fo:padding-left="0.3cm" fo:padding-right="0.3cm"/>
    </style:style>
    <style:style style:name="gr1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906cm" fo:min-width="26.163cm" fo:padding-top="0.175cm" fo:padding-bottom="0.175cm" fo:padding-left="0.3cm" fo:padding-right="0.3cm"/>
    </style:style>
    <style:style style:name="gr2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118cm" fo:min-width="10.828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32cm" fo:min-width="9.23cm" fo:padding-top="0.175cm" fo:padding-bottom="0.175cm" fo:padding-left="0.3cm" fo:padding-right="0.3cm"/>
    </style:style>
    <style:style style:name="gr2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5.954cm" fo:min-width="4.163cm" fo:padding-top="0.175cm" fo:padding-bottom="0.175cm" fo:padding-left="0.3cm" fo:padding-right="0.3cm"/>
    </style:style>
    <style:style style:name="gr2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2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2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56cm" fo:min-width="2.507cm" fo:padding-top="0.045cm" fo:padding-bottom="0.045cm" fo:padding-left="0.045cm" fo:padding-right="0.045cm"/>
    </style:style>
    <style:style style:name="gr2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93cm" fo:min-width="2.459cm" fo:padding-top="0.045cm" fo:padding-bottom="0.045cm" fo:padding-left="0.045cm" fo:padding-right="0.045cm"/>
    </style:style>
    <style:style style:name="gr2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2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3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437cm" fo:min-width="2.5cm" fo:padding-top="0.045cm" fo:padding-bottom="0.045cm" fo:padding-left="0.045cm" fo:padding-right="0.045cm"/>
    </style:style>
    <style:style style:name="gr3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6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067cm" fo:padding-top="0.025cm" fo:padding-bottom="0.025cm" fo:padding-left="0.025cm" fo:padding-right="0.025cm"/>
    </style:style>
    <style:style style:name="gr3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3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3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4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4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47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224cm" fo:padding-top="0.01cm" fo:padding-bottom="0.01cm" fo:padding-left="0.01cm" fo:padding-right="0.01cm"/>
    </style:style>
    <style:style style:name="gr48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4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5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5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5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5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5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5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5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5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1cm" fo:min-width="3.699cm" fo:padding-top="0.01cm" fo:padding-bottom="0.01cm" fo:padding-left="0.01cm" fo:padding-right="0.01cm"/>
    </style:style>
    <style:style style:name="gr5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5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6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6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6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6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6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65" style:family="graphic" style:parent-style-name="standard" style:list-style-name="L2">
      <style:graphic-properties draw:stroke="none" draw:fill="none" fo:min-height="0.51cm"/>
    </style:style>
    <style:style style:name="gr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7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515cm" fo:min-width="2.521cm" fo:padding-top="0.045cm" fo:padding-bottom="0.045cm" fo:padding-left="0.045cm" fo:padding-right="0.045cm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7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78" style:family="graphic" style:parent-style-name="standard">
      <style:graphic-properties draw:stroke="solid" draw:stroke-dash="Fine_20_Dashed" draw:textarea-vertical-align="middle"/>
    </style:style>
    <style:style style:name="gr7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80" style:family="graphic" style:parent-style-name="standard">
      <style:graphic-properties draw:stroke="dash" draw:stroke-dash="Fine_20_Dashed" svg:stroke-color="#666666" draw:textarea-vertical-align="middle"/>
    </style:style>
    <style:style style:name="gr8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82" style:family="graphic" style:parent-style-name="standard" style:list-style-name="L2">
      <style:graphic-properties draw:stroke="none" draw:fill="none" fo:min-height="0.51cm"/>
    </style:style>
    <style:style style:name="gr83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8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5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8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8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8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45cm" fo:min-width="10.806cm" fo:padding-top="0.01cm" fo:padding-bottom="0.01cm" fo:padding-left="0.01cm" fo:padding-right="0.01cm"/>
    </style:style>
    <style:style style:name="gr9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2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96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9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9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9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1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1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104" style:family="graphic" style:parent-style-name="standard">
      <style:graphic-properties draw:stroke="none" draw:fill="none" fo:min-height="17.062cm"/>
    </style:style>
    <style:style style:name="gr10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10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0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11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2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11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11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11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1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11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119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120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12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12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25" style:family="graphic" style:parent-style-name="standard">
      <style:graphic-properties draw:stroke="none" svg:stroke-width="0.1cm" draw:marker-start-width="0.35cm" draw:marker-end-width="0.29cm" draw:fill="none" fo:min-height="2.942cm"/>
    </style:style>
    <style:style style:name="gr12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1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2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13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1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4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4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6.068cm" fo:min-width="3.618cm" fo:padding-top="0.175cm" fo:padding-bottom="0.175cm" fo:padding-left="0.3cm" fo:padding-right="0.3cm"/>
    </style:style>
    <style:style style:name="gr14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828cm" fo:min-width="20.418cm" fo:padding-top="0.175cm" fo:padding-bottom="0.175cm" fo:padding-left="0.3cm" fo:padding-right="0.3cm"/>
    </style:style>
    <style:style style:name="gr14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9.588cm" fo:padding-top="0.175cm" fo:padding-bottom="0.175cm" fo:padding-left="0.3cm" fo:padding-right="0.3cm"/>
    </style:style>
    <style:style style:name="gr14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6.941cm" fo:min-width="11.282cm" fo:padding-top="0.175cm" fo:padding-bottom="0.175cm" fo:padding-left="0.3cm" fo:padding-right="0.3cm"/>
    </style:style>
    <style:style style:name="gr14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398cm" fo:padding-top="0.175cm" fo:padding-bottom="0.175cm" fo:padding-left="0.3cm" fo:padding-right="0.3cm"/>
    </style:style>
    <style:style style:name="gr15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9.696cm" fo:padding-top="0.175cm" fo:padding-bottom="0.175cm" fo:padding-left="0.3cm" fo:padding-right="0.3cm"/>
    </style:style>
    <style:style style:name="gr15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443cm" fo:min-width="22.106cm" fo:padding-top="0.175cm" fo:padding-bottom="0.175cm" fo:padding-left="0.3cm" fo:padding-right="0.3cm"/>
    </style:style>
    <style:style style:name="gr15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5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724cm" fo:min-width="15.034cm" fo:padding-top="0.025cm" fo:padding-bottom="0.025cm" fo:padding-left="0.025cm" fo:padding-right="0.025cm"/>
    </style:style>
    <style:style style:name="gr15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064cm" fo:min-width="13.424cm" fo:padding-top="0.025cm" fo:padding-bottom="0.025cm" fo:padding-left="0.025cm" fo:padding-right="0.025cm"/>
    </style:style>
    <style:style style:name="gr15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16cm" fo:min-width="2.467cm" fo:padding-top="0.045cm" fo:padding-bottom="0.045cm" fo:padding-left="0.045cm" fo:padding-right="0.045cm"/>
    </style:style>
    <style:style style:name="gr15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15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317cm" fo:min-width="1.916cm" fo:padding-top="0.025cm" fo:padding-bottom="0.025cm" fo:padding-left="0.025cm" fo:padding-right="0.025cm"/>
    </style:style>
    <style:style style:name="gr15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15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19cm" fo:padding-top="0.025cm" fo:padding-bottom="0.025cm" fo:padding-left="0.025cm" fo:padding-right="0.025cm"/>
    </style:style>
    <style:style style:name="gr16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6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16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16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1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6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265cm" fo:padding-top="0.025cm" fo:padding-bottom="0.025cm" fo:padding-left="0.025cm" fo:padding-right="0.025cm"/>
    </style:style>
    <style:style style:name="gr1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93cm" fo:padding-top="0.01cm" fo:padding-bottom="0.01cm" fo:padding-left="0.01cm" fo:padding-right="0.01cm"/>
    </style:style>
    <style:style style:name="gr167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65cm" fo:padding-top="0.01cm" fo:padding-bottom="0.01cm" fo:padding-left="0.01cm" fo:padding-right="0.01cm"/>
    </style:style>
    <style:style style:name="gr1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805cm" fo:padding-top="0.01cm" fo:padding-bottom="0.01cm" fo:padding-left="0.01cm" fo:padding-right="0.01cm"/>
    </style:style>
    <style:style style:name="gr16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3cm" fo:padding-top="0.01cm" fo:padding-bottom="0.01cm" fo:padding-left="0.01cm" fo:padding-right="0.01cm"/>
    </style:style>
    <style:style style:name="gr1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745cm" fo:padding-top="0.01cm" fo:padding-bottom="0.01cm" fo:padding-left="0.01cm" fo:padding-right="0.01cm"/>
    </style:style>
    <style:style style:name="gr17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81cm" fo:padding-top="0.01cm" fo:padding-bottom="0.01cm" fo:padding-left="0.01cm" fo:padding-right="0.01cm"/>
    </style:style>
    <style:style style:name="gr17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2.168cm" fo:padding-top="0.01cm" fo:padding-bottom="0.01cm" fo:padding-left="0.01cm" fo:padding-right="0.01cm"/>
    </style:style>
    <style:style style:name="gr17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1.824cm" fo:padding-top="0.01cm" fo:padding-bottom="0.01cm" fo:padding-left="0.01cm" fo:padding-right="0.01cm"/>
    </style:style>
    <style:style style:name="gr174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15cm" fo:padding-top="0.01cm" fo:padding-bottom="0.01cm" fo:padding-left="0.01cm" fo:padding-right="0.01cm"/>
    </style:style>
    <style:style style:name="gr175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24cm" fo:padding-top="0.01cm" fo:padding-bottom="0.01cm" fo:padding-left="0.01cm" fo:padding-right="0.01cm"/>
    </style:style>
    <style:style style:name="gr176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7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17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17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18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18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18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18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8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9cm" fo:min-width="3.655cm" fo:padding-top="0.01cm" fo:padding-bottom="0.01cm" fo:padding-left="0.01cm" fo:padding-right="0.01cm"/>
    </style:style>
    <style:style style:name="gr18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18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18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8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18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19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191" style:family="graphic" style:parent-style-name="standard" style:list-style-name="L2">
      <style:graphic-properties draw:stroke="none" draw:fill="none" fo:min-height="0.51cm"/>
    </style:style>
    <style:style style:name="gr1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94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7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19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199" style:family="graphic" style:parent-style-name="standard">
      <style:graphic-properties draw:stroke="dash" draw:stroke-dash="Fine_20_Dashed" draw:textarea-vertical-align="middle"/>
    </style:style>
    <style:style style:name="gr2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20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202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20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0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20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20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728cm" fo:padding-top="0.01cm" fo:padding-bottom="0.01cm" fo:padding-left="0.01cm" fo:padding-right="0.01cm"/>
    </style:style>
    <style:style style:name="gr207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08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209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0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1" style:family="graphic" style:parent-style-name="standard" style:list-style-name="L2">
      <style:graphic-properties draw:stroke="none" draw:fill="none" fo:min-height="0.51cm"/>
    </style:style>
    <style:style style:name="gr212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213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16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739cm" fo:padding-top="0.025cm" fo:padding-bottom="0.025cm" fo:padding-left="0.025cm" fo:padding-right="0.025cm"/>
    </style:style>
    <style:style style:name="gr21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685cm" fo:padding-top="0.01cm" fo:padding-bottom="0.01cm" fo:padding-left="0.01cm" fo:padding-right="0.01cm"/>
    </style:style>
    <style:style style:name="gr218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832cm" fo:min-width="2.343cm" fo:padding-top="0.045cm" fo:padding-bottom="0.045cm" fo:padding-left="0.045cm" fo:padding-right="0.045cm"/>
    </style:style>
    <style:style style:name="gr21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22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22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22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22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22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22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22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22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22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2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230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3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2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3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3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888cm" fo:padding-top="0.01cm" fo:padding-bottom="0.01cm" fo:padding-left="0.01cm" fo:padding-right="0.01cm"/>
    </style:style>
    <style:style style:name="gr2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244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24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1.782cm" fo:padding-top="0.025cm" fo:padding-bottom="0.025cm" fo:padding-left="0.025cm" fo:padding-right="0.025cm"/>
    </style:style>
    <style:style style:name="gr24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2cm" fo:min-width="3.44cm" fo:padding-top="0.025cm" fo:padding-bottom="0.025cm" fo:padding-left="0.025cm" fo:padding-right="0.025cm"/>
    </style:style>
    <style:style style:name="gr24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283cm" fo:padding-top="0.025cm" fo:padding-bottom="0.025cm" fo:padding-left="0.025cm" fo:padding-right="0.025cm"/>
    </style:style>
    <style:style style:name="gr248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418cm" fo:min-width="9.668cm" fo:padding-top="0.175cm" fo:padding-bottom="0.175cm" fo:padding-left="0.3cm" fo:padding-right="0.3cm"/>
    </style:style>
    <style:style style:name="gr24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25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4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255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25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5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25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1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2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3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6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6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70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2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9.228cm" fo:min-width="4.788cm" fo:padding-top="0.025cm" fo:padding-bottom="0.025cm" fo:padding-left="0.025cm" fo:padding-right="0.025cm"/>
    </style:style>
    <style:style style:name="gr27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0.222cm" fo:min-width="7.622cm" fo:padding-top="0.025cm" fo:padding-bottom="0.025cm" fo:padding-left="0.025cm" fo:padding-right="0.025cm"/>
    </style:style>
    <style:style style:name="gr274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31.518cm" fo:min-width="2.958cm" fo:padding-top="0.025cm" fo:padding-bottom="0.025cm" fo:padding-left="0.025cm" fo:padding-right="0.025cm"/>
    </style:style>
    <style:style style:name="gr275" style:family="graphic" style:parent-style-name="standard">
      <style:graphic-properties svg:stroke-width="0.053cm" svg:stroke-color="#0066cc" draw:marker-start-width="0.28cm" draw:marker-end-width="0.28cm" draw:fill="solid" draw:fill-color="#dddddd" draw:textarea-horizontal-align="justify" draw:textarea-vertical-align="middle" draw:auto-grow-height="false" fo:min-height="1.023cm" fo:min-width="2.491cm" fo:padding-top="0.027cm" fo:padding-bottom="0.027cm" fo:padding-left="0.027cm" fo:padding-right="0.027cm"/>
    </style:style>
    <style:style style:name="gr276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1.119cm" fo:min-width="2.439cm" fo:padding-top="0.027cm" fo:padding-bottom="0.027cm" fo:padding-left="0.027cm" fo:padding-right="0.027cm"/>
    </style:style>
    <style:style style:name="gr27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63cm" fo:min-width="2.529cm" fo:padding-top="0.025cm" fo:padding-bottom="0.025cm" fo:padding-left="0.025cm" fo:padding-right="0.025cm"/>
    </style:style>
    <style:style style:name="gr278" style:family="graphic" style:parent-style-name="standard" style:list-style-name="L2">
      <style:graphic-properties svg:stroke-width="0.018cm" svg:stroke-color="#0066cc" draw:marker-start-width="0.227cm" draw:marker-end-width="0.227cm" draw:fill="solid" draw:fill-color="#b2b2b2" draw:textarea-horizontal-align="justify" draw:textarea-vertical-align="middle" draw:auto-grow-height="false" fo:min-height="0.396cm" fo:min-width="2.556cm" fo:padding-top="0.009cm" fo:padding-bottom="0.009cm" fo:padding-left="0.009cm" fo:padding-right="0.009cm"/>
    </style:style>
    <style:style style:name="gr2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2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2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2cm" fo:min-width="3.034cm" fo:padding-top="0.01cm" fo:padding-bottom="0.01cm" fo:padding-left="0.01cm" fo:padding-right="0.01cm"/>
    </style:style>
    <style:style style:name="gr28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5cm" fo:min-width="3.036cm" fo:padding-top="0.01cm" fo:padding-bottom="0.01cm" fo:padding-left="0.01cm" fo:padding-right="0.01cm"/>
    </style:style>
    <style:style style:name="gr2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8cm" fo:min-width="3.042cm" fo:padding-top="0.01cm" fo:padding-bottom="0.01cm" fo:padding-left="0.01cm" fo:padding-right="0.01cm"/>
    </style:style>
    <style:style style:name="gr28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2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8cm" fo:min-width="3.036cm" fo:padding-top="0.01cm" fo:padding-bottom="0.01cm" fo:padding-left="0.01cm" fo:padding-right="0.01cm"/>
    </style:style>
    <style:style style:name="gr28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cm" fo:min-width="3.036cm" fo:padding-top="0.01cm" fo:padding-bottom="0.01cm" fo:padding-left="0.01cm" fo:padding-right="0.01cm"/>
    </style:style>
    <style:style style:name="gr287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53cm" fo:padding-top="0.027cm" fo:padding-bottom="0.027cm" fo:padding-left="0.027cm" fo:padding-right="0.027cm"/>
    </style:style>
    <style:style style:name="gr288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32cm" fo:padding-top="0.027cm" fo:padding-bottom="0.027cm" fo:padding-left="0.027cm" fo:padding-right="0.027cm"/>
    </style:style>
    <style:style style:name="gr289" style:family="graphic" style:parent-style-name="standard">
      <style:graphic-properties draw:stroke="none" svg:stroke-width="0.1cm" draw:marker-start-width="0.35cm" draw:marker-end-width="0.29cm" draw:fill="none" fo:min-height="2.113cm"/>
    </style:style>
    <style:style style:name="gr29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9cm" fo:padding-top="0.01cm" fo:padding-bottom="0.01cm" fo:padding-left="0.01cm" fo:padding-right="0.01cm"/>
    </style:style>
    <style:style style:name="gr29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2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41cm" fo:min-width="3.042cm" fo:padding-top="0.01cm" fo:padding-bottom="0.01cm" fo:padding-left="0.01cm" fo:padding-right="0.01cm"/>
    </style:style>
    <style:style style:name="gr2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2cm" fo:min-width="3.04cm" fo:padding-top="0.01cm" fo:padding-bottom="0.01cm" fo:padding-left="0.01cm" fo:padding-right="0.01cm"/>
    </style:style>
    <style:style style:name="gr2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95cm" fo:min-width="3.032cm" fo:padding-top="0.01cm" fo:padding-bottom="0.01cm" fo:padding-left="0.01cm" fo:padding-right="0.01cm"/>
    </style:style>
    <style:style style:name="gr2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4cm" fo:min-width="3.036cm" fo:padding-top="0.01cm" fo:padding-bottom="0.01cm" fo:padding-left="0.01cm" fo:padding-right="0.01cm"/>
    </style:style>
    <style:style style:name="gr2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2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2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2cm" fo:min-width="3.044cm" fo:padding-top="0.01cm" fo:padding-bottom="0.01cm" fo:padding-left="0.01cm" fo:padding-right="0.01cm"/>
    </style:style>
    <style:style style:name="gr2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64cm" fo:min-width="3.034cm" fo:padding-top="0.01cm" fo:padding-bottom="0.01cm" fo:padding-left="0.01cm" fo:padding-right="0.01cm"/>
    </style:style>
    <style:style style:name="gr3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4cm" fo:min-width="3.036cm" fo:padding-top="0.01cm" fo:padding-bottom="0.01cm" fo:padding-left="0.01cm" fo:padding-right="0.01cm"/>
    </style:style>
    <style:style style:name="gr3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026cm" fo:min-width="2.484cm" fo:padding-top="0.045cm" fo:padding-bottom="0.045cm" fo:padding-left="0.045cm" fo:padding-right="0.045cm"/>
    </style:style>
    <style:style style:name="gr30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96cm" fo:min-width="3.038cm" fo:padding-top="0.01cm" fo:padding-bottom="0.01cm" fo:padding-left="0.01cm" fo:padding-right="0.01cm"/>
    </style:style>
    <style:style style:name="gr306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83cm" fo:min-width="2.529cm" fo:padding-top="0.025cm" fo:padding-bottom="0.025cm" fo:padding-left="0.025cm" fo:padding-right="0.025cm"/>
    </style:style>
    <style:style style:name="gr30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195cm" fo:min-width="2.521cm" fo:padding-top="0.025cm" fo:padding-bottom="0.025cm" fo:padding-left="0.025cm" fo:padding-right="0.025cm"/>
    </style:style>
    <style:style style:name="gr3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11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628cm" fo:padding-top="0.01cm" fo:padding-bottom="0.01cm" fo:padding-left="0.01cm" fo:padding-right="0.01cm"/>
    </style:style>
    <style:style style:name="gr312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588cm" fo:padding-top="0.01cm" fo:padding-bottom="0.01cm" fo:padding-left="0.01cm" fo:padding-right="0.01cm"/>
    </style:style>
    <style:style style:name="gr313" style:family="graphic" style:parent-style-name="standard">
      <style:graphic-properties draw:stroke="none" draw:fill="none" fo:min-height="1.01cm"/>
    </style:style>
    <style:style style:name="gr314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3.152cm" fo:padding-top="0.01cm" fo:padding-bottom="0.01cm" fo:padding-left="0.01cm" fo:padding-right="0.01cm"/>
    </style:style>
    <style:style style:name="gr315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69cm" fo:min-width="3.03cm" fo:padding-top="0.01cm" fo:padding-bottom="0.01cm" fo:padding-left="0.01cm" fo:padding-right="0.01cm"/>
    </style:style>
    <style:style style:name="gr31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78cm" fo:padding-top="0.01cm" fo:padding-bottom="0.01cm" fo:padding-left="0.01cm" fo:padding-right="0.01cm"/>
    </style:style>
    <style:style style:name="gr31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32cm" fo:min-width="3.732cm" fo:padding-top="0.045cm" fo:padding-bottom="0.045cm" fo:padding-left="0.045cm" fo:padding-right="0.045cm"/>
    </style:style>
    <style:style style:name="gr318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908cm" fo:min-width="3.688cm" fo:padding-top="0.045cm" fo:padding-bottom="0.045cm" fo:padding-left="0.045cm" fo:padding-right="0.045cm"/>
    </style:style>
    <style:style style:name="gr31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52cm" fo:min-width="3.812cm" fo:padding-top="0.045cm" fo:padding-bottom="0.045cm" fo:padding-left="0.045cm" fo:padding-right="0.045cm"/>
    </style:style>
    <style:style style:name="gr320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832cm" fo:min-width="3.772cm" fo:padding-top="0.045cm" fo:padding-bottom="0.045cm" fo:padding-left="0.045cm" fo:padding-right="0.045cm"/>
    </style:style>
    <style:style style:name="gr32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32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2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7" style:family="graphic" style:parent-style-name="objectwithoutfill">
      <style:graphic-properties svg:stroke-width="0.053cm" draw:marker-start-width="0.179cm" draw:marker-end="Square" draw:marker-end-width="0.179cm" draw:fill="none" draw:textarea-vertical-align="middle" fo:padding-top="0.151cm" fo:padding-bottom="0.151cm" fo:padding-left="0.276cm" fo:padding-right="0.276cm"/>
    </style:style>
    <style:style style:name="gr328" style:family="graphic" style:parent-style-name="standard">
      <style:graphic-properties draw:stroke="none" draw:fill="none" fo:min-height="1.55cm"/>
    </style:style>
    <style:style style:name="gr329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738cm" fo:min-width="3.154cm" fo:padding-top="0.045cm" fo:padding-bottom="0.045cm" fo:padding-left="0.045cm" fo:padding-right="0.045cm"/>
    </style:style>
    <style:style style:name="gr33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59cm" fo:min-width="3.221cm" fo:padding-top="0.045cm" fo:padding-bottom="0.045cm" fo:padding-left="0.045cm" fo:padding-right="0.045cm"/>
    </style:style>
    <style:style style:name="gr3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3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33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96cm" fo:min-width="3.065cm" fo:padding-top="0.01cm" fo:padding-bottom="0.01cm" fo:padding-left="0.01cm" fo:padding-right="0.01cm"/>
    </style:style>
    <style:style style:name="gr334" style:family="graphic" style:parent-style-name="standard">
      <style:graphic-properties draw:stroke="none" draw:fill="none" fo:min-height="2.501cm"/>
    </style:style>
    <style:style style:name="gr335" style:family="graphic" style:parent-style-name="standard">
      <style:graphic-properties draw:stroke="none" draw:fill="none" fo:min-height="1.501cm"/>
    </style:style>
    <style:style style:name="gr336" style:family="graphic" style:parent-style-name="objectwithoutfill">
      <style:graphic-properties svg:stroke-width="0.028cm" svg:stroke-color="#ff0000" draw:marker-start-width="0.142cm" draw:marker-end="Square" draw:marker-end-width="0.142cm" draw:fill="none" draw:textarea-vertical-align="middle" fo:padding-top="0.139cm" fo:padding-bottom="0.139cm" fo:padding-left="0.264cm" fo:padding-right="0.264cm"/>
    </style:style>
    <style:style style:name="gr33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14cm" fo:min-width="2.498cm" fo:padding-top="0.045cm" fo:padding-bottom="0.045cm" fo:padding-left="0.045cm" fo:padding-right="0.045cm"/>
    </style:style>
    <style:style style:name="gr33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2.5cm" fo:padding-top="0.045cm" fo:padding-bottom="0.045cm" fo:padding-left="0.045cm" fo:padding-right="0.045cm"/>
    </style:style>
    <style:style style:name="gr339" style:family="graphic" style:parent-style-name="standard">
      <style:graphic-properties draw:stroke="none" draw:fill="none" fo:min-height="1.001cm"/>
    </style:style>
    <style:style style:name="gr3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42" style:family="graphic" style:parent-style-name="standard">
      <style:graphic-properties draw:stroke="none" draw:fill="none" fo:min-height="1.03cm"/>
    </style:style>
    <style:style style:name="gr34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344" style:family="graphic" style:parent-style-name="standard">
      <style:graphic-properties draw:stroke="none" draw:fill="none" fo:min-height="0.501cm"/>
    </style:style>
    <style:style style:name="gr345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6cm" fo:min-width="3.74cm" fo:padding-top="0.026cm" fo:padding-bottom="0.026cm" fo:padding-left="0.026cm" fo:padding-right="0.026cm"/>
    </style:style>
    <style:style style:name="gr34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84cm" fo:min-width="1.924cm" fo:padding-top="0.01cm" fo:padding-bottom="0.01cm" fo:padding-left="0.01cm" fo:padding-right="0.01cm"/>
    </style:style>
    <style:style style:name="gr34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3.816cm" fo:padding-top="0.045cm" fo:padding-bottom="0.045cm" fo:padding-left="0.045cm" fo:padding-right="0.045cm"/>
    </style:style>
    <style:style style:name="gr34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584cm" fo:padding-top="0.01cm" fo:padding-bottom="0.01cm" fo:padding-left="0.01cm" fo:padding-right="0.01cm"/>
    </style:style>
    <style:style style:name="gr34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63cm" fo:padding-top="0.01cm" fo:padding-bottom="0.01cm" fo:padding-left="0.01cm" fo:padding-right="0.01cm"/>
    </style:style>
    <style:style style:name="gr35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35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35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353" style:family="graphic" style:parent-style-name="standard" style:list-style-name="L2">
      <style:graphic-properties svg:stroke-width="0.053cm" svg:stroke-color="#0066cc" draw:marker-start-width="0.279cm" draw:marker-end-width="0.279cm" draw:fill="solid" draw:fill-color="#dddddd" draw:textarea-horizontal-align="justify" draw:textarea-vertical-align="middle" draw:auto-grow-height="false" fo:min-height="0.848cm" fo:min-width="2.411cm" fo:padding-top="0.026cm" fo:padding-bottom="0.026cm" fo:padding-left="0.026cm" fo:padding-right="0.026cm"/>
    </style:style>
    <style:style style:name="gr354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5" style:family="graphic" style:parent-style-name="standard">
      <style:graphic-properties draw:stroke="none" draw:fill="none" fo:min-height="3.001cm"/>
    </style:style>
    <style:style style:name="gr356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32cm" fo:min-width="2.552cm" fo:padding-top="0.01cm" fo:padding-bottom="0.01cm" fo:padding-left="0.01cm" fo:padding-right="0.01cm"/>
    </style:style>
    <style:style style:name="gr357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8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9" style:family="graphic" style:parent-style-name="standard">
      <style:graphic-properties draw:stroke="dash" draw:stroke-dash="Ultrafine_20_Dashed" svg:stroke-width="0.053cm" svg:stroke-color="#0066cc" draw:marker-start-width="0.28cm" draw:marker-end-width="0.28cm" draw:fill="solid" draw:fill-color="#dddddd" draw:opacity="50%" draw:textarea-horizontal-align="justify" draw:textarea-vertical-align="middle" draw:auto-grow-height="false" fo:min-height="0.944cm" fo:min-width="3.735cm" fo:padding-top="0.027cm" fo:padding-bottom="0.027cm" fo:padding-left="0.027cm" fo:padding-right="0.027cm"/>
    </style:style>
    <style:style style:name="gr360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28cm" fo:min-width="3.708cm" fo:padding-top="0.026cm" fo:padding-bottom="0.026cm" fo:padding-left="0.026cm" fo:padding-right="0.026cm"/>
    </style:style>
    <style:style style:name="gr361" style:family="graphic" style:parent-style-name="standard">
      <style:graphic-properties draw:textarea-horizontal-align="justify" draw:textarea-vertical-align="middle" draw:auto-grow-height="false" fo:min-height="0cm" fo:min-width="0.271cm"/>
    </style:style>
    <style:style style:name="gr362" style:family="graphic" style:parent-style-name="standard" style:list-style-name="L2">
      <style:graphic-properties svg:stroke-width="0.09cm" svg:stroke-color="#0066cc" draw:marker-start-width="0.335cm" draw:marker-end-width="0.335cm" draw:fill="solid" draw:fill-color="#b2b2b2" draw:textarea-horizontal-align="justify" draw:textarea-vertical-align="middle" draw:auto-grow-height="false" fo:min-height="0.776cm" fo:min-width="3.736cm" fo:padding-top="0.045cm" fo:padding-bottom="0.045cm" fo:padding-left="0.045cm" fo:padding-right="0.045cm"/>
    </style:style>
    <style:style style:name="gr363" style:family="graphic" style:parent-style-name="standard">
      <style:graphic-properties draw:textarea-horizontal-align="justify" draw:textarea-vertical-align="middle" draw:auto-grow-height="false" fo:min-height="0.15cm" fo:min-width="0.26cm"/>
    </style:style>
    <style:style style:name="gr364" style:family="graphic" style:parent-style-name="standard">
      <style:graphic-properties draw:stroke="none" draw:fill="none" fo:min-height="1.046cm"/>
    </style:style>
    <style:style style:name="gr365" style:family="graphic" style:parent-style-name="standard">
      <style:graphic-properties draw:stroke="none" draw:fill="none" fo:min-height="0.51cm"/>
    </style:style>
    <style:style style:name="gr3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36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808cm" fo:padding-top="0.045cm" fo:padding-bottom="0.045cm" fo:padding-left="0.045cm" fo:padding-right="0.045cm"/>
    </style:style>
    <style:style style:name="gr36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606cm" fo:min-width="3.806cm" fo:padding-top="0.045cm" fo:padding-bottom="0.045cm" fo:padding-left="0.045cm" fo:padding-right="0.045cm"/>
    </style:style>
    <style:style style:name="gr3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064cm" fo:padding-top="0.01cm" fo:padding-bottom="0.01cm" fo:padding-left="0.01cm" fo:padding-right="0.01cm"/>
    </style:style>
    <style:style style:name="gr3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5cm" fo:padding-top="0.01cm" fo:padding-bottom="0.01cm" fo:padding-left="0.01cm" fo:padding-right="0.01cm"/>
    </style:style>
    <style:style style:name="gr3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08cm" fo:padding-top="0.01cm" fo:padding-bottom="0.01cm" fo:padding-left="0.01cm" fo:padding-right="0.01cm"/>
    </style:style>
    <style:style style:name="gr37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1.63cm" fo:padding-top="0.01cm" fo:padding-bottom="0.01cm" fo:padding-left="0.01cm" fo:padding-right="0.01cm"/>
    </style:style>
    <style:style style:name="gr375" style:family="graphic" style:parent-style-name="standard">
      <style:graphic-properties draw:textarea-horizontal-align="justify" draw:textarea-vertical-align="middle" draw:auto-grow-height="false" fo:min-height="0cm" fo:min-width="0.166cm"/>
    </style:style>
    <style:style style:name="gr376" style:family="graphic" style:parent-style-name="standard">
      <style:graphic-properties draw:stroke="dash" draw:stroke-dash="Fine_20_Dashed" svg:stroke-width="0.035cm" svg:stroke-color="#ff3333" draw:marker-start-width="0.252cm" draw:marker-end="Square" draw:marker-end-width="0.192cm" draw:textarea-vertical-align="middle" fo:padding-top="0.142cm" fo:padding-bottom="0.142cm" fo:padding-left="0.267cm" fo:padding-right="0.267cm"/>
    </style:style>
    <style:style style:name="gr37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62cm" fo:min-width="3.03cm" fo:padding-top="0.01cm" fo:padding-bottom="0.01cm" fo:padding-left="0.01cm" fo:padding-right="0.01cm"/>
    </style:style>
    <style:style style:name="gr3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283cm" fo:padding-top="0.01cm" fo:padding-bottom="0.01cm" fo:padding-left="0.01cm" fo:padding-right="0.01cm"/>
    </style:style>
    <style:style style:name="gr3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26cm" fo:min-width="2.416cm" fo:padding-top="0.01cm" fo:padding-bottom="0.01cm" fo:padding-left="0.01cm" fo:padding-right="0.01cm"/>
    </style:style>
    <style:style style:name="gr3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8cm" fo:padding-top="0.01cm" fo:padding-bottom="0.01cm" fo:padding-left="0.01cm" fo:padding-right="0.01cm"/>
    </style:style>
    <style:style style:name="gr38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69cm" fo:padding-top="0.01cm" fo:padding-bottom="0.01cm" fo:padding-left="0.01cm" fo:padding-right="0.01cm"/>
    </style:style>
    <style:style style:name="gr3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75cm" fo:padding-top="0.01cm" fo:padding-bottom="0.01cm" fo:padding-left="0.01cm" fo:padding-right="0.01cm"/>
    </style:style>
    <style:style style:name="gr38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3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3cm" fo:padding-top="0.01cm" fo:padding-bottom="0.01cm" fo:padding-left="0.01cm" fo:padding-right="0.01cm"/>
    </style:style>
    <style:style style:name="gr38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1.768cm" fo:min-width="2.02cm" fo:padding-top="0.01cm" fo:padding-bottom="0.01cm" fo:padding-left="0.01cm" fo:padding-right="0.01cm"/>
    </style:style>
    <style:style style:name="gr38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728cm" fo:padding-top="0.045cm" fo:padding-bottom="0.045cm" fo:padding-left="0.045cm" fo:padding-right="0.045cm"/>
    </style:style>
    <style:style style:name="gr38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5cm" fo:min-width="3.729cm" fo:padding-top="0.045cm" fo:padding-bottom="0.045cm" fo:padding-left="0.045cm" fo:padding-right="0.045cm"/>
    </style:style>
    <style:style style:name="gr38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87cm" fo:padding-top="0.01cm" fo:padding-bottom="0.01cm" fo:padding-left="0.01cm" fo:padding-right="0.01cm"/>
    </style:style>
    <style:style style:name="gr39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09cm" fo:min-width="2.874cm" fo:padding-top="0.01cm" fo:padding-bottom="0.01cm" fo:padding-left="0.01cm" fo:padding-right="0.01cm"/>
    </style:style>
    <style:style style:name="gr39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72cm" fo:padding-top="0.01cm" fo:padding-bottom="0.01cm" fo:padding-left="0.01cm" fo:padding-right="0.01cm"/>
    </style:style>
    <style:style style:name="gr3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52cm" fo:padding-top="0.01cm" fo:padding-bottom="0.01cm" fo:padding-left="0.01cm" fo:padding-right="0.01cm"/>
    </style:style>
    <style:style style:name="gr393" style:family="graphic" style:parent-style-name="standard">
      <style:graphic-properties draw:stroke="none" draw:fill="none" fo:min-height="1.486cm"/>
    </style:style>
    <style:style style:name="gr394" style:family="graphic" style:parent-style-name="standard" style:list-style-name="L2">
      <style:graphic-properties draw:stroke="dash" draw:stroke-dash="Fine_20_Dashed" svg:stroke-width="0.053cm" svg:stroke-color="#cf4d40" draw:marker-start-width="0.279cm" draw:marker-end-width="0.279cm" draw:fill="solid" draw:fill-color="#ff7f00" draw:opacity="20%" draw:textarea-horizontal-align="justify" draw:textarea-vertical-align="middle" draw:auto-grow-height="false" fo:min-height="2.958cm" fo:min-width="3.198cm" fo:padding-top="0.026cm" fo:padding-bottom="0.026cm" fo:padding-left="0.026cm" fo:padding-right="0.026cm"/>
    </style:style>
    <style:style style:name="gr3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77cm" fo:padding-top="0.01cm" fo:padding-bottom="0.01cm" fo:padding-left="0.01cm" fo:padding-right="0.01cm"/>
    </style:style>
    <style:style style:name="gr3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52cm" fo:padding-top="0.01cm" fo:padding-bottom="0.01cm" fo:padding-left="0.01cm" fo:padding-right="0.01cm"/>
    </style:style>
    <style:style style:name="gr3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1cm" fo:min-width="3.04cm" fo:padding-top="0.01cm" fo:padding-bottom="0.01cm" fo:padding-left="0.01cm" fo:padding-right="0.01cm"/>
    </style:style>
    <style:style style:name="gr3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931cm" fo:padding-top="0.01cm" fo:padding-bottom="0.01cm" fo:padding-left="0.01cm" fo:padding-right="0.01cm"/>
    </style:style>
    <style:style style:name="gr3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2cm" fo:min-width="2.472cm" fo:padding-top="0.01cm" fo:padding-bottom="0.01cm" fo:padding-left="0.01cm" fo:padding-right="0.01cm"/>
    </style:style>
    <style:style style:name="gr4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11cm" fo:padding-top="0.01cm" fo:padding-bottom="0.01cm" fo:padding-left="0.01cm" fo:padding-right="0.01cm"/>
    </style:style>
    <style:style style:name="gr4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05cm" fo:padding-top="0.01cm" fo:padding-bottom="0.01cm" fo:padding-left="0.01cm" fo:padding-right="0.01cm"/>
    </style:style>
    <style:style style:name="gr4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4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0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24cm" fo:min-width="7.674cm" fo:padding-top="0.175cm" fo:padding-bottom="0.175cm" fo:padding-left="0.3cm" fo:padding-right="0.3cm"/>
    </style:style>
    <style:style style:name="gr40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1.285cm" fo:min-width="55.034cm" fo:padding-top="0.175cm" fo:padding-bottom="0.175cm" fo:padding-left="0.3cm" fo:padding-right="0.3cm"/>
    </style:style>
    <style:style style:name="gr40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892cm" fo:min-width="9.282cm" fo:padding-top="0.175cm" fo:padding-bottom="0.175cm" fo:padding-left="0.3cm" fo:padding-right="0.3cm"/>
    </style:style>
    <style:style style:name="gr40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.994cm" fo:min-width="19.584cm" fo:padding-top="0.175cm" fo:padding-bottom="0.175cm" fo:padding-left="0.3cm" fo:padding-right="0.3cm"/>
    </style:style>
    <style:style style:name="gr40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376cm" fo:min-width="6.126cm" fo:padding-top="0.175cm" fo:padding-bottom="0.175cm" fo:padding-left="0.3cm" fo:padding-right="0.3cm"/>
    </style:style>
    <style:style style:name="gr40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208cm" fo:min-width="19.518cm" fo:padding-top="0.175cm" fo:padding-bottom="0.175cm" fo:padding-left="0.3cm" fo:padding-right="0.3cm"/>
    </style:style>
    <style:style style:name="gr41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57cm" fo:min-width="19.42cm" fo:padding-top="0.175cm" fo:padding-bottom="0.175cm" fo:padding-left="0.3cm" fo:padding-right="0.3cm"/>
    </style:style>
    <style:style style:name="gr41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688cm" fo:min-width="7.938cm" fo:padding-top="0.175cm" fo:padding-bottom="0.175cm" fo:padding-left="0.3cm" fo:padding-right="0.3cm"/>
    </style:style>
    <style:style style:name="gr41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13.522cm" fo:min-width="7.932cm" fo:padding-top="0.175cm" fo:padding-bottom="0.175cm" fo:padding-left="0.3cm" fo:padding-right="0.3cm"/>
    </style:style>
    <style:style style:name="gr41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4.414cm" fo:min-width="8.204cm" fo:padding-top="0.175cm" fo:padding-bottom="0.175cm" fo:padding-left="0.3cm" fo:padding-right="0.3cm"/>
    </style:style>
    <style:style style:name="gr41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64cm" fo:min-width="9.494cm" fo:padding-top="0.175cm" fo:padding-bottom="0.175cm" fo:padding-left="0.3cm" fo:padding-right="0.3cm"/>
    </style:style>
    <style:style style:name="gr41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6.777cm" fo:min-width="8.948cm" fo:padding-top="0.175cm" fo:padding-bottom="0.175cm" fo:padding-left="0.3cm" fo:padding-right="0.3cm"/>
    </style:style>
    <style:style style:name="gr416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11.48cm" fo:min-width="8.01cm" fo:padding-top="0.175cm" fo:padding-bottom="0.175cm" fo:padding-left="0.3cm" fo:padding-right="0.3cm"/>
    </style:style>
    <style:style style:name="gr41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1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1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3" style:family="graphic" style:parent-style-name="objectwithoutfill">
      <style:graphic-properties draw:marker-end="Arrow" draw:marker-end-width="0.3cm" draw:fill="none" draw:textarea-vertical-align="middle"/>
    </style:style>
    <style:style style:name="gr42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2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2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43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122cm" fo:min-width="5.642cm" fo:padding-top="0.025cm" fo:padding-bottom="0.025cm" fo:padding-left="0.025cm" fo:padding-right="0.025cm"/>
    </style:style>
    <style:style style:name="gr4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43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43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43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43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43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7.46cm" fo:padding-top="0.025cm" fo:padding-bottom="0.025cm" fo:padding-left="0.025cm" fo:padding-right="0.025cm"/>
    </style:style>
    <style:style style:name="gr44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45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5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5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5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6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184cm" fo:min-width="8.734cm" fo:padding-top="0.175cm" fo:padding-bottom="0.175cm" fo:padding-left="0.3cm" fo:padding-right="0.3cm"/>
    </style:style>
    <style:style style:name="gr46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4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/>
      <style:paragraph-properties fo:line-height="100%" fo:text-align="center"/>
      <style:text-properties fo:font-size="40pt" style:font-size-asian="40pt" style:font-size-complex="40pt"/>
    </style:style>
    <style:style style:name="P8" style:family="paragraph">
      <loext:graphic-properties draw:fill="solid" draw:fill-color="#ccffcc"/>
      <style:paragraph-properties fo:text-align="center"/>
      <style:text-properties fo:font-size="10.5pt"/>
    </style:style>
    <style:style style:name="P9" style:family="paragraph">
      <loext:graphic-properties draw:fill="none"/>
      <style:paragraph-properties fo:line-height="100%" fo:text-align="center"/>
      <style:text-properties fo:font-size="44pt" style:text-underline-style="solid" style:text-underline-width="auto" style:text-underline-color="font-color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3" style:family="paragraph">
      <loext:graphic-properties draw:fill="solid" draw:fill-color="#eeeee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5" style:family="paragraph">
      <loext:graphic-properties draw:fill="solid" draw:fill-color="#cccccc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6" style:family="paragraph">
      <loext:graphic-properties draw:fill="non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eeeeee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dddddd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solid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83ca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ffff99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666666"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fo:color="#0066cc" style:font-name="Open Sans" fo:font-size="12pt" fo:font-weight="normal" style:font-weight-asian="normal" style:font-weight-complex="normal"/>
    </style:style>
    <style:style style:name="P26" style:family="paragraph">
      <loext:graphic-properties draw:fill="solid" draw:fill-color="#83ca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none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solid" draw:fill-color="#ffff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solid" draw:fill-color="#eeeee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/>
      <style:paragraph-properties fo:line-height="100%"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line-height="100%" fo:text-align="start"/>
    </style:style>
    <style:style style:name="P32" style:family="paragraph">
      <loext:graphic-properties draw:fill="none"/>
      <style:paragraph-properties fo:line-height="100%" fo:text-align="center"/>
    </style:style>
    <style:style style:name="P33" style:family="paragraph">
      <loext:graphic-properties draw:fill="solid" draw:fill-color="#ffff99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eeeeee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solid" draw:fill-color="#eeeeee"/>
      <style:paragraph-properties fo:text-align="center"/>
      <style:text-properties fo:color="#006699" style:font-name="Open Sans" fo:font-size="12pt" fo:font-weight="bold" style:font-weight-asian="bold" style:font-weight-complex="bold"/>
    </style:style>
    <style:style style:name="P37" style:family="paragraph">
      <loext:graphic-properties draw:fill-color="#ffffff"/>
    </style:style>
    <style:style style:name="P38" style:family="paragraph">
      <loext:graphic-properties draw:fill="solid" draw:fill-color="#cccccc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9" style:family="paragraph">
      <loext:graphic-properties draw:fill="none"/>
      <style:paragraph-properties fo:line-height="100%" fo:text-align="center"/>
      <style:text-properties fo:font-size="18pt"/>
    </style:style>
    <style:style style:name="P40" style:family="paragraph">
      <loext:graphic-properties draw:fill="solid" draw:fill-color="#dddddd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1" style:family="paragraph">
      <loext:graphic-properties draw:fill="non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2" style:family="paragraph">
      <loext:graphic-properties draw:fill="solid" draw:fill-color="#cccccc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3" style:family="paragraph">
      <loext:graphic-properties draw:fill="solid" draw:fill-color="#b2b2b2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44" style:family="paragraph">
      <loext:graphic-properties draw:fill="none"/>
      <style:paragraph-properties fo:text-align="center"/>
      <style:text-properties fo:color="#ff7f00" style:font-name="Open Sans" fo:font-size="12pt" fo:font-weight="normal" style:font-weight-asian="normal" style:font-weight-complex="normal"/>
    </style:style>
    <style:style style:name="P45" style:family="paragraph">
      <loext:graphic-properties draw:fill="solid" draw:fill-color="#eeeeee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46" style:family="paragraph">
      <loext:graphic-properties draw:fill="solid" draw:fill-color="#eeeee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7" style:family="paragraph">
      <loext:graphic-properties draw:fill="solid" draw:fill-color="#b2b2b2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48" style:family="paragraph">
      <style:paragraph-properties fo:line-height="100%" fo:text-align="end"/>
    </style:style>
    <style:style style:name="P49" style:family="paragraph">
      <loext:graphic-properties draw:fill="none"/>
      <style:paragraph-properties fo:line-height="100%" fo:text-align="end"/>
    </style:style>
    <style:style style:name="P50" style:family="paragraph">
      <loext:graphic-properties draw:fill="solid" draw:fill-color="#b2b2b2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51" style:family="paragraph">
      <loext:graphic-properties draw:fill="solid" draw:fill-color="#eeeeee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52" style:family="paragraph">
      <loext:graphic-properties draw:fill="solid" draw:fill-color="#eeeeee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53" style:family="paragraph">
      <loext:graphic-properties draw:fill="solid" draw:fill-color="#dddddd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/>
      <style:paragraph-properties fo:text-align="center"/>
      <style:text-properties fo:color="#0066cc" style:font-name="Ope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>
      <loext:graphic-properties draw:fill="none"/>
      <style:paragraph-properties fo:line-height="100%" fo:text-align="start"/>
    </style:style>
    <style:style style:name="P56" style:family="paragraph">
      <loext:graphic-properties draw:fill="none"/>
      <style:paragraph-properties fo:line-height="100%" fo:text-align="end"/>
      <style:text-properties fo:color="#ff0000" fo:font-weight="bold" style:font-weight-asian="bold" style:font-weight-complex="bold"/>
    </style:style>
    <style:style style:name="P57" style:family="paragraph">
      <loext:graphic-properties draw:fill="none"/>
      <style:paragraph-properties fo:line-height="100%" fo:text-align="start"/>
      <style:text-properties fo:color="#ff0000" fo:font-weight="bold" style:font-weight-asian="bold" style:font-weight-complex="bold"/>
    </style:style>
    <style:style style:name="P58" style:family="paragraph">
      <loext:graphic-properties draw:fill="solid" draw:fill-color="#b2b2b2"/>
      <style:paragraph-properties fo:text-align="center"/>
      <style:text-properties fo:color="#0066cc" style:font-name="Open Sans" fo:font-size="9pt" fo:font-weight="bold" style:font-size-asian="9pt" style:font-weight-asian="bold" style:font-size-complex="9pt" style:font-weight-complex="bold"/>
    </style:style>
    <style:style style:name="P59" style:family="paragraph">
      <loext:graphic-properties draw:fill="solid" draw:fill-color="#dddddd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="solid" draw:fill-color="#dddddd" draw:opacity="50%"/>
      <style:paragraph-properties fo:text-align="center"/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1" style:family="paragraph">
      <loext:graphic-properties draw:fill="solid" draw:fill-color="#dddddd" draw:opacity="50%"/>
      <style:paragraph-properties fo:text-align="center"/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2" style:family="paragraph">
      <loext:graphic-properties draw:fill="solid" draw:fill-color="#b2b2b2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3" style:family="paragraph">
      <loext:graphic-properties draw:fill="solid" draw:fill-color="#eeeeee"/>
      <style:paragraph-properties fo:text-align="center"/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P64" style:family="paragraph">
      <loext:graphic-properties draw:fill="solid" draw:fill-color="#eeeeee"/>
      <style:paragraph-properties fo:text-align="center"/>
      <style:text-properties fo:color="#ff7f00" style:font-name="Open Sans" fo:font-size="8pt" fo:font-weight="normal" style:font-size-asian="8pt" style:font-weight-asian="normal" style:font-size-complex="8pt" style:font-weight-complex="normal"/>
    </style:style>
    <style:style style:name="P65" style:family="paragraph">
      <loext:graphic-properties draw:fill="none"/>
      <style:paragraph-properties fo:line-height="100%" fo:text-align="center"/>
      <style:text-properties fo:color="#ff0000" fo:font-weight="bold" style:font-weight-asian="bold" style:font-weight-complex="bold"/>
    </style:style>
    <style:style style:name="P66" style:family="paragraph">
      <loext:graphic-properties draw:fill="solid" draw:fill-color="#ff7f00" draw:opacity="20%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7" style:family="paragraph">
      <loext:graphic-properties draw:fill="solid" draw:fill-color="#ffff99"/>
      <style:paragraph-properties fo:line-height="100%" fo:text-align="center"/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666666" style:font-name="Ope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666666" style:font-name="Ope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666666" style:font-name="Open Sans" fo:font-size="44pt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66cc" style:font-name="Open Sans" fo:font-size="12pt" fo:font-weight="bold" style:font-weight-asian="bold" style:font-weight-complex="bold"/>
    </style:style>
    <style:style style:name="T5" style:family="text">
      <style:text-properties fo:color="#0066cc" style:font-name="Open Sans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font-name="Open Sans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666666" style:font-name="Open Sans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66cc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66cc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66cc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66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T16" style:family="text">
      <style:text-properties fo:color="#333333" style:font-name="Open 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333333" style:font-name="Open Sans" fo:font-size="10.5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66cc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800000" style:font-name="Open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800000" style:font-name="Open Sans" fo:font-size="8pt" fo:font-style="italic" style:font-size-asian="8pt" style:font-style-asian="italic" style:font-size-complex="8pt" style:font-style-complex="italic"/>
    </style:style>
    <style:style style:name="T22" style:family="text">
      <style:text-properties fo:color="#006699" style:font-name="Open Sans" fo:font-size="12pt" fo:font-weight="bold" style:font-weight-asian="bold" style:font-weight-complex="bold"/>
    </style:style>
    <style:style style:name="T23" style:family="text">
      <style:text-properties fo:color="#006699" style:font-name="Open Sans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0066ff" style:font-name="Open Sans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66ff" style:font-name="Open Sans" fo:font-size="8pt" fo:font-style="italic" style:font-size-asian="8pt" style:font-style-asian="italic" style:font-size-complex="8pt" style:font-style-complex="italic"/>
    </style:style>
    <style:style style:name="T26" style:family="text">
      <style:text-properties fo:color="#0066cc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fo:color="#ff7f00" style:font-name="Open Sans" fo:font-size="12pt" fo:font-weight="bold" style:font-weight-asian="bold" style:font-weight-complex="bold"/>
    </style:style>
    <style:style style:name="T28" style:family="text">
      <style:text-properties fo:color="#ff7f00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333333" style:font-name="Open Sans" fo:font-size="10.5pt" fo:font-weight="normal" style:font-size-asian="8pt" style:font-weight-asian="normal" style:font-size-complex="8pt" style:font-weight-complex="normal"/>
    </style:style>
    <style:style style:name="T30" style:family="text">
      <style:text-properties fo:color="#ff7f00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1" style:family="text">
      <style:text-properties fo:color="#ff0000" style:font-name="Open Sans" fo:font-size="10.5pt" fo:font-weight="bold" style:font-size-asian="8pt" style:font-weight-asian="bold" style:font-size-complex="8pt" style:font-weight-complex="bold"/>
    </style:style>
    <style:style style:name="T32" style:family="text">
      <style:text-properties fo:color="#ff0000" style:font-name="Open Sans" fo:font-size="10.5pt" fo:font-weight="normal" style:font-size-asian="8pt" style:font-weight-asian="normal" style:font-size-complex="8pt" style:font-weight-complex="normal"/>
    </style:style>
    <style:style style:name="T33" style:family="text"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4" style:family="text">
      <style:text-properties fo:color="#ff7f00" style:font-name="Open Sans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6" style:family="text"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ff7f00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8" style:family="text">
      <style:text-properties fo:color="#ff7f00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41" style:family="text">
      <style:text-properties fo:color="#0066cc" style:font-name="Open Sans" fo:font-size="12pt" fo:font-style="italic" style:font-size-asian="12pt" style:font-style-asian="italic" style:font-size-complex="12pt" style:font-style-complex="italic"/>
    </style:style>
    <style:style style:name="T42" style:family="text">
      <style:text-properties fo:color="#666666" style:font-name="Ope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66cc" style:font-name="Ope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4.879cm" svg:height="19.42cm" svg:x="42.081cm" svg:y="3.68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36cm" svg:height="8.88cm" svg:x="36.921cm" svg:y="31.8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3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6.099cm" svg:height="21.44cm" svg:x="14.44cm" svg:y="3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06cm" svg:height="6cm" svg:x="1.901cm" svg:y="6.7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84cm" svg:height="7.64cm" svg:x="2.161cm" svg:y="15.9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20.72cm" svg:height="7.532cm" svg:x="17.74cm" svg:y="11.3cm">
          <draw:text-box>
            <text:p text:style-name="P6"><text:span text:style-name="T1">Kernel</text:span></text:p>
            <text:p text:style-name="P6"><text:span text:style-name="T2">Tables acting as core tables. These are topology tables (node/arc/connec/element) with catalogs, sector and dma tables.</text:span></text:p>
            <text:p text:style-name="P6"><text:span text:style-name="T2"/></text:p>
            <text:p text:style-name="P6"><text:span text:style-name="T2"/></text:p>
          </draw:text-box>
        </draw:frame>
        <draw:frame draw:style-name="gr8" draw:text-style-name="P7" draw:layer="layout" svg:width="12.08cm" svg:height="5.056cm" svg:x="1.96cm" svg:y="7.46cm">
          <draw:text-box>
            <text:p text:style-name="P6"><text:span text:style-name="T1">Documents</text:span></text:p>
            <text:p text:style-name="P6"><text:span text:style-name="T2">Document table used by the document management module </text:span></text:p>
          </draw:text-box>
        </draw:frame>
        <draw:frame draw:style-name="gr9" draw:text-style-name="P7" draw:layer="layout" svg:width="10.26cm" svg:height="6.017cm" svg:x="3cm" svg:y="16.785cm">
          <draw:text-box>
            <text:p text:style-name="P6"><text:span text:style-name="T1">O&amp;M</text:span></text:p>
            <text:p text:style-name="P6"><text:span text:style-name="T2">Operation &amp; management tables used to integrate information from other collecting data systems</text:span></text:p>
          </draw:text-box>
        </draw:frame>
        <draw:frame draw:style-name="gr9" draw:text-style-name="P7" draw:layer="layout" svg:width="15.02cm" svg:height="6.017cm" svg:x="17.58cm" svg:y="30.183cm">
          <draw:text-box>
            <text:p text:style-name="P6"><text:span text:style-name="T1">Hydraulic model</text:span></text:p>
            <text:p text:style-name="P6"><text:span text:style-name="T2">Tables to store all data hydraulic model needs. Input data and result data to enable the full comunication with the EPA software</text:span></text:p>
          </draw:text-box>
        </draw:frame>
        <draw:frame draw:style-name="gr10" draw:text-style-name="P7" draw:layer="layout" svg:width="12.24cm" svg:height="6.978cm" svg:x="41.18cm" svg:y="33.263cm">
          <draw:text-box>
            <text:p text:style-name="P6"><text:span text:style-name="T1">Real Time</text:span></text:p>
            <text:p text:style-name="P6"><text:span text:style-name="T2">Tables to enable the real time integration data from SCADA, CRM <text:s/>or any database the system needs.</text:span></text:p>
            <text:p text:style-name="P6"><text:span text:style-name="T2"/></text:p>
          </draw:text-box>
        </draw:frame>
        <draw:custom-shape draw:style-name="gr11" draw:text-style-name="P8" draw:layer="layout" svg:width="10.48cm" svg:height="8.28cm" svg:x="47.921cm" svg:y="20.17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cm" svg:y="1.71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5.76cm" svg:height="8.9cm" svg:x="41.8cm" svg:y="7.48cm">
          <draw:text-box>
            <text:p text:style-name="P6"><text:span text:style-name="T1">Add info</text:span></text:p>
            <text:p text:style-name="P6"><text:span text:style-name="T2">Tables used to </text:span></text:p>
            <text:p text:style-name="P6"><text:span text:style-name="T2">store add info</text:span></text:p>
            <text:p text:style-name="P6"><text:span text:style-name="T2">of features</text:span></text:p>
            <text:p text:style-name="P6"><text:span text:style-name="T2"/></text:p>
            <text:p text:style-name="P6"><text:span text:style-name="T2"/></text:p>
          </draw:text-box>
        </draw:frame>
        <draw:frame draw:style-name="gr14" draw:text-style-name="P7" draw:layer="layout" svg:width="6.2cm" svg:height="4.36cm" svg:x="50.38cm" svg:y="22.38cm">
          <draw:text-box>
            <text:p text:style-name="P6"><text:span text:style-name="T1">Other</text:span></text:p>
            <text:p text:style-name="P6"><text:span text:style-name="T1">Tables</text:span></text:p>
          </draw:text-box>
        </draw:frame>
        <draw:frame draw:style-name="gr15" draw:text-style-name="P7" draw:layer="layout" svg:width="6.4cm" svg:height="2.173cm" svg:x="50.7cm" svg:y="2.64cm">
          <draw:text-box>
            <text:p text:style-name="P6"><text:span text:style-name="T1">Llegend</text:span></text:p>
          </draw:text-box>
        </draw:frame>
        <draw:frame draw:style-name="gr16" draw:text-style-name="P9" draw:layer="layout" svg:width="49.08cm" svg:height="3.152cm" svg:x="3.64cm" svg:y="0.568cm">
          <draw:text-box>
            <text:p text:style-name="P6"><text:span text:style-name="T3">Giswater 3 table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2" draw:text-style-name="P2" draw:layer="layout" svg:width="20.36cm" svg:height="8.88cm" svg:x="36.92cm" svg:y="31.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1.52cm" svg:height="7.706cm" svg:x="1.08cm" svg:y="16.8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7.281cm" svg:height="21.774cm" svg:x="12.78cm" svg:y="3.14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2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10.04cm" svg:height="8.88cm" svg:x="48.26cm" svg:y="21.5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7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879cm" svg:height="26.42cm" svg:x="42.881cm" svg:y="2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13.288cm" svg:height="18.4cm" svg:x="25.4cm" svg:y="5.9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1.973cm" svg:height="15.76cm" svg:x="26.027cm" svg:y="6.5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5" draw:id="id5" draw:layer="layout" svg:width="2.651cm" svg:height="1.6cm" svg:x="29.737cm" svg:y="15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18" draw:id="id18" draw:layer="layout" svg:width="2.605cm" svg:height="1.639cm" svg:x="32.468cm" svg:y="18.0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20" draw:id="id20" draw:layer="layout" svg:width="2.649cm" svg:height="1.597cm" svg:x="35.65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xml:id="id17" draw:id="id17" draw:layer="layout" svg:width="3.778cm" svg:height="1.043cm" svg:x="20.242cm" svg:y="18.3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xml:id="id19" draw:id="id19" draw:layer="layout" svg:width="2.927cm" svg:height="1.041cm" svg:x="21.942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2" draw:id="id22" draw:layer="layout" svg:width="2.783cm" svg:height="0.882cm" svg:x="26.391cm" svg:y="3.5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23" draw:id="id23" draw:layer="layout" svg:width="2.803cm" svg:height="0.904cm" svg:x="29.475cm" svg:y="3.5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xml:id="id24" draw:id="id24" draw:layer="layout" svg:width="2.615cm" svg:height="0.915cm" svg:x="32.702cm" svg:y="3.5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xml:id="id25" draw:id="id25" draw:layer="layout" svg:width="2.691cm" svg:height="0.908cm" svg:x="35.757cm" svg:y="3.5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xml:id="id1" draw:id="id1" draw:layer="layout" svg:width="2.644cm" svg:height="1.581cm" svg:x="27.05cm" svg:y="8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xml:id="id15" draw:id="id15" draw:layer="layout" svg:width="2.927cm" svg:height="1.041cm" svg:x="21.942cm" svg:y="8.8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41" draw:id="id41" draw:layer="layout" svg:width="4.177cm" svg:height="1.041cm" svg:x="17.48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xml:id="id33" draw:id="id33" draw:layer="layout" svg:width="4.271cm" svg:height="1.041cm" svg:x="17.345cm" svg:y="8.8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xml:id="id4" draw:id="id4" draw:layer="layout" svg:width="2.355cm" svg:height="0.873cm" svg:x="20.323cm" svg:y="26.1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xml:id="id6" draw:id="id6" draw:layer="layout" svg:width="2.495cm" svg:height="0.873cm" svg:x="28.7cm" svg:y="26.164cm">
          <text:p text:style-name="P11"><text:span text:style-name="T8">Pipe</text:span></text:p>
          <text:p text:style-name="P11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2" draw:id="id2" draw:layer="layout" svg:width="2.356cm" svg:height="0.873cm" svg:x="17.579cm" svg:y="26.165cm">
          <text:p text:style-name="P11"><text:span text:style-name="T8">reservoir</text:span></text:p>
          <text:p text:style-name="P11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8" xml:id="id34" draw:id="id34" draw:layer="layout" svg:width="2.357cm" svg:height="0.873cm" svg:x="23.12cm" svg:y="26.165cm">
          <text:p text:style-name="P11"><text:span text:style-name="T8">valve</text:span></text:p>
          <text:p text:style-name="P11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xml:id="id3" draw:id="id3" draw:layer="layout" svg:width="2.356cm" svg:height="0.873cm" svg:x="14.799cm" svg:y="26.165cm">
          <text:p text:style-name="P11"><text:span text:style-name="T8">tank</text:span></text:p>
          <text:p text:style-name="P11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35" draw:id="id35" draw:layer="layout" svg:width="2.357cm" svg:height="0.873cm" svg:x="25.94cm" svg:y="26.1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xml:id="id30" draw:id="id30" draw:layer="layout" svg:width="8.08cm" svg:height="0.874cm" svg:x="23.14cm" svg:y="29.3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9" xml:id="id31" draw:id="id31" draw:layer="layout" svg:width="7.636cm" svg:height="0.874cm" svg:x="15.024cm" svg:y="29.3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0" xml:id="id32" draw:id="id32" draw:layer="layout" svg:width="5.387cm" svg:height="0.875cm" svg:x="25.88cm" svg:y="31.1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0" draw:layer="layout" svg:width="5.296cm" svg:height="0.875cm" svg:x="15.024cm" svg:y="31.1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xml:id="id27" draw:id="id27" draw:layer="layout" svg:width="3.749cm" svg:height="0.875cm" svg:x="27.551cm" svg:y="32.612cm">
          <text:p text:style-name="P11"><text:span text:style-name="T8">RTC demand</text:span></text:p>
          <text:p text:style-name="P11"><text:span text:style-name="T9">rtc_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9" draw:layer="layout" svg:width="3.753cm" svg:height="0.876cm" svg:x="23.328cm" svg:y="32.643cm">
          <text:p text:style-name="P11"><text:span text:style-name="T8">Custom demand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9" draw:layer="layout" svg:width="3.749cm" svg:height="0.859cm" svg:x="15.024cm" svg:y="32.644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3.752cm" svg:height="0.899cm" svg:x="23.331cm" svg:y="36.6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9" draw:layer="layout" svg:width="3.728cm" svg:height="0.873cm" svg:x="19.16cm" svg:y="35.327cm">
          <text:p text:style-name="P11"><text:span text:style-name="T8">Tim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9" draw:layer="layout" svg:width="3.753cm" svg:height="0.873cm" svg:x="23.328cm" svg:y="33.996cm">
          <text:p text:style-name="P11"><text:span text:style-name="T8">Sources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3.751cm" svg:height="0.873cm" svg:x="15.022cm" svg:y="33.997cm">
          <text:p text:style-name="P11"><text:span text:style-name="T8">Quality</text:span></text:p>
          <text:p text:style-name="P11"><text:span text:style-name="T9">inp_qu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9" draw:layer="layout" svg:width="3.747cm" svg:height="0.873cm" svg:x="27.573cm" svg:y="33.997cm">
          <text:p text:style-name="P11"><text:span text:style-name="T8">Mixing</text:span></text:p>
          <text:p text:style-name="P11"><text:span text:style-name="T9">inp_mix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3.727cm" svg:height="0.821cm" svg:x="15.033cm" svg:y="36.659cm">
          <text:p text:style-name="P11"><text:span text:style-name="T8">Curves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3.771cm" svg:height="0.893cm" svg:x="27.529cm" svg:y="36.667cm">
          <text:p text:style-name="P11"><text:span text:style-name="T8">Emitter</text:span></text:p>
          <text:p text:style-name="P11"><text:span text:style-name="T9">inp_e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9" draw:layer="layout" svg:width="3.772cm" svg:height="0.875cm" svg:x="19.16cm" svg:y="34.005cm">
          <text:p text:style-name="P11"><text:span text:style-name="T8">Reaction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9" draw:layer="layout" svg:width="3.709cm" svg:height="0.875cm" svg:x="23.328cm" svg:y="35.349cm">
          <text:p text:style-name="P11"><text:span text:style-name="T8">Repor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9" draw:layer="layout" svg:width="3.749cm" svg:height="0.96cm" svg:x="27.551cm" svg:y="35.36cm">
          <text:p text:style-name="P11"><text:span text:style-name="T8">Project</text:span></text:p>
          <text:p text:style-name="P11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9" draw:layer="layout" svg:width="3.747cm" svg:height="0.874cm" svg:x="19.125cm" svg:y="36.662cm">
          <text:p text:style-name="P11"><text:span text:style-name="T8">Pattern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9" draw:layer="layout" svg:width="3.705cm" svg:height="0.874cm" svg:x="15.024cm" svg:y="35.3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xml:id="id38" draw:id="id38" draw:layer="layout" svg:width="3.155cm" svg:height="1.041cm" svg:x="13.22cm" svg:y="15.4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xml:id="id37" draw:id="id37" draw:layer="layout" svg:width="3.153cm" svg:height="1.041cm" svg:x="13.18cm" svg:y="8.8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4.54cm" svg:height="0.76cm" svg:x="26.6cm" svg:y="5.9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66" draw:text-style-name="P17" xml:id="id9" draw:id="id9" draw:layer="layout" svg:width="3.091cm" svg:height="0.875cm" svg:x="43.739cm" svg:y="9.089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xml:id="id10" draw:id="id10" draw:layer="layout" svg:width="3.09cm" svg:height="0.875cm" svg:x="43.74cm" svg:y="10.129cm">
          <text:p text:style-name="P11"><text:span text:style-name="T8">Hydrant</text:span></text:p>
          <text:p text:style-name="P11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xml:id="id11" draw:id="id11" draw:layer="layout" svg:width="3.09cm" svg:height="0.873cm" svg:x="43.74cm" svg:y="13.369cm">
          <text:p text:style-name="P11"><text:span text:style-name="T8">Meter</text:span></text:p>
          <text:p text:style-name="P11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7" xml:id="id8" draw:id="id8" draw:layer="layout" svg:width="3.09cm" svg:height="0.874cm" svg:x="43.74cm" svg:y="8.049cm">
          <text:p text:style-name="P11"><text:span text:style-name="T8">Reduction</text:span></text:p>
          <text:p text:style-name="P11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8" xml:id="id12" draw:id="id12" draw:layer="layout" svg:width="3.09cm" svg:height="0.856cm" svg:x="43.74cm" svg:y="22.464cm">
          <text:p text:style-name="P11"><text:span text:style-name="T8">Pipe</text:span></text:p>
          <text:p text:style-name="P11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xml:id="id13" draw:id="id13" draw:layer="layout" svg:width="3.09cm" svg:height="0.875cm" svg:x="43.74cm" svg:y="11.204cm">
          <text:p text:style-name="P11"><text:span text:style-name="T8">Pump</text:span></text:p>
          <text:p text:style-name="P11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xml:id="id7" draw:id="id7" draw:layer="layout" svg:width="3.09cm" svg:height="0.876cm" svg:x="43.74cm" svg:y="7.0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xml:id="id14" draw:id="id14" draw:layer="layout" svg:width="3.09cm" svg:height="0.875cm" svg:x="43.74cm" svg:y="12.283cm">
          <text:p text:style-name="P11"><text:span text:style-name="T8">Filter</text:span></text:p>
          <text:p text:style-name="P11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xml:id="id21" draw:id="id21" draw:layer="layout" svg:width="2.605cm" svg:height="0.599cm" svg:x="32.507cm" svg:y="20.2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18.757cm" svg:y2="26.165cm" draw:start-shape="id1" draw:start-glue-point="2" draw:end-shape="id2" draw:end-glue-point="0" svg:d="M28372 10256v15154h-9615v755" svg:viewBox="0 0 9616 15910">
          <text:p/>
        </draw:connector>
        <draw:connector draw:style-name="gr75" draw:text-style-name="P11" draw:layer="layout" draw:line-skew="7.182cm" svg:x1="28.372cm" svg:y1="10.256cm" svg:x2="15.977cm" svg:y2="26.165cm" draw:start-shape="id1" draw:start-glue-point="2" draw:end-shape="id3" draw:end-glue-point="0" svg:d="M28372 10256v15154h-12395v755" svg:viewBox="0 0 12396 15910">
          <text:p/>
        </draw:connector>
        <draw:connector draw:style-name="gr75" draw:text-style-name="P11" draw:layer="layout" draw:line-skew="7.182cm" svg:x1="28.372cm" svg:y1="10.256cm" svg:x2="21.5cm" svg:y2="26.164cm" draw:start-shape="id1" draw:start-glue-point="2" draw:end-shape="id4" draw:end-glue-point="0" svg:d="M28372 10256v15154h-6872v754" svg:viewBox="0 0 6873 15909">
          <text:p/>
        </draw:connector>
        <draw:connector draw:style-name="gr75" draw:text-style-name="P11" draw:layer="layout" draw:line-skew="3.302cm" svg:x1="31.062cm" svg:y1="16.797cm" svg:x2="29.947cm" svg:y2="26.164cm" draw:start-shape="id5" draw:start-glue-point="2" draw:end-shape="id6" svg:d="M31062 16797v8003h-1115v1364" svg:viewBox="0 0 1116 9368">
          <text:p/>
        </draw:connector>
        <draw:connector draw:style-name="gr75" draw:text-style-name="P11" draw:layer="layout" draw:line-skew="4.985cm" svg:x1="29.694cm" svg:y1="9.465cm" svg:x2="43.74cm" svg:y2="7.448cm" draw:start-shape="id1" draw:start-glue-point="1" draw:end-shape="id7" draw:end-glue-point="3" svg:d="M29694 9465h12026v-2017h2020" svg:viewBox="0 0 14047 2018">
          <text:p/>
        </draw:connector>
        <draw:connector draw:style-name="gr75" draw:text-style-name="P11" draw:layer="layout" draw:line-skew="4.945cm" svg:x1="29.694cm" svg:y1="9.465cm" svg:x2="43.74cm" svg:y2="8.486cm" draw:start-shape="id1" draw:start-glue-point="1" draw:end-shape="id8" draw:end-glue-point="3" svg:d="M29694 9465h11986v-979h2060" svg:viewBox="0 0 14047 980">
          <text:p/>
        </draw:connector>
        <draw:connector draw:style-name="gr75" draw:text-style-name="P11" draw:layer="layout" draw:line-skew="4.986cm" svg:x1="29.694cm" svg:y1="9.465cm" svg:x2="43.739cm" svg:y2="9.526cm" draw:start-shape="id1" draw:start-glue-point="1" draw:end-shape="id9" draw:end-glue-point="3" svg:d="M29694 9465h12026v61h2019" svg:viewBox="0 0 14046 62">
          <text:p/>
        </draw:connector>
        <draw:connector draw:style-name="gr75" draw:text-style-name="P11" draw:layer="layout" draw:line-skew="4.985cm" svg:x1="29.694cm" svg:y1="9.465cm" svg:x2="43.74cm" svg:y2="10.566cm" draw:start-shape="id1" draw:start-glue-point="1" draw:end-shape="id10" svg:d="M29694 9465h12026v1101h2020" svg:viewBox="0 0 14047 1102">
          <text:p/>
        </draw:connector>
        <draw:connector draw:style-name="gr75" draw:text-style-name="P11" draw:layer="layout" draw:line-skew="4.985cm" svg:x1="29.694cm" svg:y1="9.465cm" svg:x2="43.74cm" svg:y2="13.805cm" draw:start-shape="id1" draw:start-glue-point="1" draw:end-shape="id11" svg:d="M29694 9465h12026v4340h2020" svg:viewBox="0 0 14047 4341">
          <text:p/>
        </draw:connector>
        <draw:connector draw:style-name="gr75" draw:text-style-name="P11" draw:layer="layout" draw:line-skew="2.158cm" svg:x1="32.388cm" svg:y1="15.997cm" svg:x2="43.74cm" svg:y2="22.892cm" draw:start-shape="id5" draw:start-glue-point="1" draw:end-shape="id12" draw:end-glue-point="3" svg:d="M32388 15997h7852v6895h3500" svg:viewBox="0 0 11353 6896">
          <text:p/>
        </draw:connector>
        <draw:connector draw:style-name="gr75" draw:text-style-name="P11" draw:layer="layout" draw:line-skew="4.985cm" svg:x1="29.694cm" svg:y1="9.465cm" svg:x2="43.74cm" svg:y2="11.641cm" draw:start-shape="id1" draw:start-glue-point="1" draw:end-shape="id13" svg:d="M29694 9465h12026v2176h2020" svg:viewBox="0 0 14047 2177">
          <text:p/>
        </draw:connector>
        <draw:connector draw:style-name="gr75" draw:text-style-name="P11" draw:layer="layout" draw:line-skew="4.985cm" svg:x1="29.694cm" svg:y1="9.465cm" svg:x2="43.74cm" svg:y2="12.72cm" draw:start-shape="id1" draw:start-glue-point="1" draw:end-shape="id14" svg:d="M29694 9465h12026v3255h2020" svg:viewBox="0 0 14047 3256">
          <text:p/>
        </draw:connector>
        <draw:custom-shape draw:style-name="gr76" draw:text-style-name="P19" draw:layer="layout" svg:width="3.8cm" svg:height="0.875cm" svg:x="19.12cm" svg:y="32.633cm">
          <text:p text:style-name="P11"><text:span text:style-name="T8">Rules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6" xml:id="id51" draw:id="id51" draw:layer="layout" svg:width="3.52cm" svg:height="1.044cm" svg:x="1.88cm" svg:y="9.376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svg:x1="24.869cm" svg:y1="9.398cm" svg:x2="27.05cm" svg:y2="9.465cm" draw:start-shape="id15" draw:start-glue-point="1" draw:end-shape="id1" draw:end-glue-point="3" svg:d="M24869 9398h1081v67h1100" svg:viewBox="0 0 2182 68">
          <text:p/>
        </draw:connector>
        <draw:connector draw:style-name="gr78" draw:text-style-name="P11" draw:layer="layout" svg:x1="25.369cm" svg:y1="16.005cm" svg:x2="29.737cm" svg:y2="15.997cm" draw:start-shape="id16" draw:start-glue-point="1" draw:end-shape="id5" draw:end-glue-point="3" svg:d="M25369 16005h2174v-8h2194" svg:viewBox="0 0 4369 9">
          <text:p/>
        </draw:connector>
        <draw:connector draw:style-name="gr78" draw:text-style-name="P11" draw:layer="layout" svg:x1="24.02cm" svg:y1="18.887cm" svg:x2="32.468cm" svg:y2="18.849cm" draw:start-shape="id17" draw:start-glue-point="1" draw:end-shape="id18" draw:end-glue-point="3" svg:d="M24020 18887h4214v-38h4234" svg:viewBox="0 0 8449 39">
          <text:p/>
        </draw:connector>
        <draw:connector draw:style-name="gr78" draw:text-style-name="P11" draw:layer="layout" svg:x1="24.869cm" svg:y1="23.142cm" svg:x2="35.658cm" svg:y2="23.245cm" draw:start-shape="id19" draw:start-glue-point="1" draw:end-shape="id20" draw:end-glue-point="3" svg:d="M24869 23142h5394v103h5395" svg:viewBox="0 0 10790 104">
          <text:p/>
        </draw:connector>
        <draw:connector draw:style-name="gr75" draw:text-style-name="P11" draw:layer="layout" draw:line-skew="0.203cm" svg:x1="33.809cm" svg:y1="20.226cm" svg:x2="33.77cm" svg:y2="19.669cm" draw:start-shape="id21" draw:start-glue-point="0" draw:end-shape="id18" draw:end-glue-point="2" svg:d="M33809 20226v-76h-39v-481" svg:viewBox="0 0 40 558">
          <text:p/>
        </draw:connector>
        <draw:custom-shape draw:style-name="gr79" draw:text-style-name="P20" draw:layer="layout" svg:width="5.201cm" svg:height="0.875cm" svg:x="20.5cm" svg:y="31.1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27.782cm" svg:y1="4.382cm" svg:x2="32.018cm" svg:y2="5.53cm" draw:start-shape="id22" draw:start-glue-point="2" svg:d="M27782 4382v618h4236v530" svg:viewBox="0 0 4237 1149">
          <text:p/>
        </draw:connector>
        <draw:connector draw:style-name="gr80" draw:text-style-name="P11" draw:layer="layout" draw:line-skew="-0.462cm" svg:x1="30.876cm" svg:y1="4.404cm" svg:x2="32.349cm" svg:y2="5.514cm" draw:start-shape="id23" svg:d="M30876 4404v356h1473v754" svg:viewBox="0 0 1474 1111">
          <text:p/>
        </draw:connector>
        <draw:connector draw:style-name="gr80" draw:text-style-name="P11" draw:layer="layout" draw:line-skew="-0.469cm" svg:x1="34.009cm" svg:y1="4.415cm" svg:x2="32.658cm" svg:y2="5.516cm" draw:start-shape="id24" draw:start-glue-point="2" svg:d="M34009 4415v344h-1351v757" svg:viewBox="0 0 1352 1102">
          <text:p/>
        </draw:connector>
        <draw:connector draw:style-name="gr80" draw:text-style-name="P11" draw:layer="layout" draw:line-skew="-0.225cm" svg:x1="37.102cm" svg:y1="4.408cm" svg:x2="33.043cm" svg:y2="5.516cm" draw:start-shape="id25" draw:start-glue-point="2" svg:d="M37102 4408v592h-4059v516" svg:viewBox="0 0 4060 1109">
          <text:p/>
        </draw:connector>
        <draw:custom-shape draw:style-name="gr81" draw:text-style-name="P26" xml:id="id26" draw:id="id26" draw:layer="layout" svg:width="3.76cm" svg:height="0.92cm" svg:x="32.561cm" svg:y="34.2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4.441cm" svg:y1="34.221cm" svg:x2="31.3cm" svg:y2="33.049cm" draw:start-shape="id26" draw:start-glue-point="0" draw:end-shape="id27" draw:end-glue-point="1" svg:d="M34441 34221v-1172h-3141" svg:viewBox="0 0 3142 1173">
          <text:p/>
        </draw:connector>
        <draw:connector draw:style-name="gr75" draw:text-style-name="P11" draw:layer="layout" svg:x1="37.561cm" svg:y1="32.793cm" svg:x2="31.3cm" svg:y2="33.049cm" draw:start-shape="id28" draw:end-shape="id27" draw:end-glue-point="1" svg:d="M37561 32793h-3137v256h-3124" svg:viewBox="0 0 6262 257">
          <text:p/>
        </draw:connector>
        <draw:connector draw:style-name="gr75" draw:text-style-name="P11" draw:layer="layout" svg:x1="28.372cm" svg:y1="10.256cm" svg:x2="31.062cm" svg:y2="15.197cm" draw:start-shape="id1" draw:start-glue-point="2" draw:end-shape="id5" draw:end-glue-point="0" svg:d="M28372 10256v2471h2690v2470" svg:viewBox="0 0 2691 4942">
          <text:p/>
        </draw:connector>
        <draw:connector draw:style-name="gr75" draw:text-style-name="P11" draw:layer="layout" svg:x1="31.062cm" svg:y1="16.797cm" svg:x2="33.77cm" svg:y2="18.03cm" draw:start-shape="id5" draw:start-glue-point="2" draw:end-shape="id18" draw:end-glue-point="0" svg:d="M31062 16797v617h2708v616" svg:viewBox="0 0 2709 1234">
          <text:p/>
        </draw:connector>
        <draw:frame draw:style-name="gr82" draw:text-style-name="P24" draw:layer="layout" svg:width="4.54cm" svg:height="0.76cm" svg:x="26.6cm" svg:y="5.2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83" draw:text-style-name="P27" xml:id="id29" draw:id="id29" draw:layer="layout" svg:width="3.563cm" svg:height="0.84cm" svg:x="31.857cm" svg:y="29.3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638cm" svg:y1="30.18cm" svg:x2="27.18cm" svg:y2="30.214cm" draw:start-shape="id29" draw:start-glue-point="2" draw:end-shape="id30" draw:end-glue-point="2" svg:d="M33638 30180v546h-6458v-512" svg:viewBox="0 0 6459 547">
          <text:p/>
        </draw:connector>
        <draw:connector draw:style-name="gr75" draw:text-style-name="P11" draw:layer="layout" svg:x1="33.638cm" svg:y1="30.18cm" svg:x2="18.842cm" svg:y2="30.214cm" draw:start-shape="id29" draw:start-glue-point="2" draw:end-shape="id31" draw:end-glue-point="2" svg:d="M33638 30180v546h-14796v-512" svg:viewBox="0 0 14797 547">
          <text:p/>
        </draw:connector>
        <draw:connector draw:style-name="gr75" draw:text-style-name="P11" draw:layer="layout" svg:x1="33.638cm" svg:y1="30.18cm" svg:x2="31.267cm" svg:y2="31.624cm" draw:start-shape="id29" draw:start-glue-point="2" draw:end-shape="id32" draw:end-glue-point="1" svg:d="M33638 30180v1444h-2371" svg:viewBox="0 0 2372 1445">
          <text:p/>
        </draw:connector>
        <draw:custom-shape draw:style-name="gr84" draw:text-style-name="P22" draw:layer="layout" svg:width="3.8cm" svg:height="1.041cm" svg:x="17.42cm" svg:y="38.5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2" draw:layer="layout" svg:width="3.8cm" svg:height="1.041cm" svg:x="25.78cm" svg:y="38.5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2" draw:layer="layout" svg:width="3.193cm" svg:height="1.041cm" svg:x="13.18cm" svg:y="4.679cm">
          <text:p text:style-name="P6"><text:span text:style-name="T6">Users</text:span></text:p>
          <text:p text:style-name="P6"><text:span text:style-name="T7">adm_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6" xml:id="id39" draw:id="id39" draw:layer="layout" svg:width="4.278cm" svg:height="1.041cm" svg:x="17.38cm" svg:y="15.4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662cm" svg:x1="19.48cm" svg:y1="9.919cm" svg:x2="22.131cm" svg:y2="18.366cm" draw:start-shape="id33" draw:start-glue-point="2" draw:end-shape="id17" draw:end-glue-point="0" svg:d="M19480 9919v3561h2651v4886" svg:viewBox="0 0 2652 8448">
          <text:p/>
        </draw:connector>
        <draw:custom-shape draw:style-name="gr88" draw:text-style-name="P28" xml:id="id16" draw:id="id16" draw:layer="layout" svg:width="2.927cm" svg:height="1.041cm" svg:x="22.442cm" svg:y="15.4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2" xml:id="id40" draw:id="id40" draw:layer="layout" svg:width="3.155cm" svg:height="1.041cm" svg:x="13.22cm" svg:y="22.5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24.298cm" svg:y2="26.165cm" draw:start-shape="id1" draw:start-glue-point="2" draw:end-shape="id34" draw:end-glue-point="0" svg:d="M28372 10256v15154h-4074v755" svg:viewBox="0 0 4075 15910">
          <text:p/>
        </draw:connector>
        <draw:connector draw:style-name="gr75" draw:text-style-name="P11" draw:layer="layout" draw:line-skew="7.182cm" svg:x1="28.372cm" svg:y1="10.256cm" svg:x2="27.118cm" svg:y2="26.165cm" draw:start-shape="id1" draw:start-glue-point="2" draw:end-shape="id35" draw:end-glue-point="0" svg:d="M28372 10256v15154h-1254v755" svg:viewBox="0 0 1255 15910">
          <text:p/>
        </draw:connector>
        <draw:custom-shape draw:style-name="gr90" draw:text-style-name="P19" xml:id="id36" draw:id="id36" draw:layer="layout" svg:width="10.88cm" svg:height="0.919cm" svg:x="20.3cm" svg:y="27.841cm">
          <text:p text:style-name="P11"><text:span text:style-name="T8">Result topology adaptors </text:span></text:p>
          <text:p text:style-name="P11"><text:span text:style-name="T9">rpt_arcnodearc &amp; rpt_nodearc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18.842cm" svg:y1="29.34cm" svg:x2="21.5cm" svg:y2="27.037cm" draw:start-shape="id31" draw:start-glue-point="0" draw:end-shape="id4" svg:d="M18842 29340v-1900h2658v-403" svg:viewBox="0 0 2659 2304">
          <text:p/>
        </draw:connector>
        <draw:connector draw:style-name="gr75" draw:text-style-name="P11" draw:layer="layout" draw:line-skew="-0.749cm" svg:x1="18.842cm" svg:y1="29.34cm" svg:x2="18.757cm" svg:y2="27.038cm" draw:start-shape="id31" draw:start-glue-point="0" draw:end-shape="id2" draw:end-glue-point="2" svg:d="M18842 29340v-1900h-85v-402" svg:viewBox="0 0 86 2303">
          <text:p/>
        </draw:connector>
        <draw:connector draw:style-name="gr75" draw:text-style-name="P11" draw:layer="layout" draw:line-skew="-0.749cm" svg:x1="18.842cm" svg:y1="29.34cm" svg:x2="15.977cm" svg:y2="27.038cm" draw:start-shape="id31" draw:start-glue-point="0" draw:end-shape="id3" draw:end-glue-point="2" svg:d="M18842 29340v-1900h-2865v-402" svg:viewBox="0 0 2866 2303">
          <text:p/>
        </draw:connector>
        <draw:connector draw:style-name="gr75" draw:text-style-name="P11" draw:layer="layout" svg:x1="27.18cm" svg:y1="29.34cm" svg:x2="25.74cm" svg:y2="28.76cm" draw:start-shape="id30" draw:start-glue-point="0" draw:end-shape="id36" draw:end-glue-point="2" svg:d="M27180 29340v-290h-1440v-290" svg:viewBox="0 0 1441 581">
          <text:p/>
        </draw:connector>
        <draw:connector draw:style-name="gr75" draw:text-style-name="P11" draw:layer="layout" svg:x1="25.74cm" svg:y1="27.841cm" svg:x2="24.298cm" svg:y2="27.038cm" draw:start-shape="id36" draw:start-glue-point="0" draw:end-shape="id34" draw:end-glue-point="2" svg:d="M25740 27841v-402h-1442v-401" svg:viewBox="0 0 1443 804">
          <text:p/>
        </draw:connector>
        <draw:connector draw:style-name="gr75" draw:text-style-name="P11" draw:layer="layout" svg:x1="25.74cm" svg:y1="27.841cm" svg:x2="27.118cm" svg:y2="27.038cm" draw:start-shape="id36" draw:start-glue-point="0" draw:end-shape="id35" draw:end-glue-point="2" svg:d="M25740 27841v-402h1378v-401" svg:viewBox="0 0 1379 804">
          <text:p/>
        </draw:connector>
        <draw:connector draw:style-name="gr75" draw:text-style-name="P11" draw:layer="layout" draw:line-skew="0.851cm" svg:x1="27.18cm" svg:y1="29.34cm" svg:x2="31.195cm" svg:y2="26.6cm" draw:start-shape="id30" draw:start-glue-point="0" draw:end-shape="id6" draw:end-glue-point="1" svg:d="M27180 29340v-300h4525v-2440h-510" svg:viewBox="0 0 4526 2741">
          <text:p/>
        </draw:connector>
        <draw:connector draw:style-name="gr75" draw:text-style-name="P11" draw:layer="layout" svg:x1="25.74cm" svg:y1="27.841cm" svg:x2="21.5cm" svg:y2="27.037cm" draw:start-shape="id36" draw:start-glue-point="0" draw:end-shape="id4" draw:end-glue-point="2" svg:d="M25740 27841v-402h-4240v-402" svg:viewBox="0 0 4241 805">
          <text:p/>
        </draw:connector>
        <draw:connector draw:style-name="gr75" draw:text-style-name="P11" draw:layer="layout" svg:x1="16.333cm" svg:y1="9.398cm" svg:x2="17.345cm" svg:y2="9.398cm" draw:start-shape="id37" draw:start-glue-point="1" draw:end-shape="id33" draw:end-glue-point="3" svg:d="M16333 9398h1012" svg:viewBox="0 0 1013 1">
          <text:p/>
        </draw:connector>
        <draw:connector draw:style-name="gr75" draw:text-style-name="P11" draw:layer="layout" svg:x1="16.375cm" svg:y1="16.005cm" svg:x2="17.38cm" svg:y2="16.005cm" draw:start-shape="id38" draw:start-glue-point="1" draw:end-shape="id39" draw:end-glue-point="3" svg:d="M16375 16005h1005" svg:viewBox="0 0 1006 1">
          <text:p/>
        </draw:connector>
        <draw:connector draw:style-name="gr75" draw:text-style-name="P11" draw:layer="layout" svg:x1="16.375cm" svg:y1="23.105cm" svg:x2="17.485cm" svg:y2="23.142cm" draw:start-shape="id40" draw:start-glue-point="1" draw:end-shape="id41" draw:end-glue-point="3" svg:d="M16375 23105h555v37h555" svg:viewBox="0 0 1111 38">
          <text:p/>
        </draw:connector>
        <draw:custom-shape draw:style-name="gr91" draw:text-style-name="P22" xml:id="id42" draw:id="id42" draw:layer="layout" svg:width="3.155cm" svg:height="1.041cm" svg:x="13.085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6.24cm" svg:y1="18.84cm" svg:x2="20.242cm" svg:y2="18.887cm" draw:start-shape="id42" draw:start-glue-point="1" draw:end-shape="id17" svg:d="M16240 18840h2001v47h2001" svg:viewBox="0 0 4003 48">
          <text:p/>
        </draw:connector>
        <draw:custom-shape draw:style-name="gr92" draw:text-style-name="P25" xml:id="id43" draw:id="id43" draw:layer="layout" svg:width="2.605cm" svg:height="0.599cm" svg:x="32.507cm" svg:y="21.226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809cm" svg:y1="20.825cm" svg:x2="33.809cm" svg:y2="21.226cm" draw:start-shape="id21" draw:start-glue-point="2" draw:end-shape="id43" draw:end-glue-point="0" svg:d="M33809 20825v401" svg:viewBox="0 0 1 402">
          <text:p/>
        </draw:connector>
        <draw:custom-shape draw:style-name="gr93" draw:text-style-name="P17" xml:id="id45" draw:id="id45" draw:layer="layout" svg:width="4cm" svg:height="0.876cm" svg:x="8.08cm" svg:y="18.324cm">
          <text:p text:style-name="P11"><text:span text:style-name="T12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7" xml:id="id46" draw:id="id46" draw:layer="layout" svg:width="4.04cm" svg:height="0.876cm" svg:x="8.04cm" svg:y="20.025cm">
          <text:p text:style-name="P11"><text:span text:style-name="T12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7" xml:id="id47" draw:id="id47" draw:layer="layout" svg:width="4cm" svg:height="0.876cm" svg:x="8.08cm" svg:y="21.625cm">
          <text:p text:style-name="P11"><text:span text:style-name="T12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9" xml:id="id52" draw:id="id52" draw:layer="layout" svg:width="3.331cm" svg:height="1.043cm" svg:x="3.329cm" svg:y="11.58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xml:id="id44" draw:id="id44" draw:layer="layout" svg:width="1.8cm" svg:height="1.04cm" svg:x="4.98cm" svg:y="19.4cm">
          <text:p text:style-name="P6"><text:span text:style-name="T13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6" xml:id="id48" draw:id="id48" draw:layer="layout" svg:width="3.76cm" svg:height="1.042cm" svg:x="1.96cm" svg:y="23.038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2" draw:layer="layout" svg:width="3.155cm" svg:height="1.041cm" svg:x="13.084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xml:id="id49" draw:id="id49" draw:layer="layout" svg:width="3.581cm" svg:height="1.042cm" svg:x="2.319cm" svg:y="21.02cm">
          <text:p text:style-name="P6"><text:span text:style-name="T6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7" xml:id="id53" draw:id="id53" draw:layer="layout" svg:width="4cm" svg:height="0.876cm" svg:x="8.36cm" svg:y="9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7" xml:id="id54" draw:id="id54" draw:layer="layout" svg:width="4.04cm" svg:height="0.876cm" svg:x="8.336cm" svg:y="10.69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7" xml:id="id55" draw:id="id55" draw:layer="layout" svg:width="4cm" svg:height="0.876cm" svg:x="8.34cm" svg:y="12.26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6.78cm" svg:y1="19.92cm" svg:x2="8.08cm" svg:y2="18.762cm" draw:start-shape="id44" draw:start-glue-point="1" draw:end-shape="id45" draw:end-glue-point="3" svg:d="M6780 19920h658v-1158h642" svg:viewBox="0 0 1301 1159">
          <text:p/>
        </draw:connector>
        <draw:connector draw:style-name="gr75" draw:text-style-name="P11" draw:layer="layout" svg:x1="6.78cm" svg:y1="19.92cm" svg:x2="8.04cm" svg:y2="20.463cm" draw:start-shape="id44" draw:end-shape="id46" svg:d="M6780 19920h638v543h622" svg:viewBox="0 0 1261 544">
          <text:p/>
        </draw:connector>
        <draw:connector draw:style-name="gr75" draw:text-style-name="P11" draw:layer="layout" svg:x1="6.78cm" svg:y1="19.92cm" svg:x2="8.08cm" svg:y2="22.063cm" draw:start-shape="id44" draw:start-glue-point="1" draw:end-shape="id47" svg:d="M6780 19920h658v2143h642" svg:viewBox="0 0 1301 2144">
          <text:p/>
        </draw:connector>
        <draw:connector draw:style-name="gr75" draw:text-style-name="P11" draw:layer="layout" svg:x1="3.84cm" svg:y1="23.038cm" svg:x2="4.109cm" svg:y2="22.062cm" draw:start-shape="id48" draw:start-glue-point="0" draw:end-shape="id49" draw:end-glue-point="2" svg:d="M3840 23038v-488h269v-488" svg:viewBox="0 0 270 977">
          <text:p/>
        </draw:connector>
        <draw:connector draw:style-name="gr75" draw:text-style-name="P11" draw:layer="layout" svg:x1="4.5cm" svg:y1="18.329cm" svg:x2="5.88cm" svg:y2="19.4cm" draw:start-shape="id50" draw:start-glue-point="1" draw:end-shape="id44" svg:d="M4500 18329h1380v1071" svg:viewBox="0 0 1381 1072">
          <text:p/>
        </draw:connector>
        <draw:connector draw:style-name="gr75" draw:text-style-name="P11" draw:layer="layout" svg:x1="4.109cm" svg:y1="21.02cm" svg:x2="3.04cm" svg:y2="19.34cm" draw:start-shape="id49" draw:start-glue-point="0" draw:end-shape="id50" draw:end-glue-point="2" svg:d="M4109 21020v-840h-1069v-840" svg:viewBox="0 0 1070 1681">
          <text:p/>
        </draw:connector>
        <draw:connector draw:style-name="gr75" draw:text-style-name="P11" draw:layer="layout" svg:x1="3.64cm" svg:y1="10.42cm" svg:x2="3.329cm" svg:y2="12.101cm" draw:start-shape="id51" draw:start-glue-point="2" draw:end-shape="id52" draw:end-glue-point="3" svg:d="M3640 10420v580h-837v1101h526" svg:viewBox="0 0 838 1682">
          <text:p/>
        </draw:connector>
        <draw:connector draw:style-name="gr75" draw:text-style-name="P11" draw:layer="layout" svg:x1="6.66cm" svg:y1="12.101cm" svg:x2="8.36cm" svg:y2="9.438cm" draw:start-shape="id52" draw:start-glue-point="1" draw:end-shape="id53" draw:end-glue-point="3" svg:d="M6660 12101h858v-2663h842" svg:viewBox="0 0 1701 2664">
          <text:p/>
        </draw:connector>
        <draw:connector draw:style-name="gr75" draw:text-style-name="P11" draw:layer="layout" svg:x1="6.66cm" svg:y1="12.101cm" svg:x2="8.336cm" svg:y2="11.134cm" draw:start-shape="id52" draw:start-glue-point="1" draw:end-shape="id54" svg:d="M6660 12101h845v-967h831" svg:viewBox="0 0 1677 968">
          <text:p/>
        </draw:connector>
        <draw:connector draw:style-name="gr75" draw:text-style-name="P11" draw:layer="layout" svg:x1="6.66cm" svg:y1="12.101cm" svg:x2="8.34cm" svg:y2="12.698cm" draw:start-shape="id52" draw:start-glue-point="1" draw:end-shape="id55" draw:end-glue-point="3" svg:d="M6660 12101h848v597h832" svg:viewBox="0 0 1681 598">
          <text:p/>
        </draw:connector>
        <draw:connector draw:style-name="gr75" draw:text-style-name="P11" draw:layer="layout" svg:x1="10.36cm" svg:y1="9cm" svg:x2="28.372cm" svg:y2="8.675cm" draw:start-shape="id53" draw:start-glue-point="0" draw:end-shape="id1" svg:d="M10360 9000v-871h18012v546" svg:viewBox="0 0 18013 872">
          <text:p/>
        </draw:connector>
        <draw:connector draw:style-name="gr75" draw:text-style-name="P11" draw:layer="layout" draw:line-skew="6.281cm" svg:x1="12.376cm" svg:y1="11.134cm" svg:x2="29.737cm" svg:y2="15.997cm" draw:start-shape="id54" draw:start-glue-point="1" draw:end-shape="id5" svg:d="M12376 11134h14944v4863h2417" svg:viewBox="0 0 17362 4864">
          <text:p/>
        </draw:connector>
        <draw:connector draw:style-name="gr75" draw:text-style-name="P11" draw:layer="layout" draw:line-skew="3.733cm" svg:x1="12.34cm" svg:y1="12.698cm" svg:x2="32.468cm" svg:y2="18.849cm" draw:start-shape="id55" draw:start-glue-point="1" draw:end-shape="id18" svg:d="M12340 12698h13780v6151h6348" svg:viewBox="0 0 20129 6152">
          <text:p/>
        </draw:connector>
        <draw:connector draw:style-name="gr75" draw:text-style-name="P11" draw:layer="layout" draw:line-skew="9.263cm" svg:x1="12.08cm" svg:y1="22.063cm" svg:x2="32.468cm" svg:y2="18.849cm" draw:start-shape="id47" draw:start-glue-point="1" draw:end-shape="id18" svg:d="M12080 22063h19440v-3214h948" svg:viewBox="0 0 20389 3215">
          <text:p/>
        </draw:connector>
        <draw:connector draw:style-name="gr75" draw:text-style-name="P11" draw:layer="layout" draw:line-skew="6.989cm" svg:x1="12.08cm" svg:y1="20.463cm" svg:x2="29.737cm" svg:y2="15.997cm" draw:start-shape="id46" draw:start-glue-point="1" draw:end-shape="id5" svg:d="M12080 20463h15800v-4466h1857" svg:viewBox="0 0 17658 4467">
          <text:p/>
        </draw:connector>
        <draw:connector draw:style-name="gr75" draw:text-style-name="P11" draw:layer="layout" svg:x1="10.08cm" svg:y1="18.324cm" svg:x2="28.372cm" svg:y2="10.256cm" draw:start-shape="id45" draw:start-glue-point="0" draw:end-shape="id1" svg:d="M10080 18324v-4016h18292v-4052" svg:viewBox="0 0 18293 8069">
          <text:p/>
        </draw:connector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2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105" draw:text-style-name="P33" draw:layer="layout" svg:width="4.237cm" svg:height="1.042cm" svg:x="53.738cm" svg:y="22.562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3" draw:layer="layout" svg:width="4.208cm" svg:height="1.041cm" svg:x="53.771cm" svg:y="24.161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3" draw:layer="layout" svg:width="4.208cm" svg:height="1.041cm" svg:x="53.772cm" svg:y="25.761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3" draw:layer="layout" svg:width="4.208cm" svg:height="1.041cm" svg:x="53.773cm" svg:y="27.361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4" draw:layer="layout" svg:width="4.103cm" svg:height="1.042cm" svg:x="48.898cm" svg:y="22.54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4" draw:layer="layout" svg:width="4.102cm" svg:height="1.042cm" svg:x="48.833cm" svg:y="24.101cm">
          <text:p text:style-name="P6"><text:span text:style-name="T17">Managemen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4" draw:layer="layout" svg:width="4.103cm" svg:height="1.042cm" svg:x="48.786cm" svg:y="25.701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4" draw:layer="layout" svg:width="4.103cm" svg:height="1.042cm" svg:x="48.781cm" svg:y="27.339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6" xml:id="id62" draw:id="id62" draw:layer="layout" svg:width="3.785cm" svg:height="1.043cm" svg:x="50.921cm" svg:y="37.033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6" xml:id="id59" draw:id="id59" draw:layer="layout" svg:width="4.207cm" svg:height="1.044cm" svg:x="41.744cm" svg:y="37.058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6" xml:id="id60" draw:id="id60" draw:layer="layout" svg:width="4.064cm" svg:height="1.041cm" svg:x="37.191cm" svg:y="36.454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6" xml:id="id57" draw:id="id57" draw:layer="layout" svg:width="3.784cm" svg:height="0.92cm" svg:x="49.201cm" svg:y="34.833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draw:layer="layout" svg:width="4.2cm" svg:height="0.959cm" svg:x="37.261cm" svg:y="34.193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6" xml:id="id56" draw:id="id56" draw:layer="layout" svg:width="3.529cm" svg:height="1.043cm" svg:x="47.138cm" svg:y="37.033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423cm" svg:y1="36.454cm" svg:x2="39.432cm" svg:y2="35.152cm" svg:d="M39423 36454v-651h9v-651" svg:viewBox="0 0 10 1303">
          <text:p/>
        </draw:connector>
        <draw:connector draw:style-name="gr75" draw:text-style-name="P11" draw:layer="layout" svg:x1="48.902cm" svg:y1="37.033cm" svg:x2="51.093cm" svg:y2="35.753cm" draw:start-shape="id56" draw:start-glue-point="0" draw:end-shape="id57" draw:end-glue-point="2" svg:d="M48902 37033v-640h2191v-640" svg:viewBox="0 0 2192 1281">
          <text:p/>
        </draw:connector>
        <draw:custom-shape draw:style-name="gr119" draw:text-style-name="P22" xml:id="id58" draw:id="id58" draw:layer="layout" svg:width="3.8cm" svg:height="1.041cm" svg:x="39.921cm" svg:y="39.193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2" xml:id="id61" draw:id="id61" draw:layer="layout" svg:width="3.784cm" svg:height="1.041cm" svg:x="50.941cm" svg:y="39.172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41.821cm" svg:y1="39.193cm" svg:x2="43.847cm" svg:y2="38.102cm" draw:start-shape="id58" draw:start-glue-point="0" draw:end-shape="id59" draw:end-glue-point="2" svg:d="M41821 39193v-780h2026v-311" svg:viewBox="0 0 2027 1092">
          <text:p/>
        </draw:connector>
        <draw:connector draw:style-name="gr75" draw:text-style-name="P11" draw:layer="layout" svg:x1="41.821cm" svg:y1="39.193cm" svg:x2="39.323cm" svg:y2="37.495cm" draw:start-shape="id58" draw:start-glue-point="0" svg:d="M41821 39193v-1112h-2498v-586" svg:viewBox="0 0 2499 1699">
          <text:p/>
        </draw:connector>
        <draw:connector draw:style-name="gr75" draw:text-style-name="P11" draw:layer="layout" svg:x1="41.744cm" svg:y1="37.58cm" svg:x2="41.255cm" svg:y2="36.974cm" draw:start-shape="id59" draw:start-glue-point="3" draw:end-shape="id60" draw:end-glue-point="1" svg:d="M41744 37580h-244v-606h-245" svg:viewBox="0 0 490 607">
          <text:p/>
        </draw:connector>
        <draw:connector draw:style-name="gr75" draw:text-style-name="P11" draw:layer="layout" draw:line-skew="-0.231cm" svg:x1="52.833cm" svg:y1="39.172cm" svg:x2="52.813cm" svg:y2="38.076cm" draw:start-shape="id61" draw:start-glue-point="0" draw:end-shape="id62" draw:end-glue-point="2" svg:d="M52833 39172v-779h-20v-317" svg:viewBox="0 0 21 1097">
          <text:p/>
        </draw:connector>
        <draw:connector draw:style-name="gr75" draw:text-style-name="P11" draw:layer="layout" draw:line-skew="-0.211cm" svg:x1="52.833cm" svg:y1="39.172cm" svg:x2="48.902cm" svg:y2="38.076cm" draw:start-shape="id61" draw:start-glue-point="0" draw:end-shape="id56" svg:d="M52833 39172v-759h-3931v-337" svg:viewBox="0 0 3932 1097">
          <text:p/>
        </draw:connector>
        <draw:custom-shape draw:style-name="gr121" draw:text-style-name="P26" xml:id="id28" draw:id="id28" draw:layer="layout" svg:width="3.76cm" svg:height="0.92cm" svg:x="37.561cm" svg:y="32.333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332cm" svg:y1="34.193cm" svg:x2="39.441cm" svg:y2="33.253cm" draw:end-shape="id28" draw:end-glue-point="2" svg:d="M39332 34193v-207h109v-733" svg:viewBox="0 0 110 941">
          <text:p/>
        </draw:connector>
        <draw:connector draw:style-name="gr75" draw:text-style-name="P11" draw:layer="layout" draw:line-skew="-0.291cm" svg:x1="51.093cm" svg:y1="34.833cm" svg:x2="39.441cm" svg:y2="33.253cm" draw:start-shape="id57" draw:start-glue-point="0" draw:end-shape="id28" draw:end-glue-point="2" svg:d="M51093 34833v-1080h-11652v-500" svg:viewBox="0 0 11653 1581">
          <text:p/>
        </draw:connector>
        <draw:connector draw:style-name="gr122" draw:text-style-name="P35" draw:layer="layout" draw:type="curve" draw:line-skew="0.352cm" svg:x1="39.441cm" svg:y1="32.333cm" svg:x2="37.977cm" svg:y2="31.218cm" svg:d="M39441 32333c0-702-1464-145-1464-1115" svg:viewBox="0 0 1465 1116">
          <text:p/>
        </draw:connector>
        <draw:connector draw:style-name="gr122" draw:text-style-name="P35" draw:layer="layout" draw:type="curve" draw:line-skew="0.383cm" svg:x1="48.902cm" svg:y1="37.033cm" svg:x2="47.401cm" svg:y2="36.018cm" draw:start-shape="id56" draw:start-glue-point="0" svg:d="M48902 37033c0-580-1501-73-1501-1015" svg:viewBox="0 0 1502 1016">
          <text:p/>
        </draw:connector>
        <draw:connector draw:style-name="gr122" draw:text-style-name="P35" draw:layer="layout" draw:type="curve" draw:line-skew="0.303cm" svg:x1="39.423cm" svg:y1="36.454cm" svg:x2="37.921cm" svg:y2="35.353cm" svg:d="M39423 36454c0-765-1502-215-1502-1101" svg:viewBox="0 0 1503 1102">
          <text:p/>
        </draw:connector>
        <draw:custom-shape draw:style-name="gr123" draw:text-style-name="P16" draw:layer="layout" svg:width="3.942cm" svg:height="0.959cm" svg:x="42.139cm" svg:y="34.214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6" draw:layer="layout" svg:width="3.784cm" svg:height="0.92cm" svg:x="53.202cm" svg:y="34.834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9" draw:layer="layout" svg:width="49.06cm" svg:height="3.192cm" svg:x="2.74cm" svg:y="0.368cm">
          <draw:text-box>
            <text:p text:style-name="P6"><text:span text:style-name="T3">Giswater 3 WS table data model </text:span></text:p>
          </draw:text-box>
        </draw:frame>
        <draw:custom-shape draw:style-name="gr126" draw:text-style-name="P30" xml:id="id50" draw:id="id50" draw:layer="layout" svg:width="2.92cm" svg:height="2.021cm" svg:x="1.58cm" svg:y="17.31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7" xml:id="id65" draw:id="id65" draw:layer="layout" svg:width="3.091cm" svg:height="0.875cm" svg:x="43.74cm" svg:y="26.289cm">
          <text:p text:style-name="P11"><text:span text:style-name="T8">Tap</text:span></text:p>
          <text:p text:style-name="P11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7" xml:id="id66" draw:id="id66" draw:layer="layout" svg:width="3.09cm" svg:height="0.875cm" svg:x="43.741cm" svg:y="27.329cm">
          <text:p text:style-name="P11"><text:span text:style-name="T8">Wjoin</text:span></text:p>
          <text:p text:style-name="P11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7" xml:id="id64" draw:id="id64" draw:layer="layout" svg:width="3.09cm" svg:height="0.874cm" svg:x="43.741cm" svg:y="25.249cm">
          <text:p text:style-name="P11"><text:span text:style-name="T8">Fountain</text:span></text:p>
          <text:p text:style-name="P11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7" xml:id="id63" draw:id="id63" draw:layer="layout" svg:width="3.09cm" svg:height="0.876cm" svg:x="43.741cm" svg:y="24.21cm">
          <text:p text:style-name="P11"><text:span text:style-name="T8">Greentap</text:span></text:p>
          <text:p text:style-name="P11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5.073cm" svg:y1="18.849cm" svg:x2="43.741cm" svg:y2="24.648cm" draw:start-shape="id18" draw:start-glue-point="1" draw:end-shape="id63" draw:end-glue-point="3" svg:d="M35073 18849h4352v5799h4316" svg:viewBox="0 0 8669 5800">
          <text:p/>
        </draw:connector>
        <draw:connector draw:style-name="gr75" draw:text-style-name="P11" draw:layer="layout" svg:x1="35.073cm" svg:y1="18.849cm" svg:x2="43.741cm" svg:y2="25.686cm" draw:start-shape="id18" draw:start-glue-point="1" draw:end-shape="id64" svg:d="M35073 18849h4352v6837h4316" svg:viewBox="0 0 8669 6838">
          <text:p/>
        </draw:connector>
        <draw:connector draw:style-name="gr75" draw:text-style-name="P11" draw:layer="layout" svg:x1="35.073cm" svg:y1="18.849cm" svg:x2="43.74cm" svg:y2="26.726cm" draw:start-shape="id18" draw:start-glue-point="1" draw:end-shape="id65" draw:end-glue-point="3" svg:d="M35073 18849h4351v7877h4316" svg:viewBox="0 0 8668 7878">
          <text:p/>
        </draw:connector>
        <draw:connector draw:style-name="gr75" draw:text-style-name="P11" draw:layer="layout" svg:x1="35.073cm" svg:y1="18.849cm" svg:x2="43.741cm" svg:y2="27.766cm" draw:start-shape="id18" draw:start-glue-point="1" draw:end-shape="id66" svg:d="M35073 18849h4352v8917h4316" svg:viewBox="0 0 8669 8918">
          <text:p/>
        </draw:connector>
        <draw:custom-shape draw:style-name="gr131" draw:text-style-name="P17" xml:id="id67" draw:id="id67" draw:layer="layout" svg:width="3.09cm" svg:height="0.876cm" svg:x="43.741cm" svg:y="5.911cm">
          <text:p text:style-name="P11"><text:span text:style-name="T8">Waterwell</text:span></text:p>
          <text:p text:style-name="P11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7" xml:id="id68" draw:id="id68" draw:layer="layout" svg:width="3.09cm" svg:height="0.876cm" svg:x="43.742cm" svg:y="4.812cm">
          <text:p text:style-name="P11"><text:span text:style-name="T8">Source</text:span></text:p>
          <text:p text:style-name="P11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17" xml:id="id69" draw:id="id69" draw:layer="layout" svg:width="3.09cm" svg:height="0.876cm" svg:x="43.743cm" svg:y="3.713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7" xml:id="id70" draw:id="id70" draw:layer="layout" svg:width="3.09cm" svg:height="0.876cm" svg:x="43.744cm" svg:y="2.614cm">
          <text:p text:style-name="P11"><text:span text:style-name="T19">Tank</text:span></text:p>
          <text:p text:style-name="P11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8" xml:id="id76" draw:id="id76" draw:layer="layout" svg:width="3.09cm" svg:height="0.856cm" svg:x="43.741cm" svg:y="21.364cm">
          <text:p text:style-name="P11"><text:span text:style-name="T20">varc</text:span></text:p>
          <text:p text:style-name="P11"><text:span text:style-name="T21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7" xml:id="id71" draw:id="id71" draw:layer="layout" svg:width="3.09cm" svg:height="0.873cm" svg:x="43.741cm" svg:y="14.469cm">
          <text:p text:style-name="P11"><text:span text:style-name="T8">Register</text:span></text:p>
          <text:p text:style-name="P11"><text:span text:style-name="T9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7" xml:id="id72" draw:id="id72" draw:layer="layout" svg:width="3.09cm" svg:height="0.873cm" svg:x="43.741cm" svg:y="15.569cm">
          <text:p text:style-name="P11"><text:span text:style-name="T8">Expansion tank</text:span></text:p>
          <text:p text:style-name="P11"><text:span text:style-name="T9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7" xml:id="id73" draw:id="id73" draw:layer="layout" svg:width="3.09cm" svg:height="0.873cm" svg:x="43.741cm" svg:y="16.669cm">
          <text:p text:style-name="P11"><text:span text:style-name="T8">Flexunion</text:span></text:p>
          <text:p text:style-name="P11"><text:span text:style-name="T9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7" xml:id="id74" draw:id="id74" draw:layer="layout" svg:width="3.09cm" svg:height="0.873cm" svg:x="43.741cm" svg:y="17.769cm">
          <text:p text:style-name="P11"><text:span text:style-name="T8">Net Sampleoint</text:span></text:p>
          <text:p text:style-name="P11"><text:span text:style-name="T9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7" xml:id="id75" draw:id="id75" draw:layer="layout" svg:width="3.09cm" svg:height="0.873cm" svg:x="43.742cm" svg:y="18.869cm">
          <text:p text:style-name="P11"><text:span text:style-name="T8">Net element</text:span></text:p>
          <text:p text:style-name="P11"><text:span text:style-name="T9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57cm" svg:x1="29.694cm" svg:y1="9.431cm" svg:x2="43.741cm" svg:y2="6.349cm" draw:end-shape="id67" draw:end-glue-point="3" svg:d="M29694 9431h12026v-3082h2021" svg:viewBox="0 0 14048 3083">
          <text:p/>
        </draw:connector>
        <draw:connector draw:style-name="gr75" draw:text-style-name="P11" draw:layer="layout" draw:line-skew="5.257cm" svg:x1="29.694cm" svg:y1="9.431cm" svg:x2="43.742cm" svg:y2="5.25cm" draw:end-shape="id68" draw:end-glue-point="3" svg:d="M29694 9431h12026v-4181h2022" svg:viewBox="0 0 14049 4182">
          <text:p/>
        </draw:connector>
        <draw:connector draw:style-name="gr75" draw:text-style-name="P11" draw:layer="layout" draw:line-skew="5.256cm" svg:x1="29.694cm" svg:y1="9.431cm" svg:x2="43.743cm" svg:y2="4.151cm" draw:end-shape="id69" draw:end-glue-point="3" svg:d="M29694 9431h12026v-5280h2023" svg:viewBox="0 0 14050 5281">
          <text:p/>
        </draw:connector>
        <draw:connector draw:style-name="gr75" draw:text-style-name="P11" draw:layer="layout" draw:line-skew="5.216cm" svg:x1="29.694cm" svg:y1="9.431cm" svg:x2="43.744cm" svg:y2="3.052cm" draw:end-shape="id70" draw:end-glue-point="3" svg:d="M29694 9431h11986v-6379h2064" svg:viewBox="0 0 14051 6380">
          <text:p/>
        </draw:connector>
        <draw:connector draw:style-name="gr75" draw:text-style-name="P11" draw:layer="layout" draw:line-skew="5.257cm" svg:x1="29.694cm" svg:y1="9.431cm" svg:x2="43.741cm" svg:y2="14.905cm" draw:end-shape="id71" draw:end-glue-point="3" svg:d="M29694 9431h12026v5474h2021" svg:viewBox="0 0 14048 5475">
          <text:p/>
        </draw:connector>
        <draw:connector draw:style-name="gr75" draw:text-style-name="P11" draw:layer="layout" draw:line-skew="5.177cm" svg:x1="29.694cm" svg:y1="9.431cm" svg:x2="43.741cm" svg:y2="16.005cm" draw:end-shape="id72" draw:end-glue-point="3" svg:d="M29694 9431h11946v6574h2101" svg:viewBox="0 0 14048 6575">
          <text:p/>
        </draw:connector>
        <draw:connector draw:style-name="gr75" draw:text-style-name="P11" draw:layer="layout" draw:line-skew="5.217cm" svg:x1="29.694cm" svg:y1="9.431cm" svg:x2="43.741cm" svg:y2="17.105cm" draw:end-shape="id73" draw:end-glue-point="3" svg:d="M29694 9431h11986v7674h2061" svg:viewBox="0 0 14048 7675">
          <text:p/>
        </draw:connector>
        <draw:connector draw:style-name="gr75" draw:text-style-name="P11" draw:layer="layout" draw:line-skew="5.257cm" svg:x1="29.694cm" svg:y1="9.431cm" svg:x2="43.741cm" svg:y2="18.205cm" draw:end-shape="id74" draw:end-glue-point="3" svg:d="M29694 9431h12026v8774h2021" svg:viewBox="0 0 14048 8775">
          <text:p/>
        </draw:connector>
        <draw:connector draw:style-name="gr75" draw:text-style-name="P11" draw:layer="layout" draw:line-skew="4.944cm" svg:x1="29.694cm" svg:y1="9.465cm" svg:x2="43.742cm" svg:y2="19.305cm" draw:start-shape="id1" draw:start-glue-point="1" draw:end-shape="id75" svg:d="M29694 9465h11986v9840h2062" svg:viewBox="0 0 14049 9841">
          <text:p/>
        </draw:connector>
        <draw:connector draw:style-name="gr75" draw:text-style-name="P11" draw:layer="layout" draw:line-skew="2.47cm" svg:x1="32.388cm" svg:y1="16.032cm" svg:x2="43.741cm" svg:y2="21.792cm" draw:end-shape="id76" draw:end-glue-point="3" svg:d="M32388 16032h7892v5760h3461" svg:viewBox="0 0 11354 5761">
          <text:p/>
        </draw:connector>
        <draw:custom-shape draw:style-name="gr141" draw:text-style-name="P36" xml:id="id77" draw:id="id77" draw:layer="layout" svg:width="2.644cm" svg:height="1.581cm" svg:x="29.756cm" svg:y="6.779cm">
          <text:p text:style-name="P11"><text:span text:style-name="T22">Polygon</text:span></text:p>
          <text:p text:style-name="P11"><text:span text:style-name="T23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2.749cm" svg:x1="32.4cm" svg:y1="7.569cm" svg:x2="43.744cm" svg:y2="3.052cm" draw:start-shape="id77" draw:start-glue-point="1" draw:end-shape="id70" draw:end-glue-point="3" svg:d="M32400 7569h8440v-4517h2904" svg:viewBox="0 0 11345 4518">
          <text:p/>
        </draw:connector>
        <draw:custom-shape draw:style-name="gr142" draw:text-style-name="P17" xml:id="id78" draw:id="id78" draw:layer="layout" svg:width="3.09cm" svg:height="0.873cm" svg:x="43.743cm" svg:y="19.969cm">
          <text:p text:style-name="P11"><text:span text:style-name="T24">Net wjoin</text:span></text:p>
          <text:p text:style-name="P11"><text:span text:style-name="T25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16cm" svg:x1="29.694cm" svg:y1="9.5cm" svg:x2="43.743cm" svg:y2="20.405cm" draw:end-shape="id78" draw:end-glue-point="3" svg:d="M29694 9500h11986v10905h2063" svg:viewBox="0 0 14050 10906">
          <text:p/>
        </draw:connector>
        <draw:custom-shape draw:style-name="gr143" draw:text-style-name="P34" draw:layer="layout" svg:width="4.103cm" svg:height="1.042cm" svg:x="48.84cm" svg:y="29.038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3" draw:layer="layout" svg:width="4.208cm" svg:height="1.041cm" svg:x="53.774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658cm" svg:y1="16.005cm" svg:x2="22.442cm" svg:y2="16.005cm" draw:start-shape="id39" draw:start-glue-point="1" draw:end-shape="id16" draw:end-glue-point="3" svg:d="M21658 16005h784" svg:viewBox="0 0 785 1">
          <text:p/>
        </draw:connecto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custom-shape draw:style-name="gr145" draw:text-style-name="P1" draw:layer="layout" svg:width="4.32cm" svg:height="16.52cm" svg:x="45.201cm" svg:y="3.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" draw:layer="layout" svg:width="21.24cm" svg:height="9.4cm" svg:x="33.7cm" svg:y="31.3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" draw:layer="layout" svg:width="30.698cm" svg:height="21.44cm" svg:x="14.062cm" svg:y="3.30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12.058cm" svg:height="7.467cm" svg:x="1.702cm" svg:y="6.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" draw:layer="layout" svg:width="12.178cm" svg:height="7.64cm" svg:x="1.662cm" svg:y="15.16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3" draw:layer="layout" svg:width="30.64cm" svg:height="14.52cm" svg:x="2.48cm" svg:y="25.12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" draw:layer="layout" svg:width="22.92cm" svg:height="9.007cm" svg:x="34.44cm" svg:y="44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2" xml:id="id122" draw:id="id122" draw:layer="layout" svg:width="3.155cm" svg:height="1.041cm" svg:x="15.71cm" svg:y="13.0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15.65cm" svg:height="18.34cm" svg:x="29.07cm" svg:y="6.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3" draw:layer="layout" svg:width="13.8cm" svg:height="15.44cm" svg:x="29.51cm" svg:y="6.74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2" xml:id="id83" draw:id="id83" draw:layer="layout" svg:width="2.651cm" svg:height="1.6cm" svg:x="35.827cm" svg:y="13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4" xml:id="id94" draw:id="id94" draw:layer="layout" svg:width="2.605cm" svg:height="1.639cm" svg:x="40.458cm" svg:y="18.9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5" xml:id="id96" draw:id="id96" draw:layer="layout" svg:width="2.052cm" svg:height="1.453cm" svg:x="42.34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6" xml:id="id93" draw:id="id93" draw:layer="layout" svg:width="3.778cm" svg:height="1.043cm" svg:x="21.932cm" svg:y="18.2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6" xml:id="id95" draw:id="id95" draw:layer="layout" svg:width="3.729cm" svg:height="1.041cm" svg:x="24.73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6" xml:id="id101" draw:id="id101" draw:layer="layout" svg:width="2.783cm" svg:height="0.882cm" svg:x="31.681cm" svg:y="3.9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6" xml:id="id102" draw:id="id102" draw:layer="layout" svg:width="2.803cm" svg:height="0.904cm" svg:x="34.765cm" svg:y="3.9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6" xml:id="id103" draw:id="id103" draw:layer="layout" svg:width="2.615cm" svg:height="0.915cm" svg:x="37.992cm" svg:y="3.9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6" xml:id="id104" draw:id="id104" draw:layer="layout" svg:width="2.691cm" svg:height="0.908cm" svg:x="41.047cm" svg:y="3.9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3" xml:id="id79" draw:id="id79" draw:layer="layout" svg:width="2.644cm" svg:height="1.581cm" svg:x="32.34cm" svg:y="7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4.177cm" svg:height="1.041cm" svg:x="20.07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6" xml:id="id117" draw:id="id117" draw:layer="layout" svg:width="4.375cm" svg:height="1.041cm" svg:x="20.035cm" svg:y="7.9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7" xml:id="id82" draw:id="id82" draw:layer="layout" svg:width="3cm" svg:height="0.873cm" svg:x="12.5cm" svg:y="27.3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8" xml:id="id84" draw:id="id84" draw:layer="layout" svg:width="2.72cm" svg:height="0.873cm" svg:x="21.9cm" svg:y="27.364cm">
          <text:p text:style-name="P11"><text:span text:style-name="T8">Conduit</text:span></text:p>
          <text:p text:style-name="P11"><text:span text:style-name="T9">inp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xml:id="id80" draw:id="id80" draw:layer="layout" svg:width="2.875cm" svg:height="0.873cm" svg:x="9.36cm" svg:y="27.365cm">
          <text:p text:style-name="P11"><text:span text:style-name="T8">storage</text:span></text:p>
          <text:p text:style-name="P11"><text:span text:style-name="T9">inp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8" xml:id="id118" draw:id="id118" draw:layer="layout" svg:width="2.8cm" svg:height="0.873cm" svg:x="15.76cm" svg:y="27.365cm">
          <text:p text:style-name="P11"><text:span text:style-name="T8">weir</text:span></text:p>
          <text:p text:style-name="P11"><text:span text:style-name="T9">inp_weir / 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7" xml:id="id81" draw:id="id81" draw:layer="layout" svg:width="2.815cm" svg:height="0.873cm" svg:x="6.34cm" svg:y="27.365cm">
          <text:p text:style-name="P11"><text:span text:style-name="T8">outfall</text:span></text:p>
          <text:p text:style-name="P11"><text:span text:style-name="T9">inp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18" xml:id="id119" draw:id="id119" draw:layer="layout" svg:width="2.88cm" svg:height="0.873cm" svg:x="18.82cm" svg:y="27.3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9" xml:id="id114" draw:id="id114" draw:layer="layout" svg:width="12.24cm" svg:height="0.874cm" svg:x="15.58cm" svg:y="30.5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9" xml:id="id115" draw:id="id115" draw:layer="layout" svg:width="11.896cm" svg:height="0.874cm" svg:x="3.324cm" svg:y="30.5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20" xml:id="id116" draw:id="id116" draw:layer="layout" svg:width="7.887cm" svg:height="0.875cm" svg:x="19.98cm" svg:y="32.3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20" draw:layer="layout" svg:width="7.896cm" svg:height="0.875cm" svg:x="3.324cm" svg:y="32.3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1" xml:id="id112" draw:id="id112" draw:layer="layout" svg:width="3.749cm" svg:height="0.875cm" svg:x="24.151cm" svg:y="33.812cm">
          <text:p text:style-name="P11"><text:span text:style-name="T8">DWF</text:span></text:p>
          <text:p text:style-name="P11"><text:span text:style-name="T9">rtc_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9" draw:layer="layout" svg:width="3.753cm" svg:height="0.876cm" svg:x="19.928cm" svg:y="33.843cm">
          <text:p text:style-name="P11"><text:span text:style-name="T8">Buildup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19" draw:layer="layout" svg:width="3.749cm" svg:height="0.859cm" svg:x="11.624cm" svg:y="33.844cm">
          <text:p text:style-name="P11"><text:span text:style-name="T8">Lid control</text:span></text:p>
          <text:p text:style-name="P11"><text:span text:style-name="T9">inp_lidcontrol (lidus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19" draw:layer="layout" svg:width="3.752cm" svg:height="0.899cm" svg:x="19.931cm" svg:y="37.8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9" draw:layer="layout" svg:width="3.728cm" svg:height="0.873cm" svg:x="15.76cm" svg:y="36.527cm">
          <text:p text:style-name="P11"><text:span text:style-name="T8">Landus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9" draw:layer="layout" svg:width="3.753cm" svg:height="0.873cm" svg:x="19.928cm" svg:y="35.196cm">
          <text:p text:style-name="P11"><text:span text:style-name="T8">Washoff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9" draw:layer="layout" svg:width="3.751cm" svg:height="0.873cm" svg:x="11.622cm" svg:y="35.197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9" draw:layer="layout" svg:width="3.747cm" svg:height="0.873cm" svg:x="24.173cm" svg:y="35.197cm">
          <text:p text:style-name="P11"><text:span text:style-name="T8">DWF</text:span></text:p>
          <text:p text:style-name="P11"><text:span text:style-name="T9">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19" draw:layer="layout" svg:width="3.727cm" svg:height="0.901cm" svg:x="11.633cm" svg:y="37.859cm">
          <text:p text:style-name="P11"><text:span text:style-name="T8">Evaporation</text:span></text:p>
          <text:p text:style-name="P11"><text:span text:style-name="T9">inp_evapo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19" draw:layer="layout" svg:width="3.772cm" svg:height="0.875cm" svg:x="15.76cm" svg:y="35.205cm">
          <text:p text:style-name="P11"><text:span text:style-name="T8">Pollutant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19" draw:layer="layout" svg:width="3.709cm" svg:height="0.875cm" svg:x="19.928cm" svg:y="36.549cm">
          <text:p text:style-name="P11"><text:span text:style-name="T8">Treatmen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19" draw:layer="layout" svg:width="3.749cm" svg:height="0.96cm" svg:x="24.151cm" svg:y="36.56cm">
          <text:p text:style-name="P11"><text:span text:style-name="T8">Timeseries</text:span></text:p>
          <text:p text:style-name="P11"><text:span text:style-name="T9">inp_timeseries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19" draw:layer="layout" svg:width="3.747cm" svg:height="0.874cm" svg:x="15.725cm" svg:y="37.862cm">
          <text:p text:style-name="P11"><text:span text:style-name="T8">Coverage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19" draw:layer="layout" svg:width="3.705cm" svg:height="0.874cm" svg:x="11.624cm" svg:y="36.55cm">
          <text:p text:style-name="P11"><text:span text:style-name="T8">RDII</text:span></text:p>
          <text:p text:style-name="P11"><text:span text:style-name="T9">inp_rd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2" xml:id="id123" draw:id="id123" draw:layer="layout" svg:width="3.153cm" svg:height="1.041cm" svg:x="15.67cm" svg:y="6.7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24" draw:layer="layout" svg:width="4.54cm" svg:height="0.76cm" svg:x="31.89cm" svg:y="6.7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192" draw:text-style-name="P17" xml:id="id86" draw:id="id86" draw:layer="layout" svg:width="3.091cm" svg:height="0.875cm" svg:x="45.829cm" svg:y="6.789cm">
          <text:p text:style-name="P11"><text:span text:style-name="T8">Outfall</text:span></text:p>
          <text:p text:style-name="P11"><text:span text:style-name="T9">man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17" xml:id="id87" draw:id="id87" draw:layer="layout" svg:width="3.09cm" svg:height="0.873cm" svg:x="45.83cm" svg:y="14.864cm">
          <text:p text:style-name="P11"><text:span text:style-name="T8">Varc</text:span></text:p>
          <text:p text:style-name="P11"><text:span text:style-name="T26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8" xml:id="id89" draw:id="id89" draw:layer="layout" svg:width="3.09cm" svg:height="0.875cm" svg:x="45.83cm" svg:y="10.304cm">
          <text:p text:style-name="P11"><text:span text:style-name="T8">Wwtp</text:span></text:p>
          <text:p text:style-name="P11"><text:span text:style-name="T9">man_ww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17" xml:id="id85" draw:id="id85" draw:layer="layout" svg:width="3.09cm" svg:height="0.876cm" svg:x="45.83cm" svg:y="5.8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17" xml:id="id90" draw:id="id90" draw:layer="layout" svg:width="3.09cm" svg:height="0.875cm" svg:x="45.83cm" svg:y="15.883cm">
          <text:p text:style-name="P11"><text:span text:style-name="T8">Conduit</text:span></text:p>
          <text:p text:style-name="P11"><text:span text:style-name="T9">man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25" xml:id="id97" draw:id="id97" draw:layer="layout" svg:width="2.605cm" svg:height="0.599cm" svg:x="37.597cm" svg:y="20.1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10.797cm" svg:y2="27.365cm" draw:start-shape="id79" draw:start-glue-point="2" draw:end-shape="id80" draw:end-glue-point="0" svg:d="M33662 9256v16254h-22865v1855" svg:viewBox="0 0 22866 18110">
          <text:p/>
        </draw:connector>
        <draw:connector draw:style-name="gr75" draw:text-style-name="P11" draw:layer="layout" draw:line-skew="7.182cm" svg:x1="33.662cm" svg:y1="9.256cm" svg:x2="7.747cm" svg:y2="27.365cm" draw:start-shape="id79" draw:start-glue-point="2" draw:end-shape="id81" draw:end-glue-point="0" svg:d="M33662 9256v16254h-25915v1855" svg:viewBox="0 0 25916 18110">
          <text:p/>
        </draw:connector>
        <draw:connector draw:style-name="gr75" draw:text-style-name="P11" draw:layer="layout" draw:line-skew="7.182cm" svg:x1="33.662cm" svg:y1="9.256cm" svg:x2="14cm" svg:y2="27.364cm" draw:start-shape="id79" draw:start-glue-point="2" draw:end-shape="id82" draw:end-glue-point="0" svg:d="M33662 9256v16254h-19662v1854" svg:viewBox="0 0 19663 18109">
          <text:p/>
        </draw:connector>
        <draw:connector draw:style-name="gr75" draw:text-style-name="P11" draw:layer="layout" draw:line-skew="5.802cm" svg:x1="37.152cm" svg:y1="14.797cm" svg:x2="23.26cm" svg:y2="27.364cm" draw:start-shape="id83" draw:start-glue-point="2" draw:end-shape="id84" svg:d="M37152 14797v12103h-13892v464" svg:viewBox="0 0 13893 12568">
          <text:p/>
        </draw:connector>
        <draw:connector draw:style-name="gr75" draw:text-style-name="P11" draw:layer="layout" draw:line-skew="4.295cm" svg:x1="34.984cm" svg:y1="8.465cm" svg:x2="45.83cm" svg:y2="6.248cm" draw:start-shape="id79" draw:start-glue-point="1" draw:end-shape="id85" draw:end-glue-point="3" svg:d="M34984 8465h9736v-2217h1110" svg:viewBox="0 0 10847 2218">
          <text:p/>
        </draw:connector>
        <draw:connector draw:style-name="gr75" draw:text-style-name="P11" draw:layer="layout" draw:line-skew="4.296cm" svg:x1="34.984cm" svg:y1="8.465cm" svg:x2="45.829cm" svg:y2="7.226cm" draw:start-shape="id79" draw:start-glue-point="1" draw:end-shape="id86" draw:end-glue-point="3" svg:d="M34984 8465h9736v-1239h1109" svg:viewBox="0 0 10846 1240">
          <text:p/>
        </draw:connector>
        <draw:connector draw:style-name="gr75" draw:text-style-name="P11" xml:id="id88" draw:id="id88" draw:layer="layout" svg:x1="34.984cm" svg:y1="8.465cm" svg:x2="34.984cm" svg:y2="8.465cm" draw:start-shape="id79" draw:start-glue-point="1" draw:end-shape="id79" draw:end-glue-point="1" svg:d="M34984 8465z" svg:viewBox="0 0 1 1">
          <text:p/>
        </draw:connector>
        <draw:connector draw:style-name="gr75" draw:text-style-name="P11" draw:layer="layout" svg:x1="38.478cm" svg:y1="13.997cm" svg:x2="45.83cm" svg:y2="15.3cm" draw:start-shape="id83" draw:start-glue-point="1" draw:end-shape="id87" draw:end-glue-point="3" svg:d="M38478 13997h3694v1303h3658" svg:viewBox="0 0 7353 130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svg:d="M34984 8465h6216v2276h4630" svg:viewBox="0 0 10847 2277">
          <text:p/>
        </draw:connector>
        <draw:connector draw:style-name="gr75" draw:text-style-name="P11" draw:layer="layout" svg:x1="38.478cm" svg:y1="13.997cm" svg:x2="45.83cm" svg:y2="16.32cm" draw:start-shape="id83" draw:start-glue-point="1" draw:end-shape="id90" draw:end-glue-point="3" svg:d="M38478 13997h3694v2323h3658" svg:viewBox="0 0 7353 2324">
          <text:p/>
        </draw:connector>
        <draw:custom-shape draw:style-name="gr198" draw:text-style-name="P19" draw:layer="layout" svg:width="3.8cm" svg:height="0.875cm" svg:x="15.72cm" svg:y="33.833cm">
          <text:p text:style-name="P11"><text:span text:style-name="T8">Loading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11" draw:layer="layout" svg:x1="28.459cm" svg:y1="8.498cm" svg:x2="32.34cm" svg:y2="8.465cm" draw:start-shape="id91" draw:start-glue-point="1" draw:end-shape="id79" draw:end-glue-point="3" svg:d="M28459 8498h1931v-33h1950" svg:viewBox="0 0 3882 34">
          <text:p/>
        </draw:connector>
        <draw:connector draw:style-name="gr78" draw:text-style-name="P11" draw:layer="layout" svg:x1="28.459cm" svg:y1="12.305cm" svg:x2="35.827cm" svg:y2="13.997cm" draw:start-shape="id92" draw:start-glue-point="1" draw:end-shape="id83" draw:end-glue-point="3" svg:d="M28459 12305h3674v1692h3694" svg:viewBox="0 0 7369 1693">
          <text:p/>
        </draw:connector>
        <draw:connector draw:style-name="gr78" draw:text-style-name="P11" draw:layer="layout" svg:x1="25.71cm" svg:y1="18.787cm" svg:x2="40.458cm" svg:y2="19.749cm" draw:start-shape="id93" draw:start-glue-point="1" draw:end-shape="id94" draw:end-glue-point="3" svg:d="M25710 18787h7364v962h7384" svg:viewBox="0 0 14749 963">
          <text:p/>
        </draw:connector>
        <draw:connector draw:style-name="gr199" draw:text-style-name="P11" draw:layer="layout" svg:x1="28.459cm" svg:y1="23.142cm" svg:x2="42.348cm" svg:y2="23.173cm" draw:start-shape="id95" draw:start-glue-point="1" draw:end-shape="id96" draw:end-glue-point="3" svg:d="M28459 23142h6945v31h6944" svg:viewBox="0 0 13890 32">
          <text:p/>
        </draw:connector>
        <draw:connector draw:style-name="gr75" draw:text-style-name="P11" draw:layer="layout" draw:line-skew="1.107cm" svg:x1="38.899cm" svg:y1="20.126cm" svg:x2="39.704cm" svg:y2="17.5cm" draw:start-shape="id97" draw:start-glue-point="0" draw:end-shape="id98" draw:end-glue-point="2" svg:d="M38899 20126v-206h805v-2420" svg:viewBox="0 0 806 2627">
          <text:p/>
        </draw:connector>
        <draw:custom-shape draw:style-name="gr200" draw:text-style-name="P16" xml:id="id109" draw:id="id109" draw:layer="layout" svg:width="3.785cm" svg:height="1.043cm" svg:x="48.22cm" svg:y="37.02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6" xml:id="id106" draw:id="id106" draw:layer="layout" svg:width="4.207cm" svg:height="1.044cm" svg:x="39.043cm" svg:y="37.045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16" xml:id="id107" draw:id="id107" draw:layer="layout" svg:width="4.064cm" svg:height="1.041cm" svg:x="34.49cm" svg:y="36.441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16" xml:id="id100" draw:id="id100" draw:layer="layout" svg:width="3.784cm" svg:height="0.92cm" svg:x="46.5cm" svg:y="34.82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16" draw:layer="layout" svg:width="4.2cm" svg:height="0.959cm" svg:x="34.56cm" svg:y="34.18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16" xml:id="id99" draw:id="id99" draw:layer="layout" svg:width="3.529cm" svg:height="1.043cm" svg:x="44.437cm" svg:y="37.02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722cm" svg:y1="36.441cm" svg:x2="36.731cm" svg:y2="35.139cm" svg:d="M36722 36441v-651h9v-651" svg:viewBox="0 0 10 1303">
          <text:p/>
        </draw:connector>
        <draw:connector draw:style-name="gr75" draw:text-style-name="P11" draw:layer="layout" svg:x1="46.201cm" svg:y1="37.02cm" svg:x2="48.392cm" svg:y2="35.74cm" draw:start-shape="id99" draw:start-glue-point="0" draw:end-shape="id100" draw:end-glue-point="2" svg:d="M46201 37020v-640h2191v-640" svg:viewBox="0 0 2192 1281">
          <text:p/>
        </draw:connector>
        <draw:custom-shape draw:style-name="gr206" draw:text-style-name="P20" draw:layer="layout" svg:width="7.8cm" svg:height="0.875cm" svg:x="11.7cm" svg:y="32.3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33.072cm" svg:y1="4.782cm" svg:x2="37.308cm" svg:y2="5.93cm" draw:start-shape="id101" draw:start-glue-point="2" svg:d="M33072 4782v618h4236v530" svg:viewBox="0 0 4237 1149">
          <text:p/>
        </draw:connector>
        <draw:connector draw:style-name="gr80" draw:text-style-name="P11" draw:layer="layout" draw:line-skew="-0.462cm" svg:x1="36.166cm" svg:y1="4.804cm" svg:x2="37.639cm" svg:y2="5.914cm" draw:start-shape="id102" svg:d="M36166 4804v356h1473v754" svg:viewBox="0 0 1474 1111">
          <text:p/>
        </draw:connector>
        <draw:connector draw:style-name="gr80" draw:text-style-name="P11" draw:layer="layout" draw:line-skew="-0.469cm" svg:x1="39.299cm" svg:y1="4.815cm" svg:x2="37.948cm" svg:y2="5.916cm" draw:start-shape="id103" draw:start-glue-point="2" svg:d="M39299 4815v344h-1351v757" svg:viewBox="0 0 1352 1102">
          <text:p/>
        </draw:connector>
        <draw:connector draw:style-name="gr80" draw:text-style-name="P11" draw:layer="layout" draw:line-skew="-0.225cm" svg:x1="42.392cm" svg:y1="4.808cm" svg:x2="38.333cm" svg:y2="5.916cm" draw:start-shape="id104" draw:start-glue-point="2" svg:d="M42392 4808v592h-4059v516" svg:viewBox="0 0 4060 1109">
          <text:p/>
        </draw:connector>
        <draw:custom-shape draw:style-name="gr207" draw:text-style-name="P22" xml:id="id105" draw:id="id105" draw:layer="layout" svg:width="3.8cm" svg:height="1.041cm" svg:x="37.22cm" svg:y="39.18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22" xml:id="id108" draw:id="id108" draw:layer="layout" svg:width="3.784cm" svg:height="1.041cm" svg:x="48.24cm" svg:y="39.159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39.12cm" svg:y1="39.18cm" svg:x2="41.146cm" svg:y2="38.089cm" draw:start-shape="id105" draw:start-glue-point="0" draw:end-shape="id106" draw:end-glue-point="2" svg:d="M39120 39180v-780h2026v-311" svg:viewBox="0 0 2027 1092">
          <text:p/>
        </draw:connector>
        <draw:connector draw:style-name="gr75" draw:text-style-name="P11" draw:layer="layout" svg:x1="39.12cm" svg:y1="39.18cm" svg:x2="36.622cm" svg:y2="37.482cm" draw:start-shape="id105" draw:start-glue-point="0" svg:d="M39120 39180v-1112h-2498v-586" svg:viewBox="0 0 2499 1699">
          <text:p/>
        </draw:connector>
        <draw:connector draw:style-name="gr75" draw:text-style-name="P11" draw:layer="layout" svg:x1="39.043cm" svg:y1="37.567cm" svg:x2="38.554cm" svg:y2="36.961cm" draw:start-shape="id106" draw:start-glue-point="3" draw:end-shape="id107" draw:end-glue-point="1" svg:d="M39043 37567h-244v-606h-245" svg:viewBox="0 0 490 607">
          <text:p/>
        </draw:connector>
        <draw:connector draw:style-name="gr75" draw:text-style-name="P11" draw:layer="layout" draw:line-skew="-0.231cm" svg:x1="50.132cm" svg:y1="39.159cm" svg:x2="50.112cm" svg:y2="38.063cm" draw:start-shape="id108" draw:start-glue-point="0" draw:end-shape="id109" draw:end-glue-point="2" svg:d="M50132 39159v-779h-20v-317" svg:viewBox="0 0 21 1097">
          <text:p/>
        </draw:connector>
        <draw:connector draw:style-name="gr75" draw:text-style-name="P11" draw:layer="layout" draw:line-skew="-0.211cm" svg:x1="50.132cm" svg:y1="39.159cm" svg:x2="46.201cm" svg:y2="38.063cm" draw:start-shape="id108" draw:start-glue-point="0" draw:end-shape="id99" svg:d="M50132 39159v-759h-3931v-337" svg:viewBox="0 0 3932 1097">
          <text:p/>
        </draw:connector>
        <draw:custom-shape draw:style-name="gr209" draw:text-style-name="P26" xml:id="id110" draw:id="id110" draw:layer="layout" svg:width="3.76cm" svg:height="0.92cm" svg:x="34.86cm" svg:y="32.32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631cm" svg:y1="34.18cm" svg:x2="36.74cm" svg:y2="33.24cm" draw:end-shape="id110" draw:end-glue-point="2" svg:d="M36631 34180v-207h109v-733" svg:viewBox="0 0 110 941">
          <text:p/>
        </draw:connector>
        <draw:connector draw:style-name="gr75" draw:text-style-name="P11" draw:layer="layout" draw:line-skew="-0.291cm" svg:x1="48.392cm" svg:y1="34.82cm" svg:x2="36.74cm" svg:y2="33.24cm" draw:start-shape="id100" draw:start-glue-point="0" draw:end-shape="id110" draw:end-glue-point="2" svg:d="M48392 34820v-1080h-11652v-500" svg:viewBox="0 0 11653 1581">
          <text:p/>
        </draw:connector>
        <draw:custom-shape draw:style-name="gr210" draw:text-style-name="P26" xml:id="id111" draw:id="id111" draw:layer="layout" svg:width="3.76cm" svg:height="0.92cm" svg:x="29.161cm" svg:y="35.4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1.041cm" svg:y1="35.421cm" svg:x2="27.9cm" svg:y2="34.249cm" draw:start-shape="id111" draw:start-glue-point="0" draw:end-shape="id112" draw:end-glue-point="1" svg:d="M31041 35421v-1172h-3141" svg:viewBox="0 0 3142 1173">
          <text:p/>
        </draw:connector>
        <draw:connector draw:style-name="gr75" draw:text-style-name="P11" draw:layer="layout" svg:x1="34.86cm" svg:y1="32.78cm" svg:x2="27.9cm" svg:y2="34.249cm" draw:start-shape="id110" draw:start-glue-point="3" draw:end-shape="id112" draw:end-glue-point="1" svg:d="M34860 32780h-3487v1469h-3473" svg:viewBox="0 0 6961 1470">
          <text:p/>
        </draw:connector>
        <draw:connector draw:style-name="gr122" draw:text-style-name="P35" draw:layer="layout" draw:type="curve" draw:line-skew="0.352cm" svg:x1="36.74cm" svg:y1="32.32cm" svg:x2="35.276cm" svg:y2="31.205cm" svg:d="M36740 32320c0-702-1464-145-1464-1115" svg:viewBox="0 0 1465 1116">
          <text:p/>
        </draw:connector>
        <draw:connector draw:style-name="gr122" draw:text-style-name="P35" draw:layer="layout" draw:type="curve" draw:line-skew="0.383cm" svg:x1="46.201cm" svg:y1="37.02cm" svg:x2="44.7cm" svg:y2="36.005cm" draw:start-shape="id99" draw:start-glue-point="0" svg:d="M46201 37020c0-580-1501-73-1501-1015" svg:viewBox="0 0 1502 1016">
          <text:p/>
        </draw:connector>
        <draw:connector draw:style-name="gr122" draw:text-style-name="P35" draw:layer="layout" draw:type="curve" draw:line-skew="0.303cm" svg:x1="36.722cm" svg:y1="36.441cm" svg:x2="35.22cm" svg:y2="35.34cm" svg:d="M36722 36441c0-765-1502-215-1502-1101" svg:viewBox="0 0 1503 1102">
          <text:p/>
        </draw:connector>
        <draw:connector draw:style-name="gr75" draw:text-style-name="P11" draw:layer="layout" draw:line-skew="1.373cm" svg:x1="33.662cm" svg:y1="9.256cm" svg:x2="37.152cm" svg:y2="13.197cm" draw:start-shape="id79" draw:start-glue-point="2" draw:end-shape="id83" draw:end-glue-point="0" svg:d="M33662 9256v3344h3490v597" svg:viewBox="0 0 3491 3942">
          <text:p/>
        </draw:connector>
        <draw:connector draw:style-name="gr75" draw:text-style-name="P11" draw:layer="layout" draw:line-skew="-1.304cm" svg:x1="37.152cm" svg:y1="14.797cm" svg:x2="41.76cm" svg:y2="18.93cm" draw:start-shape="id83" draw:start-glue-point="2" draw:end-shape="id94" draw:end-glue-point="0" svg:d="M37152 14797v763h4608v3370" svg:viewBox="0 0 4609 4134">
          <text:p/>
        </draw:connector>
        <draw:frame draw:style-name="gr211" draw:text-style-name="P24" draw:layer="layout" svg:width="4.54cm" svg:height="0.76cm" svg:x="31.89cm" svg:y="5.6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212" draw:text-style-name="P27" xml:id="id113" draw:id="id113" draw:layer="layout" svg:width="3.563cm" svg:height="0.84cm" svg:x="28.457cm" svg:y="30.5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0.238cm" svg:y1="31.38cm" svg:x2="21.7cm" svg:y2="31.414cm" draw:start-shape="id113" draw:start-glue-point="2" draw:end-shape="id114" draw:end-glue-point="2" svg:d="M30238 31380v545h-8538v-511" svg:viewBox="0 0 8539 546">
          <text:p/>
        </draw:connector>
        <draw:connector draw:style-name="gr75" draw:text-style-name="P11" draw:layer="layout" svg:x1="30.238cm" svg:y1="31.38cm" svg:x2="9.272cm" svg:y2="31.414cm" draw:start-shape="id113" draw:start-glue-point="2" draw:end-shape="id115" draw:end-glue-point="2" svg:d="M30238 31380v545h-20966v-511" svg:viewBox="0 0 20967 546">
          <text:p/>
        </draw:connector>
        <draw:connector draw:style-name="gr75" draw:text-style-name="P11" draw:layer="layout" svg:x1="30.238cm" svg:y1="31.38cm" svg:x2="27.867cm" svg:y2="32.824cm" draw:start-shape="id113" draw:start-glue-point="2" draw:end-shape="id116" draw:end-glue-point="1" svg:d="M30238 31380v1444h-2371" svg:viewBox="0 0 2372 1445">
          <text:p/>
        </draw:connector>
        <draw:custom-shape draw:style-name="gr213" draw:text-style-name="P22" draw:layer="layout" svg:width="3.8cm" svg:height="1.041cm" svg:x="8.42cm" svg:y="39.1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22" draw:layer="layout" svg:width="3.8cm" svg:height="1.041cm" svg:x="22.38cm" svg:y="39.1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draw:line-skew="-2.212cm" svg:x1="22.222cm" svg:y1="9.019cm" svg:x2="23.821cm" svg:y2="18.266cm" draw:start-shape="id117" draw:start-glue-point="2" draw:end-shape="id93" draw:end-glue-point="0" svg:d="M22222 9019v2411h1599v6836" svg:viewBox="0 0 1600 9248">
          <text:p/>
        </draw:connector>
        <draw:custom-shape draw:style-name="gr215" draw:text-style-name="P22" xml:id="id125" draw:id="id125" draw:layer="layout" svg:width="3.155cm" svg:height="1.041cm" svg:x="15.71cm" svg:y="21.4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9.272cm" svg:y1="30.54cm" svg:x2="14cm" svg:y2="28.237cm" draw:start-shape="id115" draw:start-glue-point="0" draw:end-shape="id82" svg:d="M9272 30540v-1900h4728v-403" svg:viewBox="0 0 4729 2304">
          <text:p/>
        </draw:connector>
        <draw:connector draw:style-name="gr75" draw:text-style-name="P11" draw:layer="layout" draw:line-skew="-0.749cm" svg:x1="9.272cm" svg:y1="30.54cm" svg:x2="10.797cm" svg:y2="28.238cm" draw:start-shape="id115" draw:start-glue-point="0" draw:end-shape="id80" draw:end-glue-point="2" svg:d="M9272 30540v-1900h1525v-402" svg:viewBox="0 0 1526 2303">
          <text:p/>
        </draw:connector>
        <draw:connector draw:style-name="gr75" draw:text-style-name="P11" draw:layer="layout" draw:line-skew="-0.749cm" svg:x1="9.272cm" svg:y1="30.54cm" svg:x2="7.747cm" svg:y2="28.238cm" draw:start-shape="id115" draw:start-glue-point="0" draw:end-shape="id81" draw:end-glue-point="2" svg:d="M9272 30540v-1900h-1525v-402" svg:viewBox="0 0 1526 2303">
          <text:p/>
        </draw:connector>
        <draw:connector draw:style-name="gr75" draw:text-style-name="P11" draw:layer="layout" svg:x1="21.7cm" svg:y1="30.54cm" svg:x2="17.16cm" svg:y2="28.238cm" draw:start-shape="id114" draw:start-glue-point="0" draw:end-shape="id118" draw:end-glue-point="2" svg:d="M21700 30540v-1151h-4540v-1151" svg:viewBox="0 0 4541 2303">
          <text:p/>
        </draw:connector>
        <draw:connector draw:style-name="gr75" draw:text-style-name="P11" draw:layer="layout" svg:x1="21.7cm" svg:y1="30.54cm" svg:x2="20.26cm" svg:y2="28.238cm" draw:start-shape="id114" draw:start-glue-point="0" draw:end-shape="id119" draw:end-glue-point="2" svg:d="M21700 30540v-1151h-1440v-1151" svg:viewBox="0 0 1441 2303">
          <text:p/>
        </draw:connector>
        <draw:connector draw:style-name="gr75" draw:text-style-name="P11" draw:layer="layout" svg:x1="21.7cm" svg:y1="30.54cm" svg:x2="29.377cm" svg:y2="28.238cm" draw:start-shape="id114" draw:start-glue-point="0" draw:end-shape="id120" svg:d="M21700 30540v-1151h7677v-1151" svg:viewBox="0 0 7678 2303">
          <text:p/>
        </draw:connector>
        <draw:custom-shape draw:style-name="gr155" draw:text-style-name="P12" xml:id="id98" draw:id="id98" draw:layer="layout" svg:width="2.651cm" svg:height="1.6cm" svg:x="38.379cm" svg:y="15.9cm">
          <text:p text:style-name="P11"><text:span text:style-name="T4">Gully</text:span></text:p>
          <text:list text:style-name="L2">
            <text:list-header>
              <text:p text:style-name="P11"><text:span text:style-name="T5">gully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031cm" svg:x1="37.152cm" svg:y1="14.797cm" svg:x2="39.704cm" svg:y2="15.9cm" draw:start-shape="id83" draw:start-glue-point="2" draw:end-shape="id98" draw:end-glue-point="0" svg:d="M37152 14797v583h2552v520" svg:viewBox="0 0 2553 1104">
          <text:p/>
        </draw:connector>
        <draw:connector draw:style-name="gr78" draw:text-style-name="P11" draw:layer="layout" svg:x1="24.41cm" svg:y1="8.498cm" svg:x2="38.379cm" svg:y2="16.7cm" draw:start-shape="id117" draw:start-glue-point="1" draw:end-shape="id98" draw:end-glue-point="3" svg:d="M24410 8498h6974v8202h6995" svg:viewBox="0 0 13970 8203">
          <text:p/>
        </draw:connector>
        <draw:custom-shape draw:style-name="gr216" draw:text-style-name="P28" xml:id="id92" draw:id="id92" draw:layer="layout" svg:width="3.849cm" svg:height="1.041cm" svg:x="24.61cm" svg:y="11.7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7" xml:id="id121" draw:id="id121" draw:layer="layout" svg:width="2.755cm" svg:height="0.873cm" svg:x="3.3cm" svg:y="27.365cm">
          <text:p text:style-name="P11"><text:span text:style-name="T8">divider</text:span></text:p>
          <text:p text:style-name="P11"><text:span text:style-name="T9">inp_di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4.677cm" svg:y2="27.365cm" draw:start-shape="id79" draw:start-glue-point="2" draw:end-shape="id121" draw:end-glue-point="0" svg:d="M33662 9256v16254h-28985v1855" svg:viewBox="0 0 28986 18110">
          <text:p/>
        </draw:connector>
        <draw:connector draw:style-name="gr75" draw:text-style-name="P11" draw:layer="layout" draw:line-skew="-0.749cm" svg:x1="9.272cm" svg:y1="30.54cm" svg:x2="4.677cm" svg:y2="28.238cm" draw:start-shape="id115" draw:start-glue-point="0" draw:end-shape="id121" draw:end-glue-point="2" svg:d="M9272 30540v-1900h-4595v-402" svg:viewBox="0 0 4596 2303">
          <text:p/>
        </draw:connector>
        <draw:custom-shape draw:style-name="gr218" draw:text-style-name="P12" draw:layer="layout" svg:width="2.491cm" svg:height="0.98cm" svg:x="30.2cm" svg:y="25.62cm">
          <text:p text:style-name="P11"><text:span text:style-name="T4">Raingage</text:span></text:p>
          <text:list text:style-name="L2">
            <text:list-header>
              <text:p text:style-name="P11"><text:span text:style-name="T5">raingag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19" draw:layer="layout" svg:width="3.749cm" svg:height="0.859cm" svg:x="3.324cm" svg:y="33.84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19" draw:layer="layout" svg:width="3.728cm" svg:height="0.873cm" svg:x="7.46cm" svg:y="36.528cm">
          <text:p text:style-name="P11"><text:span text:style-name="T8">Groundwater</text:span></text:p>
          <text:p text:style-name="P11"><text:span text:style-name="T9">inp_groundwa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19" draw:layer="layout" svg:width="3.751cm" svg:height="0.873cm" svg:x="3.322cm" svg:y="35.198cm">
          <text:p text:style-name="P11"><text:span text:style-name="T8">Inflows</text:span></text:p>
          <text:p text:style-name="P11"><text:span text:style-name="T9">inp_in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19" draw:layer="layout" svg:width="3.727cm" svg:height="0.821cm" svg:x="3.333cm" svg:y="37.86cm">
          <text:p text:style-name="P11"><text:span text:style-name="T8">Curve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9" draw:layer="layout" svg:width="3.772cm" svg:height="0.875cm" svg:x="7.46cm" svg:y="35.206cm">
          <text:p text:style-name="P11"><text:span text:style-name="T8">Aquifers</text:span></text:p>
          <text:p text:style-name="P11"><text:span text:style-name="T9">inp_aqui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9" draw:layer="layout" svg:width="3.747cm" svg:height="0.874cm" svg:x="7.425cm" svg:y="37.863cm">
          <text:p text:style-name="P11"><text:span text:style-name="T8">Snowmelt</text:span></text:p>
          <text:p text:style-name="P11"><text:span text:style-name="T9">inp_snowme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19" draw:layer="layout" svg:width="3.705cm" svg:height="0.874cm" svg:x="3.324cm" svg:y="36.551cm">
          <text:p text:style-name="P11"><text:span text:style-name="T8">Pattern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19" draw:layer="layout" svg:width="3.8cm" svg:height="0.875cm" svg:x="7.42cm" svg:y="33.834cm">
          <text:p text:style-name="P11"><text:span text:style-name="T8">Temperature</text:span></text:p>
          <text:p text:style-name="P11"><text:span text:style-name="T9">inp_temper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586cm" svg:x1="37.152cm" svg:y1="14.797cm" svg:x2="26.277cm" svg:y2="27.365cm" draw:start-shape="id83" draw:start-glue-point="2" svg:d="M37152 14797v12143h-10875v425" svg:viewBox="0 0 10876 12569">
          <text:p/>
        </draw:connector>
        <draw:custom-shape draw:style-name="gr227" draw:text-style-name="P19" draw:layer="layout" svg:width="3.749cm" svg:height="0.96cm" svg:x="24.151cm" svg:y="37.861cm">
          <text:p text:style-name="P11"><text:span text:style-name="T8">Transects</text:span></text:p>
          <text:p text:style-name="P11"><text:span text:style-name="T9">inp_trans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7cm" svg:y1="30.54cm" svg:x2="23.26cm" svg:y2="28.237cm" draw:start-shape="id114" draw:start-glue-point="0" draw:end-shape="id84" draw:end-glue-point="2" svg:d="M21700 30540v-1151h1560v-1152" svg:viewBox="0 0 1561 2304">
          <text:p/>
        </draw:connector>
        <draw:custom-shape draw:style-name="gr228" draw:text-style-name="P28" xml:id="id153" draw:id="id153" draw:layer="layout" svg:width="3.809cm" svg:height="1.041cm" svg:x="24.65cm" svg:y="15.384cm">
          <text:p text:style-name="P6"><text:span text:style-name="T6">Grate catalog</text:span></text:p>
          <text:p text:style-name="P6"><text:span text:style-name="T7">cat_g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16" xml:id="id152" draw:id="id152" draw:layer="layout" svg:width="4.278cm" svg:height="1.041cm" svg:x="18.87cm" svg:y="11.7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28" xml:id="id91" draw:id="id91" draw:layer="layout" svg:width="3.809cm" svg:height="1.041cm" svg:x="24.65cm" svg:y="7.9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18" draw:layer="layout" svg:width="2.835cm" svg:height="0.873cm" svg:x="24.86cm" svg:y="27.365cm">
          <text:p text:style-name="P11"><text:span text:style-name="T8">Orifice</text:span></text:p>
          <text:p text:style-name="P11"><text:span text:style-name="T9">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8" xml:id="id120" draw:id="id120" draw:layer="layout" svg:width="2.835cm" svg:height="0.873cm" svg:x="27.96cm" svg:y="27.365cm">
          <text:p text:style-name="P11"><text:span text:style-name="T8">Virtual</text:span></text:p>
          <text:p text:style-name="P11"><text:span text:style-name="T9">inp_out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7.152cm" svg:y1="14.797cm" svg:x2="29.377cm" svg:y2="27.365cm" draw:start-shape="id83" draw:start-glue-point="2" draw:end-shape="id120" draw:end-glue-point="0" svg:d="M37152 14797v6302h-7775v6266" svg:viewBox="0 0 7776 12569">
          <text:p/>
        </draw:connector>
        <draw:connector draw:style-name="gr75" draw:text-style-name="P11" draw:layer="layout" draw:line-skew="5.691cm" svg:x1="37.152cm" svg:y1="14.797cm" svg:x2="20.26cm" svg:y2="27.365cm" draw:start-shape="id83" draw:start-glue-point="2" draw:end-shape="id119" draw:end-glue-point="0" svg:d="M37152 14797v11993h-16892v575" svg:viewBox="0 0 16893 12569">
          <text:p/>
        </draw:connector>
        <draw:connector draw:style-name="gr75" draw:text-style-name="P11" draw:layer="layout" draw:line-skew="5.731cm" svg:x1="37.152cm" svg:y1="14.797cm" svg:x2="17.16cm" svg:y2="27.365cm" draw:start-shape="id83" draw:start-glue-point="2" draw:end-shape="id118" draw:end-glue-point="0" svg:d="M37152 14797v12033h-19992v535" svg:viewBox="0 0 19993 12569">
          <text:p/>
        </draw:connector>
        <draw:connector draw:style-name="gr75" draw:text-style-name="P11" draw:layer="layout" draw:line-skew="3.324cm" svg:x1="18.865cm" svg:y1="13.605cm" svg:x2="35.827cm" svg:y2="13.997cm" draw:start-shape="id122" draw:start-glue-point="1" draw:end-shape="id83" svg:d="M18865 13605h11795v392h5167" svg:viewBox="0 0 16963 393">
          <text:p/>
        </draw:connector>
        <draw:connector draw:style-name="gr75" draw:text-style-name="P11" draw:layer="layout" draw:line-skew="4.618cm" svg:x1="18.823cm" svg:y1="7.298cm" svg:x2="32.34cm" svg:y2="8.465cm" draw:start-shape="id123" draw:start-glue-point="1" draw:end-shape="id79" draw:end-glue-point="3" svg:d="M18823 7298h11367v1167h2150" svg:viewBox="0 0 13518 1168">
          <text:p/>
        </draw:connector>
        <draw:custom-shape draw:style-name="gr233" draw:text-style-name="P22" xml:id="id124" draw:id="id124" draw:layer="layout" svg:width="3.155cm" svg:height="1.041cm" svg:x="15.71cm" svg:y="18.285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8.865cm" svg:y1="18.805cm" svg:x2="21.932cm" svg:y2="18.787cm" draw:start-shape="id124" draw:start-glue-point="1" draw:end-shape="id93" draw:end-glue-point="3" svg:d="M18865 18805h1534v-18h1533" svg:viewBox="0 0 3068 19">
          <text:p/>
        </draw:connector>
        <draw:connector draw:style-name="gr75" draw:text-style-name="P11" draw:layer="layout" draw:line-skew="2.753cm" svg:x1="18.865cm" svg:y1="22.005cm" svg:x2="24.73cm" svg:y2="23.142cm" draw:start-shape="id125" draw:start-glue-point="1" draw:end-shape="id95" draw:end-glue-point="3" svg:d="M18865 22005h5685v1137h180" svg:viewBox="0 0 5866 1138">
          <text:p/>
        </draw:connector>
        <draw:custom-shape draw:style-name="gr234" draw:text-style-name="P25" xml:id="id126" draw:id="id126" draw:layer="layout" svg:width="2.605cm" svg:height="0.599cm" svg:x="37.55cm" svg:y="21.38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899cm" svg:y1="20.126cm" svg:x2="40.458cm" svg:y2="19.749cm" draw:start-shape="id97" draw:start-glue-point="0" draw:end-shape="id94" draw:end-glue-point="3" svg:d="M38899 20126v-377h1559" svg:viewBox="0 0 1560 378">
          <text:p/>
        </draw:connector>
        <draw:connector draw:style-name="gr75" draw:text-style-name="P11" xml:id="id127" draw:id="id127" draw:layer="layout" svg:x1="38.852cm" svg:y1="21.38cm" svg:x2="38.852cm" svg:y2="21.38cm" draw:start-shape="id126" draw:start-glue-point="0" draw:end-shape="id126" draw:end-glue-point="0" svg:d="M38852 21380z" svg:viewBox="0 0 1 1">
          <text:p/>
        </draw:connector>
        <draw:connector draw:style-name="gr75" draw:text-style-name="P11" draw:layer="layout" svg:x1="38.899cm" svg:y1="20.725cm" svg:x2="38.852cm" svg:y2="21.38cm" draw:start-shape="id97" draw:start-glue-point="2" draw:end-shape="id127" draw:end-glue-point="0" svg:d="M38899 20725v655h-47" svg:viewBox="0 0 48 656">
          <text:p/>
        </draw:connector>
        <draw:custom-shape draw:style-name="gr235" draw:text-style-name="P17" xml:id="id137" draw:id="id137" draw:layer="layout" svg:width="4cm" svg:height="0.876cm" draw:transform="skewX (-0.00122173047639603) rotate (-0.000698131700797933) translate (9.31cm 15.901cm)">
          <text:p text:style-name="P11"><text:span text:style-name="T8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7" xml:id="id140" draw:id="id140" draw:layer="layout" svg:width="3.96cm" svg:height="0.876cm" draw:transform="skewX (-0.00122173047639603) rotate (-0.000698131700797933) translate (9.35cm 19.502cm)">
          <text:p text:style-name="P11"><text:span text:style-name="T8">Gully visits</text:span></text:p>
          <text:p text:style-name="P11"><text:span text:style-name="T9">om_visit_x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17" xml:id="id138" draw:id="id138" draw:layer="layout" svg:width="4.04cm" svg:height="0.876cm" draw:transform="skewX (-0.00122173047639603) rotate (-0.000698131700797933) translate (9.27cm 17.602cm)">
          <text:p text:style-name="P11"><text:span text:style-name="T8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17" xml:id="id139" draw:id="id139" draw:layer="layout" svg:width="4cm" svg:height="0.876cm" draw:transform="skewX (-0.00122173047639603) rotate (-0.000698131700797933) translate (9.31cm 21.202cm)">
          <text:p text:style-name="P11"><text:span text:style-name="T8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17" xml:id="id130" draw:id="id130" draw:layer="layout" svg:width="4cm" svg:height="0.876cm" svg:x="8.49cm" svg:y="6.88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17" xml:id="id131" draw:id="id131" draw:layer="layout" svg:width="4.04cm" svg:height="0.876cm" svg:x="8.466cm" svg:y="8.57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17" xml:id="id132" draw:id="id132" draw:layer="layout" svg:width="4cm" svg:height="0.876cm" svg:x="8.52cm" svg:y="11.984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17" xml:id="id133" draw:id="id133" draw:layer="layout" svg:width="4cm" svg:height="0.876cm" svg:x="8.48cm" svg:y="10.344cm">
          <text:p text:style-name="P11"><text:span text:style-name="T8">Gully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6" xml:id="id128" draw:id="id128" draw:layer="layout" svg:width="3.52cm" svg:height="1.044cm" svg:x="2.35cm" svg:y="7.2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29" xml:id="id129" draw:id="id129" draw:layer="layout" svg:width="3.331cm" svg:height="1.043cm" svg:x="3.899cm" svg:y="9.804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0" xml:id="id136" draw:id="id136" draw:layer="layout" svg:width="1.892cm" svg:height="1.041cm" svg:x="6.24cm" svg:y="17.644cm">
          <text:p text:style-name="P6"><text:span text:style-name="T18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6" xml:id="id134" draw:id="id134" draw:layer="layout" svg:width="3.542cm" svg:height="0.884cm" svg:x="2.898cm" svg:y="21.52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16" xml:id="id135" draw:id="id135" draw:layer="layout" svg:width="3.395cm" svg:height="1.042cm" svg:x="3.575cm" svg:y="19.444cm">
          <text:p text:style-name="P6"><text:span text:style-name="T14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cm 0.027cm" svg:x1="4.11cm" svg:y1="8.244cm" svg:x2="3.899cm" svg:y2="10.325cm" draw:start-shape="id128" draw:start-glue-point="2" draw:end-shape="id129" draw:end-glue-point="3" svg:d="M4110 8244v780h-710v1301h499" svg:viewBox="0 0 711 2082">
          <text:p/>
        </draw:connector>
        <draw:connector draw:style-name="gr75" draw:text-style-name="P11" draw:layer="layout" svg:x1="7.23cm" svg:y1="10.325cm" svg:x2="8.49cm" svg:y2="7.318cm" draw:start-shape="id129" draw:start-glue-point="1" draw:end-shape="id130" svg:d="M7230 10325h638v-3007h622" svg:viewBox="0 0 1261 3008">
          <text:p/>
        </draw:connector>
        <draw:connector draw:style-name="gr75" draw:text-style-name="P11" draw:layer="layout" svg:x1="7.23cm" svg:y1="10.325cm" svg:x2="8.466cm" svg:y2="9.014cm" draw:start-shape="id129" draw:start-glue-point="1" draw:end-shape="id131" svg:d="M7230 10325h626v-1311h610" svg:viewBox="0 0 1237 1312">
          <text:p/>
        </draw:connector>
        <draw:connector draw:style-name="gr75" draw:text-style-name="P11" draw:layer="layout" svg:x1="7.23cm" svg:y1="10.325cm" svg:x2="8.52cm" svg:y2="12.422cm" draw:start-shape="id129" draw:start-glue-point="1" draw:end-shape="id132" svg:d="M7230 10325h653v2097h637" svg:viewBox="0 0 1291 2098">
          <text:p/>
        </draw:connector>
        <draw:connector draw:style-name="gr75" draw:text-style-name="P11" draw:layer="layout" svg:x1="7.23cm" svg:y1="10.325cm" svg:x2="8.48cm" svg:y2="10.782cm" draw:start-shape="id129" draw:start-glue-point="1" draw:end-shape="id133" draw:end-glue-point="3" svg:d="M7230 10325h633v457h617" svg:viewBox="0 0 1251 458">
          <text:p/>
        </draw:connector>
        <draw:connector draw:style-name="gr75" draw:text-style-name="P11" draw:layer="layout" svg:x1="4.669cm" svg:y1="21.52cm" svg:x2="5.272cm" svg:y2="20.486cm" draw:start-shape="id134" draw:start-glue-point="0" draw:end-shape="id135" draw:end-glue-point="2" svg:d="M4669 21520v-516h603v-518" svg:viewBox="0 0 604 1035">
          <text:p/>
        </draw:connector>
        <draw:connector draw:style-name="gr75" draw:text-style-name="P11" draw:layer="layout" svg:x1="8.132cm" svg:y1="18.164cm" svg:x2="9.31cm" svg:y2="16.339cm" draw:start-shape="id136" draw:start-glue-point="1" draw:end-shape="id137" svg:d="M8132 18164h597v-1825h581" svg:viewBox="0 0 1179 1826">
          <text:p/>
        </draw:connector>
        <draw:connector draw:style-name="gr75" draw:text-style-name="P11" draw:layer="layout" svg:x1="8.132cm" svg:y1="18.164cm" svg:x2="9.27cm" svg:y2="18.04cm" draw:start-shape="id136" draw:start-glue-point="1" draw:end-shape="id138" svg:d="M8132 18164h577v-124h561" svg:viewBox="0 0 1139 125">
          <text:p/>
        </draw:connector>
        <draw:connector draw:style-name="gr75" draw:text-style-name="P11" draw:layer="layout" svg:x1="8.132cm" svg:y1="18.164cm" svg:x2="9.31cm" svg:y2="21.64cm" draw:start-shape="id136" draw:start-glue-point="1" draw:end-shape="id139" svg:d="M8132 18164h597v3476h581" svg:viewBox="0 0 1179 3477">
          <text:p/>
        </draw:connector>
        <draw:connector draw:style-name="gr75" draw:text-style-name="P11" draw:layer="layout" svg:x1="8.132cm" svg:y1="18.164cm" svg:x2="9.35cm" svg:y2="19.94cm" draw:start-shape="id136" draw:start-glue-point="1" draw:end-shape="id140" draw:end-glue-point="3" svg:d="M8132 18164h617v1776h601" svg:viewBox="0 0 1219 1777">
          <text:p/>
        </draw:connector>
        <draw:connector draw:style-name="gr75" draw:text-style-name="P11" draw:layer="layout" svg:x1="5.272cm" svg:y1="19.444cm" svg:x2="3.94cm" svg:y2="17.72cm" draw:start-shape="id135" draw:start-glue-point="0" draw:end-shape="id141" draw:end-glue-point="2" svg:d="M5272 19444v-862h-1332v-862" svg:viewBox="0 0 1333 1725">
          <text:p/>
        </draw:connector>
        <draw:connector draw:style-name="gr75" draw:text-style-name="P11" draw:layer="layout" svg:x1="10.49cm" svg:y1="6.88cm" svg:x2="33.662cm" svg:y2="7.675cm" draw:start-shape="id130" draw:start-glue-point="0" draw:end-shape="id79" svg:d="M10490 6880v-510h23172v1305" svg:viewBox="0 0 23173 1306">
          <text:p/>
        </draw:connector>
        <draw:connector draw:style-name="gr75" draw:text-style-name="P11" draw:layer="layout" draw:line-skew="8.289cm" svg:x1="12.7cm" svg:y1="9.313cm" svg:x2="35.827cm" svg:y2="13.997cm" draw:end-shape="id83" draw:end-glue-point="3" svg:d="M12700 9313h19580v4684h3547" svg:viewBox="0 0 23128 4685">
          <text:p/>
        </draw:connector>
        <draw:connector draw:style-name="gr75" draw:text-style-name="P11" draw:layer="layout" draw:line-skew="2.012cm" svg:x1="11.31cm" svg:y1="15.901cm" svg:x2="33.662cm" svg:y2="9.256cm" draw:start-shape="id137" draw:start-glue-point="0" draw:end-shape="id79" draw:end-glue-point="2" svg:d="M11310 15901v-1293h22352v-5352" svg:viewBox="0 0 22353 6646">
          <text:p/>
        </draw:connector>
        <draw:connector draw:style-name="gr75" draw:text-style-name="P11" draw:layer="layout" draw:line-skew="2.528cm" svg:x1="11.31cm" svg:y1="22.081cm" svg:x2="41.76cm" svg:y2="20.569cm" draw:start-shape="id139" draw:start-glue-point="2" draw:end-shape="id94" draw:end-glue-point="2" svg:d="M11310 22081v3039h30450v-4551" svg:viewBox="0 0 30451 4552">
          <text:p/>
        </draw:connector>
        <draw:connector draw:style-name="gr75" draw:text-style-name="P11" draw:layer="layout" svg:x1="13.31cm" svg:y1="19.943cm" svg:x2="39.704cm" svg:y2="17.5cm" draw:start-shape="id140" draw:start-glue-point="1" draw:end-shape="id98" draw:end-glue-point="2" svg:d="M13310 19943h26394v-2443" svg:viewBox="0 0 26395 2444">
          <text:p/>
        </draw:connector>
        <draw:connector draw:style-name="gr75" draw:text-style-name="P11" draw:layer="layout" svg:x1="13.31cm" svg:y1="18.043cm" svg:x2="37.152cm" svg:y2="14.797cm" draw:start-shape="id138" draw:start-glue-point="1" draw:end-shape="id83" draw:end-glue-point="2" svg:d="M13310 18043h23842v-3246" svg:viewBox="0 0 23843 3247">
          <text:p/>
        </draw:connector>
        <draw:custom-shape draw:style-name="gr248" draw:text-style-name="P8" draw:layer="layout" svg:width="10.48cm" svg:height="8.98cm" svg:x="47.921cm" svg:y="21.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3" draw:layer="layout" svg:width="4.237cm" svg:height="1.042cm" svg:x="53.638cm" svg:y="22.561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33" draw:layer="layout" svg:width="4.208cm" svg:height="1.041cm" svg:x="53.671cm" svg:y="24.16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33" draw:layer="layout" svg:width="4.208cm" svg:height="1.041cm" svg:x="53.672cm" svg:y="25.76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33" draw:layer="layout" svg:width="4.208cm" svg:height="1.041cm" svg:x="53.673cm" svg:y="27.36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4" draw:layer="layout" svg:width="4.103cm" svg:height="1.042cm" svg:x="48.798cm" svg:y="22.54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4" draw:layer="layout" svg:width="4.102cm" svg:height="1.042cm" svg:x="48.733cm" svg:y="24.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34" draw:layer="layout" svg:width="4.103cm" svg:height="1.042cm" svg:x="48.686cm" svg:y="25.7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9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256" draw:text-style-name="P16" draw:layer="layout" svg:width="3.942cm" svg:height="0.959cm" svg:x="39.438cm" svg:y="34.201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6" draw:layer="layout" svg:width="3.784cm" svg:height="0.92cm" svg:x="50.501cm" svg:y="34.821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UD table data model</text:span></text:p>
          </draw:text-box>
        </draw:frame>
        <draw:custom-shape draw:style-name="gr258" draw:text-style-name="P30" xml:id="id141" draw:id="id141" draw:layer="layout" svg:width="2.92cm" svg:height="2.021cm" svg:x="2.48cm" svg:y="15.69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cm" svg:y1="16.709cm" svg:x2="7.186cm" svg:y2="17.644cm" draw:start-shape="id141" draw:start-glue-point="1" draw:end-shape="id136" draw:end-glue-point="0" svg:d="M5400 16709h1786v935" svg:viewBox="0 0 1787 936">
          <text:p/>
        </draw:connector>
        <draw:custom-shape draw:style-name="gr155" draw:text-style-name="P12" xml:id="id142" draw:id="id142" draw:layer="layout" svg:width="2.651cm" svg:height="1.6cm" svg:x="33.88cm" svg:y="10.44cm">
          <text:p text:style-name="P11"><text:span text:style-name="T4">Polygon</text:span></text:p>
          <text:list text:style-name="L2">
            <text:list-header>
              <text:p text:style-name="P11"><text:span text:style-name="T5">polygon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17" xml:id="id151" draw:id="id151" draw:layer="layout" svg:width="3.09cm" svg:height="0.875cm" svg:x="45.831cm" svg:y="17.883cm">
          <text:p text:style-name="P11"><text:span text:style-name="T8">Waccel</text:span></text:p>
          <text:p text:style-name="P11"><text:span text:style-name="T9">man_wac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7" xml:id="id150" draw:id="id150" draw:layer="layout" svg:width="3.09cm" svg:height="0.875cm" svg:x="45.831cm" svg:y="16.883cm">
          <text:p text:style-name="P11"><text:span text:style-name="T8">Siphon</text:span></text:p>
          <text:p text:style-name="P11"><text:span text:style-name="T9">man_siph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38" xml:id="id143" draw:id="id143" draw:layer="layout" svg:width="3.09cm" svg:height="0.875cm" svg:x="45.831cm" svg:y="11.305cm">
          <text:p text:style-name="P11"><text:span text:style-name="T8">Storage</text:span></text:p>
          <text:p text:style-name="P11"><text:span text:style-name="T9">man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38" xml:id="id144" draw:id="id144" draw:layer="layout" svg:width="3.09cm" svg:height="0.875cm" svg:x="45.831cm" svg:y="12.305cm">
          <text:p text:style-name="P11"><text:span text:style-name="T8">Netgully</text:span></text:p>
          <text:p text:style-name="P11"><text:span text:style-name="T9">man_net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38" xml:id="id145" draw:id="id145" draw:layer="layout" svg:width="3.09cm" svg:height="0.875cm" svg:x="45.831cm" svg:y="13.305cm">
          <text:p text:style-name="P11"><text:span text:style-name="T8">Chamber</text:span></text:p>
          <text:p text:style-name="P11"><text:span text:style-name="T9">man_cha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17" xml:id="id147" draw:id="id147" draw:layer="layout" svg:width="3.091cm" svg:height="0.875cm" svg:x="45.83cm" svg:y="7.789cm">
          <text:p text:style-name="P11"><text:span text:style-name="T8">Netinit</text:span></text:p>
          <text:p text:style-name="P11"><text:span text:style-name="T9">man_net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7" draw:layer="layout" svg:width="3.09cm" svg:height="0.876cm" svg:x="45.831cm" svg:y="5.81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7" xml:id="id148" draw:id="id148" draw:layer="layout" svg:width="3.09cm" svg:height="0.876cm" svg:x="45.832cm" svg:y="4.812cm">
          <text:p text:style-name="P11"><text:span text:style-name="T8">Wjump</text:span></text:p>
          <text:p text:style-name="P11"><text:span text:style-name="T9">man_wj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17" xml:id="id149" draw:id="id149" draw:layer="layout" svg:width="3.09cm" svg:height="0.876cm" svg:x="45.83cm" svg:y="3.744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7" xml:id="id146" draw:id="id146" draw:layer="layout" svg:width="3.091cm" svg:height="0.875cm" svg:x="45.83cm" svg:y="8.788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531cm" svg:y1="11.24cm" svg:x2="45.83cm" svg:y2="10.741cm" draw:start-shape="id142" draw:start-glue-point="1" draw:end-shape="id89" draw:end-glue-point="3" svg:d="M36531 11240h4667v-499h4632" svg:viewBox="0 0 9300 500">
          <text:p/>
        </draw:connector>
        <draw:connector draw:style-name="gr75" draw:text-style-name="P11" draw:layer="layout" svg:x1="36.531cm" svg:y1="11.24cm" svg:x2="45.831cm" svg:y2="11.742cm" draw:start-shape="id142" draw:start-glue-point="1" draw:end-shape="id143" draw:end-glue-point="3" svg:d="M36531 11240h4668v502h4632" svg:viewBox="0 0 9301 503">
          <text:p/>
        </draw:connector>
        <draw:connector draw:style-name="gr75" draw:text-style-name="P11" draw:layer="layout" svg:x1="36.531cm" svg:y1="11.24cm" svg:x2="45.831cm" svg:y2="12.742cm" draw:start-shape="id142" draw:start-glue-point="1" draw:end-shape="id144" draw:end-glue-point="3" svg:d="M36531 11240h4668v1502h4632" svg:viewBox="0 0 9301 1503">
          <text:p/>
        </draw:connector>
        <draw:connector draw:style-name="gr75" draw:text-style-name="P11" draw:layer="layout" svg:x1="36.531cm" svg:y1="11.24cm" svg:x2="45.831cm" svg:y2="13.742cm" draw:start-shape="id142" draw:start-glue-point="1" draw:end-shape="id145" svg:d="M36531 11240h4668v2502h4632" svg:viewBox="0 0 9301 2503">
          <text:p/>
        </draw:connector>
        <draw:connector draw:style-name="gr75" draw:text-style-name="P11" draw:layer="layout" draw:line-skew="4.318cm" svg:x1="34.984cm" svg:y1="8.465cm" svg:x2="45.83cm" svg:y2="9.225cm" draw:start-shape="id88" draw:start-glue-point="0" draw:end-shape="id146" draw:end-glue-point="3" svg:d="M34984 8465h9736v760h1110" svg:viewBox="0 0 10847 761">
          <text:p/>
        </draw:connector>
        <draw:connector draw:style-name="gr75" draw:text-style-name="P11" draw:layer="layout" draw:line-skew="4.318cm" svg:x1="34.984cm" svg:y1="8.465cm" svg:x2="45.83cm" svg:y2="8.226cm" draw:start-shape="id88" draw:start-glue-point="0" draw:end-shape="id147" draw:end-glue-point="3" svg:d="M34984 8465h9736v-239h1110" svg:viewBox="0 0 10847 240">
          <text:p/>
        </draw:connector>
        <draw:connector draw:style-name="gr75" draw:text-style-name="P11" draw:layer="layout" draw:line-skew="4.316cm" svg:x1="34.984cm" svg:y1="8.465cm" svg:x2="45.832cm" svg:y2="5.25cm" draw:start-shape="id88" draw:start-glue-point="0" draw:end-shape="id148" draw:end-glue-point="3" svg:d="M34984 8465h9736v-3215h1112" svg:viewBox="0 0 10849 3216">
          <text:p/>
        </draw:connector>
        <draw:connector draw:style-name="gr75" draw:text-style-name="P11" draw:layer="layout" draw:line-skew="4.317cm" svg:x1="34.984cm" svg:y1="8.465cm" svg:x2="45.83cm" svg:y2="4.182cm" draw:start-shape="id88" draw:start-glue-point="0" draw:end-shape="id149" svg:d="M34984 8465h9736v-4283h1110" svg:viewBox="0 0 10847 4284">
          <text:p/>
        </draw:connector>
        <draw:connector draw:style-name="gr75" draw:text-style-name="P11" draw:layer="layout" svg:x1="38.478cm" svg:y1="13.997cm" svg:x2="45.831cm" svg:y2="17.32cm" draw:start-shape="id83" draw:start-glue-point="1" draw:end-shape="id150" svg:d="M38478 13997h3694v3323h3659" svg:viewBox="0 0 7354 3324">
          <text:p/>
        </draw:connector>
        <draw:connector draw:style-name="gr75" draw:text-style-name="P11" draw:layer="layout" svg:x1="38.478cm" svg:y1="13.997cm" svg:x2="45.831cm" svg:y2="18.32cm" draw:start-shape="id83" draw:start-glue-point="1" draw:end-shape="id151" draw:end-glue-point="3" svg:d="M38478 13997h3694v4323h3659" svg:viewBox="0 0 7354 432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draw:end-glue-point="3" svg:d="M34984 8465h6216v2276h4630" svg:viewBox="0 0 10847 2277">
          <text:p/>
        </draw:connector>
        <draw:custom-shape draw:style-name="gr269" draw:text-style-name="P33" draw:layer="layout" svg:width="4.208cm" svg:height="1.041cm" svg:x="53.675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34" draw:layer="layout" svg:width="4.103cm" svg:height="1.042cm" svg:x="48.68cm" svg:y="27.34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34" draw:layer="layout" svg:width="4.103cm" svg:height="1.042cm" svg:x="48.739cm" svg:y="29.039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3.148cm" svg:y1="12.305cm" svg:x2="24.61cm" svg:y2="12.305cm" draw:start-shape="id152" draw:start-glue-point="1" draw:end-shape="id92" draw:end-glue-point="3" svg:d="M23148 12305h1462" svg:viewBox="0 0 1463 1">
          <text:p/>
        </draw:connector>
        <draw:connector draw:style-name="gr75" draw:text-style-name="P11" draw:layer="layout" draw:line-skew="-3.009cm" svg:x1="28.459cm" svg:y1="15.904cm" svg:x2="38.379cm" svg:y2="16.7cm" draw:start-shape="id153" draw:start-glue-point="1" draw:end-shape="id98" draw:end-glue-point="3" svg:d="M28459 15904h1941v796h7979" svg:viewBox="0 0 9921 797">
          <text:p/>
        </draw:connector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272" draw:text-style-name="P12" draw:layer="layout" svg:width="5.02cm" svg:height="9.46cm" svg:x="42.02cm" svg:y="28.68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12" draw:layer="layout" svg:width="7.96cm" svg:height="10.56cm" svg:x="5.16cm" svg:y="17.2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2" draw:layer="layout" svg:width="3.12cm" svg:height="31.68cm" svg:x="22.42cm" svg:y="8.8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0" xml:id="id219" draw:id="id219" draw:layer="layout" svg:width="2.651cm" svg:height="1.183cm" svg:x="22.597cm" svg:y="26.5cm">
          <text:p text:style-name="P11"><text:span text:style-name="T27">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1" xml:id="id165" draw:id="id165" draw:layer="layout" svg:width="2.605cm" svg:height="1.285cm" svg:x="22.64cm" svg:y="29.7cm">
          <text:p text:style-name="P11"><text:span text:style-name="T27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42" xml:id="id186" draw:id="id186" draw:layer="layout" svg:width="2.649cm" svg:height="1.183cm" svg:x="22.671cm" svg:y="35.06cm">
          <text:p text:style-name="P11"><text:span text:style-name="T27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3" xml:id="id154" draw:id="id154" draw:layer="layout" svg:width="2.6cm" svg:height="0.44cm" svg:x="22.66cm" svg:y="18.46cm">
          <text:p text:style-name="P11"><text:span text:style-name="T13">v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7" xml:id="id157" draw:id="id157" draw:layer="layout" svg:width="3.091cm" svg:height="0.555cm" svg:x="29.82cm" svg:y="15.9cm">
          <text:p text:style-name="P11"><text:span text:style-name="T9">v_edit_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17" xml:id="id158" draw:id="id158" draw:layer="layout" svg:width="3.09cm" svg:height="0.63cm" svg:x="29.8cm" svg:y="16.76cm">
          <text:p text:style-name="P11"><text:span text:style-name="T9">v_edit_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7" xml:id="id159" draw:id="id159" draw:layer="layout" svg:width="3.09cm" svg:height="0.628cm" svg:x="29.8cm" svg:y="19.2cm">
          <text:p text:style-name="P11"><text:span text:style-name="T9">v_edit_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17" xml:id="id156" draw:id="id156" draw:layer="layout" svg:width="3.09cm" svg:height="0.589cm" svg:x="29.8cm" svg:y="14.92cm">
          <text:p text:style-name="P11"><text:span text:style-name="T9">v_edit_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17" xml:id="id161" draw:id="id161" draw:layer="layout" svg:width="3.09cm" svg:height="0.486cm" svg:x="29.8cm" svg:y="26.82cm">
          <text:p text:style-name="P11"><text:span text:style-name="T9">v_edit_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7" xml:id="id162" draw:id="id162" draw:layer="layout" svg:width="3.09cm" svg:height="0.585cm" svg:x="29.8cm" svg:y="17.58cm">
          <text:p text:style-name="P11"><text:span text:style-name="T9">v_edit_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7" xml:id="id155" draw:id="id155" draw:layer="layout" svg:width="3.09cm" svg:height="0.592cm" svg:x="29.8cm" svg:y="14.08cm">
          <text:p text:style-name="P11"><text:span text:style-name="T9">v_edit_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7" xml:id="id163" draw:id="id163" draw:layer="layout" svg:width="3.09cm" svg:height="0.584cm" svg:x="29.8cm" svg:y="18.36cm">
          <text:p text:style-name="P11"><text:span text:style-name="T9">v_edit_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25" xml:id="id164" draw:id="id164" draw:layer="layout" svg:width="2.741cm" svg:height="0.599cm" svg:x="22.579cm" svg:y="31.942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15cm" svg:x1="25.26cm" svg:y1="18.68cm" svg:x2="29.8cm" svg:y2="14.376cm" draw:start-shape="id154" draw:start-glue-point="1" draw:end-shape="id155" draw:end-glue-point="3" svg:d="M25260 18680h2255v-4304h2285" svg:viewBox="0 0 4541 4305">
          <text:p/>
        </draw:connector>
        <draw:connector draw:style-name="gr75" draw:text-style-name="P11" draw:layer="layout" draw:line-skew="-0.015cm" svg:x1="25.26cm" svg:y1="18.68cm" svg:x2="29.8cm" svg:y2="15.214cm" draw:start-shape="id154" draw:start-glue-point="1" draw:end-shape="id156" draw:end-glue-point="3" svg:d="M25260 18680h2255v-3466h2285" svg:viewBox="0 0 4541 3467">
          <text:p/>
        </draw:connector>
        <draw:connector draw:style-name="gr75" draw:text-style-name="P11" draw:layer="layout" draw:line-skew="-0.025cm" svg:x1="25.26cm" svg:y1="18.68cm" svg:x2="29.82cm" svg:y2="16.177cm" draw:start-shape="id154" draw:start-glue-point="1" draw:end-shape="id157" draw:end-glue-point="3" svg:d="M25260 18680h2255v-2503h2305" svg:viewBox="0 0 4561 2504">
          <text:p/>
        </draw:connector>
        <draw:connector draw:style-name="gr75" draw:text-style-name="P11" draw:layer="layout" draw:line-skew="-0.02cm" svg:x1="25.26cm" svg:y1="18.68cm" svg:x2="29.8cm" svg:y2="17.075cm" draw:start-shape="id154" draw:start-glue-point="1" draw:end-shape="id158" svg:d="M25260 18680h2250v-1605h2290" svg:viewBox="0 0 4541 1606">
          <text:p/>
        </draw:connector>
        <draw:connector draw:style-name="gr75" draw:text-style-name="P11" draw:layer="layout" draw:line-skew="0.005cm" svg:x1="25.26cm" svg:y1="18.68cm" svg:x2="29.8cm" svg:y2="19.514cm" draw:start-shape="id154" draw:start-glue-point="1" draw:end-shape="id159" svg:d="M25260 18680h2275v834h2265" svg:viewBox="0 0 4541 835">
          <text:p/>
        </draw:connector>
        <draw:connector draw:style-name="gr75" draw:text-style-name="P11" draw:layer="layout" draw:line-skew="-0.921cm" svg:x1="25.24cm" svg:y1="24.852cm" svg:x2="29.8cm" svg:y2="27.063cm" draw:start-shape="id160" draw:start-glue-point="1" draw:end-shape="id161" draw:end-glue-point="3" svg:d="M25240 24852h1360v2211h3200" svg:viewBox="0 0 4561 2212">
          <text:p/>
        </draw:connector>
        <draw:connector draw:style-name="gr75" draw:text-style-name="P11" draw:layer="layout" draw:line-skew="-0.015cm" svg:x1="25.26cm" svg:y1="18.68cm" svg:x2="29.8cm" svg:y2="17.872cm" draw:start-shape="id154" draw:start-glue-point="1" draw:end-shape="id162" svg:d="M25260 18680h2255v-808h2285" svg:viewBox="0 0 4541 809">
          <text:p/>
        </draw:connector>
        <draw:connector draw:style-name="gr75" draw:text-style-name="P11" draw:layer="layout" draw:line-skew="-0.015cm" svg:x1="25.26cm" svg:y1="18.68cm" svg:x2="29.8cm" svg:y2="18.652cm" draw:start-shape="id154" draw:start-glue-point="1" draw:end-shape="id163" svg:d="M25260 18680h2255v-28h2285" svg:viewBox="0 0 4541 29">
          <text:p/>
        </draw:connector>
        <draw:connector draw:style-name="gr75" draw:text-style-name="P11" draw:layer="layout" draw:line-skew="0.203cm" svg:x1="23.949cm" svg:y1="31.942cm" svg:x2="23.942cm" svg:y2="30.985cm" draw:start-shape="id164" draw:start-glue-point="0" draw:end-shape="id165" draw:end-glue-point="2" svg:d="M23949 31942v-276h-7v-681" svg:viewBox="0 0 8 958">
          <text:p/>
        </draw:connector>
        <draw:custom-shape draw:style-name="gr288" draw:text-style-name="P44" xml:id="id221" draw:id="id221" draw:layer="layout" svg:width="2.72cm" svg:height="0.599cm" svg:x="22.6cm" svg:y="32.941cm">
          <text:list text:style-name="L2">
            <text:list-header>
              <text:p text:style-name="P11"><text:span text:style-name="T28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9" draw:text-style-name="P9" draw:layer="layout" svg:width="49.06cm" svg:height="2.363cm" svg:x="3.34cm" svg:y="0.368cm">
          <draw:text-box>
            <text:p text:style-name="P6"><text:span text:style-name="T3">Giswater 3 WS/UD view data model </text:span></text:p>
          </draw:text-box>
        </draw:frame>
        <draw:custom-shape draw:style-name="gr290" draw:text-style-name="P17" xml:id="id169" draw:id="id169" draw:layer="layout" svg:width="3.091cm" svg:height="0.54cm" svg:x="29.8cm" svg:y="30.44cm">
          <text:p text:style-name="P11"><text:span text:style-name="T9">v_edit_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7" xml:id="id184" draw:id="id184" draw:layer="layout" svg:width="3.09cm" svg:height="0.56cm" svg:x="29.81cm" svg:y="31.12cm">
          <text:p text:style-name="P11"><text:span text:style-name="T9">v_edit_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7" xml:id="id168" draw:id="id168" draw:layer="layout" svg:width="3.09cm" svg:height="0.489cm" svg:x="29.801cm" svg:y="29.72cm">
          <text:p text:style-name="P11"><text:span text:style-name="T9">v_edit_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7" xml:id="id167" draw:id="id167" draw:layer="layout" svg:width="3.09cm" svg:height="0.532cm" svg:x="29.801cm" svg:y="28.94cm">
          <text:p text:style-name="P11"><text:span text:style-name="T9">v_edit_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01cm" svg:y2="29.206cm" draw:start-shape="id166" draw:start-glue-point="1" draw:end-shape="id167" draw:end-glue-point="3" svg:d="M25240 28892h2281v314h2280" svg:viewBox="0 0 4562 315">
          <text:p/>
        </draw:connector>
        <draw:connector draw:style-name="gr75" draw:text-style-name="P11" draw:layer="layout" svg:x1="25.24cm" svg:y1="28.892cm" svg:x2="29.801cm" svg:y2="29.964cm" draw:start-shape="id166" draw:start-glue-point="1" draw:end-shape="id168" svg:d="M25240 28892h2281v1072h2280" svg:viewBox="0 0 4562 1073">
          <text:p/>
        </draw:connector>
        <draw:connector draw:style-name="gr75" draw:text-style-name="P11" draw:layer="layout" svg:x1="25.24cm" svg:y1="28.892cm" svg:x2="29.8cm" svg:y2="30.71cm" draw:start-shape="id166" draw:start-glue-point="1" draw:end-shape="id169" draw:end-glue-point="3" svg:d="M25240 28892h2280v1818h2280" svg:viewBox="0 0 4561 1819">
          <text:p/>
        </draw:connector>
        <draw:connector draw:style-name="gr75" draw:text-style-name="P11" draw:layer="layout" draw:line-skew="-0.861cm" svg:x1="25.24cm" svg:y1="28.892cm" svg:x2="29.84cm" svg:y2="32.5cm" draw:start-shape="id166" draw:start-glue-point="1" draw:end-shape="id170" draw:end-glue-point="3" svg:d="M25240 28892h1440v3608h3160" svg:viewBox="0 0 4601 3609">
          <text:p/>
        </draw:connector>
        <draw:custom-shape draw:style-name="gr294" draw:text-style-name="P17" xml:id="id171" draw:id="id171" draw:layer="layout" svg:width="3.09cm" svg:height="0.653cm" svg:x="29.801cm" svg:y="13.22cm">
          <text:p text:style-name="P11"><text:span text:style-name="T9">v_edit_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7" xml:id="id172" draw:id="id172" draw:layer="layout" svg:width="3.09cm" svg:height="0.594cm" svg:x="29.802cm" svg:y="12.38cm">
          <text:p text:style-name="P11"><text:span text:style-name="T9">v_edit_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7" xml:id="id173" draw:id="id173" draw:layer="layout" svg:width="3.09cm" svg:height="0.615cm" svg:x="29.803cm" svg:y="11.46cm">
          <text:p text:style-name="P11"><text:span text:style-name="T9">v_edit_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7" xml:id="id174" draw:id="id174" draw:layer="layout" svg:width="3.136cm" svg:height="0.636cm" svg:x="29.804cm" svg:y="9.54cm">
          <text:p text:style-name="P11"><text:span text:style-name="T9">v_edit_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45" xml:id="id180" draw:id="id180" draw:layer="layout" svg:width="3.09cm" svg:height="0.466cm" svg:x="29.801cm" svg:y="26.14cm">
          <text:p text:style-name="P11"><text:span text:style-name="T9">v_edit_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45" xml:id="id175" draw:id="id175" draw:layer="layout" svg:width="3.09cm" svg:height="0.528cm" svg:x="29.801cm" svg:y="20cm">
          <text:p text:style-name="P11"><text:span text:style-name="T9">v_edit_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45" xml:id="id176" draw:id="id176" draw:layer="layout" svg:width="3.09cm" svg:height="0.62cm" svg:x="29.801cm" svg:y="20.72cm">
          <text:p text:style-name="P11"><text:span text:style-name="T9">v_edit_man_expa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45" xml:id="id177" draw:id="id177" draw:layer="layout" svg:width="3.09cm" svg:height="0.528cm" svg:x="29.801cm" svg:y="21.6cm">
          <text:p text:style-name="P11"><text:span text:style-name="T9">v_edit_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5" xml:id="id178" draw:id="id178" draw:layer="layout" svg:width="3.09cm" svg:height="0.588cm" svg:x="29.801cm" svg:y="22.34cm">
          <text:p text:style-name="P11"><text:span text:style-name="T9">v_edit_man_nets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5" xml:id="id179" draw:id="id179" draw:layer="layout" svg:width="3.09cm" svg:height="0.528cm" svg:x="29.802cm" svg:y="23.2cm">
          <text:p text:style-name="P11"><text:span text:style-name="T9">v_edit_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1cm" svg:y2="13.546cm" draw:start-shape="id154" draw:start-glue-point="1" draw:end-shape="id171" draw:end-glue-point="3" svg:d="M25260 18680h2271v-5134h2270" svg:viewBox="0 0 4542 5135">
          <text:p/>
        </draw:connector>
        <draw:connector draw:style-name="gr75" draw:text-style-name="P11" draw:layer="layout" svg:x1="25.26cm" svg:y1="18.68cm" svg:x2="29.802cm" svg:y2="12.677cm" draw:start-shape="id154" draw:start-glue-point="1" draw:end-shape="id172" draw:end-glue-point="3" svg:d="M25260 18680h2271v-6003h2271" svg:viewBox="0 0 4543 6004">
          <text:p/>
        </draw:connector>
        <draw:connector draw:style-name="gr75" draw:text-style-name="P11" draw:layer="layout" svg:x1="25.26cm" svg:y1="18.68cm" svg:x2="29.803cm" svg:y2="11.767cm" draw:start-shape="id154" draw:start-glue-point="1" draw:end-shape="id173" draw:end-glue-point="3" svg:d="M25260 18680h2272v-6913h2271" svg:viewBox="0 0 4544 6914">
          <text:p/>
        </draw:connector>
        <draw:connector draw:style-name="gr75" draw:text-style-name="P11" draw:layer="layout" draw:line-skew="-0.012cm" svg:x1="25.26cm" svg:y1="18.68cm" svg:x2="29.804cm" svg:y2="9.858cm" draw:start-shape="id154" draw:start-glue-point="1" draw:end-shape="id174" draw:end-glue-point="3" svg:d="M25260 18680h2260v-8822h2284" svg:viewBox="0 0 4545 8823">
          <text:p/>
        </draw:connector>
        <draw:connector draw:style-name="gr75" draw:text-style-name="P11" draw:layer="layout" svg:x1="25.26cm" svg:y1="18.68cm" svg:x2="29.801cm" svg:y2="20.264cm" draw:start-shape="id154" draw:end-shape="id175" draw:end-glue-point="3" svg:d="M25260 18680h2271v1584h2270" svg:viewBox="0 0 4542 1585">
          <text:p/>
        </draw:connector>
        <draw:connector draw:style-name="gr75" draw:text-style-name="P11" draw:layer="layout" svg:x1="25.26cm" svg:y1="18.68cm" svg:x2="29.801cm" svg:y2="21.03cm" draw:start-shape="id154" draw:start-glue-point="1" draw:end-shape="id176" draw:end-glue-point="3" svg:d="M25260 18680h2271v2350h2270" svg:viewBox="0 0 4542 2351">
          <text:p/>
        </draw:connector>
        <draw:connector draw:style-name="gr75" draw:text-style-name="P11" draw:layer="layout" svg:x1="25.26cm" svg:y1="18.68cm" svg:x2="29.801cm" svg:y2="21.864cm" draw:start-shape="id154" draw:start-glue-point="1" draw:end-shape="id177" draw:end-glue-point="3" svg:d="M25260 18680h2271v3184h2270" svg:viewBox="0 0 4542 3185">
          <text:p/>
        </draw:connector>
        <draw:connector draw:style-name="gr75" draw:text-style-name="P11" draw:layer="layout" svg:x1="25.26cm" svg:y1="18.68cm" svg:x2="29.801cm" svg:y2="22.634cm" draw:start-shape="id154" draw:end-shape="id178" draw:end-glue-point="3" svg:d="M25260 18680h2271v3954h2270" svg:viewBox="0 0 4542 3955">
          <text:p/>
        </draw:connector>
        <draw:connector draw:style-name="gr75" draw:text-style-name="P11" draw:layer="layout" draw:line-skew="-0.016cm" svg:x1="25.26cm" svg:y1="18.68cm" svg:x2="29.802cm" svg:y2="23.464cm" draw:start-shape="id154" draw:start-glue-point="1" draw:end-shape="id179" svg:d="M25260 18680h2255v4784h2287" svg:viewBox="0 0 4543 4785">
          <text:p/>
        </draw:connector>
        <draw:connector draw:style-name="gr75" draw:text-style-name="P11" draw:layer="layout" draw:line-skew="-0.922cm" svg:x1="25.24cm" svg:y1="24.852cm" svg:x2="29.801cm" svg:y2="26.373cm" draw:start-shape="id160" draw:start-glue-point="1" draw:end-shape="id180" draw:end-glue-point="3" svg:d="M25240 24852h1359v1521h3202" svg:viewBox="0 0 4562 1522">
          <text:p/>
        </draw:connector>
        <draw:custom-shape draw:style-name="gr304" draw:text-style-name="P46" xml:id="id181" draw:id="id181" draw:layer="layout" svg:width="2.644cm" svg:height="1.186cm" svg:x="22.616cm" svg:y="10.66cm">
          <text:p text:style-name="P11"><text:span text:style-name="T27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31cm" svg:x1="25.26cm" svg:y1="11.253cm" svg:x2="29.805cm" svg:y2="8.959cm" draw:start-shape="id181" draw:start-glue-point="1" draw:end-shape="id182" draw:end-glue-point="3" svg:d="M25260 11253h2260v-2294h2285" svg:viewBox="0 0 4546 2295">
          <text:p/>
        </draw:connector>
        <draw:custom-shape draw:style-name="gr305" draw:text-style-name="P45" xml:id="id183" draw:id="id183" draw:layer="layout" svg:width="3.09cm" svg:height="0.548cm" svg:x="29.803cm" svg:y="23.98cm">
          <text:p text:style-name="P11"><text:span text:style-name="T9">v_edit_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3cm" svg:y2="24.254cm" draw:start-shape="id154" draw:start-glue-point="1" draw:end-shape="id183" draw:end-glue-point="3" svg:d="M25260 18680h2272v5574h2271" svg:viewBox="0 0 4544 5575">
          <text:p/>
        </draw:connector>
        <draw:custom-shape draw:style-name="gr306" draw:text-style-name="P42" xml:id="id188" draw:id="id188" draw:layer="layout" svg:width="2.649cm" svg:height="1.203cm" svg:x="22.671cm" svg:y="37.14cm">
          <text:p text:style-name="P11"><text:span text:style-name="T27">Sample </text:span><text:span text:style-name="T27"><text:line-break/></text:span><text:span text:style-name="T27">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42" xml:id="id190" draw:id="id190" draw:layer="layout" svg:width="2.649cm" svg:height="1.323cm" svg:x="22.671cm" svg:y="39.02cm">
          <text:p text:style-name="P11"><text:span text:style-name="T27">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7" xml:id="id187" draw:id="id187" draw:layer="layout" svg:width="3.09cm" svg:height="0.56cm" svg:x="29.811cm" svg:y="35.32cm">
          <text:p text:style-name="P11"><text:span text:style-name="T9">v_edit_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7" xml:id="id189" draw:id="id189" draw:layer="layout" svg:width="3.09cm" svg:height="0.56cm" svg:x="29.811cm" svg:y="37.32cm">
          <text:p text:style-name="P11"><text:span text:style-name="T9">v_edit_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7" xml:id="id191" draw:id="id191" draw:layer="layout" svg:width="3.09cm" svg:height="0.56cm" svg:x="29.811cm" svg:y="38.72cm">
          <text:p text:style-name="P11"><text:span text:style-name="T9">v_edit_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1cm" svg:y2="31.4cm" draw:start-shape="id166" draw:start-glue-point="1" draw:end-shape="id184" draw:end-glue-point="3" svg:d="M25240 28892h2286v2508h2284" svg:viewBox="0 0 4571 2509">
          <text:p/>
        </draw:connector>
        <draw:connector draw:style-name="gr75" draw:text-style-name="P11" draw:layer="layout" draw:line-skew="-0.841cm" svg:x1="25.24cm" svg:y1="28.892cm" svg:x2="29.8cm" svg:y2="33.7cm" draw:start-shape="id166" draw:start-glue-point="1" draw:end-shape="id185" draw:end-glue-point="3" svg:d="M25240 28892h1440v4808h3120" svg:viewBox="0 0 4561 4809">
          <text:p/>
        </draw:connector>
        <draw:connector draw:style-name="gr75" draw:text-style-name="P11" draw:layer="layout" svg:x1="25.32cm" svg:y1="35.651cm" svg:x2="29.811cm" svg:y2="35.6cm" draw:start-shape="id186" draw:start-glue-point="1" draw:end-shape="id187" draw:end-glue-point="3" svg:d="M25320 35651h2253v-51h2238" svg:viewBox="0 0 4492 52">
          <text:p/>
        </draw:connector>
        <draw:connector draw:style-name="gr75" draw:text-style-name="P11" draw:layer="layout" svg:x1="25.32cm" svg:y1="37.741cm" svg:x2="29.811cm" svg:y2="37.6cm" draw:start-shape="id188" draw:end-shape="id189" draw:end-glue-point="3" svg:d="M25320 37741h2253v-141h2238" svg:viewBox="0 0 4492 142">
          <text:p/>
        </draw:connector>
        <draw:connector draw:style-name="gr75" draw:text-style-name="P11" draw:layer="layout" svg:x1="25.32cm" svg:y1="39.681cm" svg:x2="29.811cm" svg:y2="39cm" draw:start-shape="id190" draw:start-glue-point="1" draw:end-shape="id191" draw:end-glue-point="3" svg:d="M25320 39681h2253v-681h2238" svg:viewBox="0 0 4492 682">
          <text:p/>
        </draw:connector>
        <draw:custom-shape draw:style-name="gr311" draw:text-style-name="P47" xml:id="id185" draw:id="id185" draw:layer="layout" svg:width="3.68cm" svg:height="0.56cm" svg:x="29.8cm" svg:y="33.42cm">
          <text:p text:style-name="P11"><text:span text:style-name="T13">v_edit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47" xml:id="id170" draw:id="id170" draw:layer="layout" svg:width="3.64cm" svg:height="0.56cm" svg:x="29.84cm" svg:y="32.22cm">
          <text:p text:style-name="P11"><text:span text:style-name="T13">v_edit_v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3" draw:text-style-name="P49" draw:layer="layout" svg:width="6.78cm" svg:height="1.26cm" svg:x="24.78cm" svg:y="7.2cm">
          <draw:text-box>
            <text:p text:style-name="P48"><text:span text:style-name="T15">Current user edit inventori filters</text:span></text:p>
            <text:p text:style-name="P48"><text:span text:style-name="T29">selector_expl (exploitation)</text:span></text:p>
          </draw:text-box>
        </draw:frame>
        <draw:custom-shape draw:style-name="gr314" draw:text-style-name="P47" xml:id="id192" draw:id="id192" draw:layer="layout" svg:width="3.2cm" svg:height="0.496cm" svg:x="29.8cm" svg:y="10.58cm">
          <text:p text:style-name="P11"><text:span text:style-name="T13">v_edi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0" xml:id="id202" draw:id="id202" draw:layer="layout" svg:width="3.08cm" svg:height="0.519cm" svg:x="29.8cm" svg:y="25.441cm">
          <text:p text:style-name="P11"><text:span text:style-name="T13">v_edi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2.603cm" svg:x1="33cm" svg:y1="10.828cm" svg:x2="42.48cm" svg:y2="32.73cm" draw:start-shape="id192" draw:start-glue-point="1" draw:end-shape="id193" svg:d="M33000 10828h2120v21902h7360" svg:viewBox="0 0 9481 21903">
          <text:p/>
        </draw:connector>
        <draw:custom-shape draw:style-name="gr316" draw:text-style-name="P51" draw:layer="layout" svg:width="2.53cm" svg:height="0.56cm" svg:x="42.5cm" svg:y="20.54cm">
          <text:p text:style-name="P11"><text:span text:style-name="T30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2cm" svg:x1="25.26cm" svg:y1="18.68cm" svg:x2="29.8cm" svg:y2="10.828cm" draw:start-shape="id154" draw:start-glue-point="1" draw:end-shape="id192" draw:end-glue-point="3" svg:d="M25260 18680h2250v-7852h2290" svg:viewBox="0 0 4541 7853">
          <text:p/>
        </draw:connector>
        <draw:custom-shape draw:style-name="gr317" draw:text-style-name="P52" xml:id="id193" draw:id="id193" draw:layer="layout" svg:width="3.88cm" svg:height="0.98cm" svg:x="42.48cm" svg:y="32.24cm">
          <text:p text:style-name="P11"><text:span text:style-name="T8">anl_mincut_</text:span></text:p>
          <text:p text:style-name="P11"><text:span text:style-name="T8">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53" xml:id="id203" draw:id="id203" draw:layer="layout" svg:width="3.84cm" svg:height="1.06cm" svg:x="42.56cm" svg:y="33.66cm">
          <text:p text:style-name="P11"><text:span text:style-name="T8">anl_mincut_</text:span></text:p>
          <text:p text:style-name="P11"><text:span text:style-name="T8">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52" xml:id="id205" draw:id="id205" draw:layer="layout" svg:width="3.96cm" svg:height="1cm" svg:x="42.52cm" svg:y="35.18cm">
          <text:p text:style-name="P11"><text:span text:style-name="T8">anl_mincut_</text:span></text:p>
          <text:p text:style-name="P11"><text:span text:style-name="T8">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4" xml:id="id213" draw:id="id213" draw:layer="layout" svg:width="3.92cm" svg:height="0.98cm" svg:x="42.56cm" svg:y="36.6cm">
          <text:p text:style-name="P11"><text:span text:style-name="T19">anl_mincut_result_</text:span></text:p>
          <text:p text:style-name="P11"><text:span text:style-name="T19">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7" xml:id="id194" draw:id="id194" draw:layer="layout" svg:width="3.091cm" svg:height="0.555cm" svg:x="15.729cm" svg:y="18.735cm">
          <text:p text:style-name="P11"><text:span text:style-name="T9">v_edit_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17" xml:id="id195" draw:id="id195" draw:layer="layout" svg:width="3.09cm" svg:height="0.63cm" svg:x="15.709cm" svg:y="19.595cm">
          <text:p text:style-name="P11"><text:span text:style-name="T9">v_edit_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17" xml:id="id196" draw:id="id196" draw:layer="layout" svg:width="3.09cm" svg:height="0.585cm" svg:x="15.709cm" svg:y="20.415cm">
          <text:p text:style-name="P11"><text:span text:style-name="T9">v_edit_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2cm" svg:y2="19.012cm" draw:start-shape="id154" draw:start-glue-point="3" draw:end-shape="id194" draw:end-glue-point="1" svg:d="M22660 18680h-1919v332h-1921" svg:viewBox="0 0 3841 333">
          <text:p/>
        </draw:connector>
        <draw:connector draw:style-name="gr75" draw:text-style-name="P11" draw:layer="layout" svg:x1="22.66cm" svg:y1="18.68cm" svg:x2="18.799cm" svg:y2="19.91cm" draw:start-shape="id154" draw:start-glue-point="3" draw:end-shape="id195" draw:end-glue-point="1" svg:d="M22660 18680h-1929v1230h-1932" svg:viewBox="0 0 3862 1231">
          <text:p/>
        </draw:connector>
        <draw:connector draw:style-name="gr75" draw:text-style-name="P11" draw:layer="layout" svg:x1="22.66cm" svg:y1="18.68cm" svg:x2="18.799cm" svg:y2="20.707cm" draw:start-shape="id154" draw:start-glue-point="3" draw:end-shape="id196" draw:end-glue-point="1" svg:d="M22660 18680h-1929v2027h-1932" svg:viewBox="0 0 3862 2028">
          <text:p/>
        </draw:connector>
        <draw:custom-shape draw:style-name="gr324" draw:text-style-name="P17" xml:id="id197" draw:id="id197" draw:layer="layout" svg:width="3.09cm" svg:height="0.585cm" svg:x="15.71cm" svg:y="21.315cm">
          <text:p text:style-name="P11"><text:span text:style-name="T9">v_edit_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17" xml:id="id198" draw:id="id198" draw:layer="layout" svg:width="3.09cm" svg:height="0.585cm" svg:x="15.71cm" svg:y="22.215cm">
          <text:p text:style-name="P11"><text:span text:style-name="T9">v_edit_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cm" svg:y2="21.607cm" draw:start-shape="id154" draw:start-glue-point="3" draw:end-shape="id197" draw:end-glue-point="1" svg:d="M22660 18680h-1929v2927h-1931" svg:viewBox="0 0 3861 2928">
          <text:p/>
        </draw:connector>
        <draw:connector draw:style-name="gr75" draw:text-style-name="P11" draw:layer="layout" svg:x1="22.66cm" svg:y1="18.68cm" svg:x2="18.8cm" svg:y2="22.507cm" draw:start-shape="id154" draw:start-glue-point="3" draw:end-shape="id198" draw:end-glue-point="1" svg:d="M22660 18680h-1929v3827h-1931" svg:viewBox="0 0 3861 3828">
          <text:p/>
        </draw:connector>
        <draw:custom-shape draw:style-name="gr326" draw:text-style-name="P17" xml:id="id199" draw:id="id199" draw:layer="layout" svg:width="3.09cm" svg:height="0.585cm" svg:x="15.82cm" svg:y="25.935cm">
          <text:p text:style-name="P11"><text:span text:style-name="T9">v_edit_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4cm" svg:y1="24.852cm" svg:x2="18.91cm" svg:y2="26.227cm" draw:start-shape="id160" draw:start-glue-point="3" draw:end-shape="id199" draw:end-glue-point="1" svg:d="M22640 24852h-1864v1375h-1866" svg:viewBox="0 0 3731 1376">
          <text:p/>
        </draw:connector>
        <draw:line draw:style-name="gr327" draw:text-style-name="P35" draw:layer="layout" svg:x1="3.12cm" svg:y1="16.34cm" svg:x2="3.12cm" svg:y2="27.98cm">
          <text:p/>
        </draw:line>
        <draw:frame draw:style-name="gr328" draw:text-style-name="P55" draw:layer="layout" svg:width="7.891cm" svg:height="1.8cm" svg:x="0.289cm" svg:y="14.68cm">
          <draw:text-box>
            <text:p text:style-name="P6"><text:span text:style-name="T15">Current user epa result filters</text:span></text:p>
            <text:p text:style-name="P6"><text:span text:style-name="T29">inp_selector_result <text:s/>(result_id)</text:span></text:p>
            <text:p text:style-name="P6"><text:span text:style-name="T29">inp_selector_result_compare</text:span></text:p>
          </draw:text-box>
        </draw:frame>
        <draw:connector draw:style-name="gr75" draw:text-style-name="P11" draw:layer="layout" draw:line-skew="-4.288cm" svg:x1="22.64cm" svg:y1="24.852cm" svg:x2="12.62cm" svg:y2="27.18cm" draw:start-shape="id160" draw:start-glue-point="3" draw:end-shape="id200" draw:end-glue-point="1" svg:d="M22640 24852h-9279v2328h-741" svg:viewBox="0 0 10021 2329">
          <text:p/>
        </draw:connector>
        <draw:custom-shape draw:style-name="gr329" draw:text-style-name="P12" xml:id="id200" draw:id="id200" draw:layer="layout" svg:width="3.296cm" svg:height="0.88cm" svg:x="9.324cm" svg:y="26.74cm">
          <text:p text:style-name="P11"><text:span text:style-name="T4">rpt_inp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3" xml:id="id201" draw:id="id201" draw:layer="layout" svg:width="3.363cm" svg:height="0.901cm" svg:x="9.357cm" svg:y="17.52cm">
          <text:p text:style-name="P11"><text:span text:style-name="T4">rpt_inp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7" draw:layer="layout" svg:width="3.091cm" svg:height="0.555cm" svg:x="1.22cm" svg:y="25.26cm">
          <text:p text:style-name="P11"><text:span text:style-name="T9">v_rpt_arc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7" draw:layer="layout" svg:width="3.09cm" svg:height="0.63cm" svg:x="1.169cm" svg:y="17.98cm">
          <text:p text:style-name="P11"><text:span text:style-name="T9">v_rpt_node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9.357cm" svg:y1="17.97cm" svg:x2="3.749cm" svg:y2="18.755cm" draw:start-shape="id201" draw:start-glue-point="3" svg:d="M9357 17970h-3077v785h-2531" svg:viewBox="0 0 5609 786">
          <text:p/>
        </draw:connector>
        <draw:connector draw:style-name="gr75" draw:text-style-name="P11" draw:layer="layout" svg:x1="9.324cm" svg:y1="27.18cm" svg:x2="3.725cm" svg:y2="26.039cm" draw:start-shape="id200" draw:start-glue-point="3" svg:d="M9324 27180h-3072v-1141h-2527" svg:viewBox="0 0 5600 1142">
          <text:p/>
        </draw:connector>
        <draw:custom-shape draw:style-name="gr333" draw:text-style-name="P50" xml:id="id204" draw:id="id204" draw:layer="layout" svg:width="3.117cm" svg:height="0.548cm" svg:x="29.803cm" svg:y="28.26cm">
          <text:p text:style-name="P11"><text:span text:style-name="T13">v_edi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4" draw:text-style-name="P56" draw:layer="layout" svg:width="5cm" svg:height="2.751cm" svg:x="29.52cm" svg:y="2.969cm">
          <draw:text-box>
            <text:p text:style-name="P48"><text:span text:style-name="T31">Map tools</text:span></text:p>
            <text:p text:style-name="P48"><text:span text:style-name="T32">Some topology reviewers </text:span></text:p>
            <text:p text:style-name="P48"><text:span text:style-name="T32">Topology builders</text:span></text:p>
            <text:p text:style-name="P48"><text:span text:style-name="T32">Topology repairs</text:span></text:p>
            <text:p text:style-name="P48"><text:span text:style-name="T32">Network editors</text:span></text:p>
          </draw:text-box>
        </draw:frame>
        <draw:frame draw:style-name="gr335" draw:text-style-name="P56" draw:layer="layout" svg:width="4.24cm" svg:height="1.751cm" svg:x="4.48cm" svg:y="9.949cm">
          <draw:text-box>
            <text:p text:style-name="P48"><text:span text:style-name="T31">Hydraulic analysis</text:span></text:p>
            <text:p text:style-name="P48"><text:span text:style-name="T32">Import rpt file</text:span></text:p>
          </draw:text-box>
        </draw:frame>
        <draw:line draw:style-name="gr336" draw:text-style-name="P35" draw:layer="layout" svg:x1="36.12cm" svg:y1="3.68cm" svg:x2="36.04cm" svg:y2="29.14cm">
          <text:p/>
        </draw:line>
        <draw:connector draw:style-name="gr75" draw:text-style-name="P11" draw:layer="layout" draw:line-skew="1.977cm" svg:x1="32.88cm" svg:y1="25.7cm" svg:x2="42.56cm" svg:y2="34.19cm" draw:start-shape="id202" draw:start-glue-point="1" draw:end-shape="id203" draw:end-glue-point="3" svg:d="M32880 25700h6800v8490h2880" svg:viewBox="0 0 9681 8491">
          <text:p/>
        </draw:connector>
        <draw:connector draw:style-name="gr75" draw:text-style-name="P11" draw:layer="layout" draw:line-skew="1.487cm" svg:x1="32.92cm" svg:y1="28.534cm" svg:x2="42.52cm" svg:y2="35.68cm" draw:start-shape="id204" draw:start-glue-point="1" draw:end-shape="id205" svg:d="M32920 28534h6270v7146h3330" svg:viewBox="0 0 9601 7147">
          <text:p/>
        </draw:connector>
        <draw:custom-shape draw:style-name="gr337" draw:text-style-name="P13" xml:id="id206" draw:id="id206" draw:layer="layout" svg:width="2.644cm" svg:height="0.96cm" svg:x="5.46cm" svg:y="20.3cm">
          <text:p text:style-name="P11"><text:span text:style-name="T4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3" xml:id="id207" draw:id="id207" draw:layer="layout" svg:width="2.644cm" svg:height="0.92cm" svg:x="5.396cm" svg:y="24.46cm">
          <text:p text:style-name="P11"><text:span text:style-name="T4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6cm" svg:y1="20.78cm" svg:x2="4.33cm" svg:y2="18.781cm" draw:start-shape="id206" draw:start-glue-point="3" svg:d="M5460 20780h-837v-1999h-293" svg:viewBox="0 0 1131 2000">
          <text:p/>
        </draw:connector>
        <draw:connector draw:style-name="gr75" draw:text-style-name="P11" draw:layer="layout" svg:x1="5.396cm" svg:y1="24.92cm" svg:x2="4.34cm" svg:y2="26.02cm" draw:start-shape="id207" draw:start-glue-point="3" svg:d="M5396 24920h-800v1100h-256" svg:viewBox="0 0 1057 1101">
          <text:p/>
        </draw:connector>
        <draw:line draw:style-name="gr327" draw:text-style-name="P35" draw:layer="layout" svg:x1="17.22cm" svg:y1="7.58cm" svg:x2="17.16cm" svg:y2="27.02cm">
          <text:p/>
        </draw:line>
        <draw:frame draw:style-name="gr339" draw:text-style-name="P55" draw:layer="layout" svg:width="5.671cm" svg:height="1.251cm" svg:x="17.189cm" svg:y="7.36cm">
          <draw:text-box>
            <text:p text:style-name="P31"><text:span text:style-name="T15">Current user edit inp filters</text:span></text:p>
            <text:p text:style-name="P31"><text:span text:style-name="T29">selector_sector (sector)</text:span></text:p>
          </draw:text-box>
        </draw:frame>
        <draw:custom-shape draw:style-name="gr340" draw:text-style-name="P17" draw:layer="layout" svg:width="3.09cm" svg:height="0.63cm" svg:x="1.17cm" svg:y="18.881cm">
          <text:p text:style-name="P11"><text:span text:style-name="T9">v_rpt_node_comp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7" draw:layer="layout" svg:width="3.09cm" svg:height="0.63cm" svg:x="1.21cm" svg:y="26.11cm">
          <text:p text:style-name="P11"><text:span text:style-name="T9">v_rpt_arc_coma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2" draw:text-style-name="P49" draw:layer="layout" svg:width="7.3cm" svg:height="1.28cm" svg:x="44.28cm" svg:y="39.36cm">
          <draw:text-box>
            <text:p text:style-name="P48"><text:span text:style-name="T15">Current user mincut result filters</text:span></text:p>
            <text:p text:style-name="P48"><text:span text:style-name="T29">anl_mincut_result_selector (result)</text:span></text:p>
          </draw:text-box>
        </draw:frame>
        <draw:connector draw:style-name="gr75" draw:text-style-name="P11" draw:layer="layout" draw:line-skew="-0.921cm" svg:x1="25.24cm" svg:y1="24.852cm" svg:x2="29.8cm" svg:y2="25.7cm" draw:start-shape="id160" draw:start-glue-point="1" draw:end-shape="id202" draw:end-glue-point="3" svg:d="M25240 24852h1360v848h3200" svg:viewBox="0 0 4561 849">
          <text:p/>
        </draw:connector>
        <draw:custom-shape draw:style-name="gr343" draw:text-style-name="P17" xml:id="id182" draw:id="id182" draw:layer="layout" svg:width="3.136cm" svg:height="0.636cm" svg:x="29.805cm" svg:y="8.641cm">
          <text:p text:style-name="P11"><text:span text:style-name="T9">v_edit_man_tank_p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57" draw:layer="layout" svg:width="4.62cm" svg:height="0.751cm" svg:x="36.02cm" svg:y="3.409cm">
          <draw:text-box>
            <text:p text:style-name="P31"><text:span text:style-name="T31">Auto Mincut (Class 1)</text:span></text:p>
          </draw:text-box>
        </draw:frame>
        <draw:line draw:style-name="gr336" draw:text-style-name="P35" draw:layer="layout" svg:x1="34.44cm" svg:y1="3.32cm" svg:x2="34.44cm" svg:y2="29.14cm">
          <text:p/>
        </draw:line>
        <draw:connector draw:style-name="gr75" draw:text-style-name="P11" draw:layer="layout" svg:x1="25.24cm" svg:y1="28.892cm" svg:x2="29.803cm" svg:y2="28.534cm" draw:start-shape="id166" draw:start-glue-point="1" draw:end-shape="id204" draw:end-glue-point="3" svg:d="M25240 28892h2281v-358h2282" svg:viewBox="0 0 4564 359">
          <text:p/>
        </draw:connector>
        <draw:line draw:style-name="gr336" draw:text-style-name="P35" draw:layer="layout" svg:x1="46.78cm" svg:y1="3.72cm" svg:x2="46.64cm" svg:y2="22.36cm">
          <text:p/>
        </draw:line>
        <draw:connector draw:style-name="gr75" draw:text-style-name="P11" draw:layer="layout" svg:x1="11.038cm" svg:y1="17.52cm" svg:x2="11.31cm" svg:y2="13.46cm" draw:start-shape="id201" draw:end-shape="id208" svg:d="M11038 17520v-2039h272v-2021" svg:viewBox="0 0 273 4061">
          <text:p/>
        </draw:connector>
        <draw:custom-shape draw:style-name="gr345" draw:text-style-name="P58" xml:id="id209" draw:id="id209" draw:layer="layout" svg:width="3.82cm" svg:height="1.04cm" svg:x="9.52cm" svg:y="31.14cm">
          <text:p text:style-name="P11"><text:span text:style-name="T33">Inp arc views</text:span></text:p>
          <text:p text:style-name="P11"><text:span text:style-name="T33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0.972cm" svg:y1="27.62cm" svg:x2="11.43cm" svg:y2="31.14cm" draw:start-shape="id200" draw:end-shape="id209" draw:end-glue-point="0" svg:d="M10972 27620v1770h458v1750" svg:viewBox="0 0 459 3521">
          <text:p/>
        </draw:connector>
        <draw:custom-shape draw:style-name="gr346" draw:text-style-name="P51" xml:id="id226" draw:id="id226" draw:layer="layout" svg:width="2cm" svg:height="0.96cm" svg:x="36.28cm" svg:y="30.24cm">
          <text:p text:style-name="P11"><text:span text:style-name="T34">anl_mincut_</text:span></text:p>
          <text:p text:style-name="P11"><text:span text:style-name="T34">_selector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2" xml:id="id215" draw:id="id215" draw:layer="layout" svg:width="3.96cm" svg:height="0.92cm" svg:x="42.461cm" svg:y="30.88cm">
          <text:p text:style-name="P11"><text:span text:style-name="T8">anl_mincut_</text:span></text:p>
          <text:p text:style-name="P11"><text:span text:style-name="T8">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17" xml:id="id210" draw:id="id210" draw:layer="layout" svg:width="3.64cm" svg:height="0.63cm" svg:x="49.76cm" svg:y="32.46cm">
          <text:p text:style-name="P11"><text:span text:style-name="T9">v_anl_mincut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7" xml:id="id211" draw:id="id211" draw:layer="layout" svg:width="3.719cm" svg:height="0.63cm" svg:x="49.761cm" svg:y="33.861cm">
          <text:p text:style-name="P11"><text:span text:style-name="T9">v_anl_mincut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xml:id="id212" draw:id="id212" draw:layer="layout" svg:width="3.679cm" svg:height="0.63cm" svg:x="49.761cm" svg:y="35.361cm">
          <text:p text:style-name="P11"><text:span text:style-name="T9">v_anl_mincut_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7" xml:id="id214" draw:id="id214" draw:layer="layout" svg:width="3.679cm" svg:height="0.63cm" svg:x="49.761cm" svg:y="36.861cm">
          <text:p text:style-name="P11"><text:span text:style-name="T9">v_anl_mincut_result_hyd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7" xml:id="id216" draw:id="id216" draw:layer="layout" svg:width="3.839cm" svg:height="0.63cm" svg:x="49.601cm" svg:y="31.08cm">
          <text:p text:style-name="P11"><text:span text:style-name="T9">v_anl_mincut_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312cm" svg:x1="46.36cm" svg:y1="32.73cm" svg:x2="49.76cm" svg:y2="32.775cm" draw:start-shape="id193" draw:start-glue-point="1" draw:end-shape="id210" draw:end-glue-point="3" svg:d="M46360 32730h2031v45h1369" svg:viewBox="0 0 3401 46">
          <text:p/>
        </draw:connector>
        <draw:connector draw:style-name="gr75" draw:text-style-name="P11" draw:layer="layout" svg:x1="46.4cm" svg:y1="34.19cm" svg:x2="49.761cm" svg:y2="34.176cm" draw:start-shape="id203" draw:end-shape="id211" svg:d="M46400 34190h1698v-14h1663" svg:viewBox="0 0 3362 15">
          <text:p/>
        </draw:connector>
        <draw:connector draw:style-name="gr75" draw:text-style-name="P11" draw:layer="layout" draw:line-skew="-0.428cm" svg:x1="46.48cm" svg:y1="35.68cm" svg:x2="49.761cm" svg:y2="35.676cm" draw:start-shape="id205" draw:end-shape="id212" draw:end-glue-point="3" svg:d="M46480 35680h1230v-4h2051" svg:viewBox="0 0 3282 5">
          <text:p/>
        </draw:connector>
        <draw:connector draw:style-name="gr75" draw:text-style-name="P11" draw:layer="layout" draw:line-skew="-0.868cm" svg:x1="46.48cm" svg:y1="37.09cm" svg:x2="49.761cm" svg:y2="37.176cm" draw:start-shape="id213" draw:start-glue-point="1" draw:end-shape="id214" draw:end-glue-point="3" svg:d="M46480 37090h790v86h2491" svg:viewBox="0 0 3282 87">
          <text:p/>
        </draw:connector>
        <draw:connector draw:style-name="gr75" draw:text-style-name="P11" draw:layer="layout" draw:line-skew="0.641cm" svg:x1="46.421cm" svg:y1="31.34cm" svg:x2="49.601cm" svg:y2="31.395cm" draw:start-shape="id215" draw:start-glue-point="1" draw:end-shape="id216" draw:end-glue-point="3" svg:d="M46421 31340h2249v55h931" svg:viewBox="0 0 3181 56">
          <text:p/>
        </draw:connector>
        <draw:frame draw:style-name="gr339" draw:text-style-name="P55" draw:layer="layout" svg:width="6.331cm" svg:height="1.251cm" svg:x="8.689cm" svg:y="10.4cm">
          <draw:text-box>
            <text:p text:style-name="P6"><text:span text:style-name="T15">Current user export inp filters</text:span></text:p>
            <text:p text:style-name="P6"><text:span text:style-name="T29">inp_selector_rpt (result_id)</text:span></text:p>
          </draw:text-box>
        </draw:frame>
        <draw:connector draw:style-name="gr75" draw:text-style-name="P11" draw:layer="layout" draw:line-skew="3.852cm" svg:x1="22.66cm" svg:y1="18.68cm" svg:x2="12.72cm" svg:y2="17.97cm" draw:start-shape="id154" draw:start-glue-point="3" draw:end-shape="id201" draw:end-glue-point="1" svg:d="M22660 18680h-1100v-710h-8840" svg:viewBox="0 0 9941 711">
          <text:p/>
        </draw:connector>
        <draw:line draw:style-name="gr327" draw:text-style-name="P35" draw:layer="layout" svg:x1="10.96cm" svg:y1="11.54cm" svg:x2="11cm" svg:y2="28.78cm">
          <text:p/>
        </draw:line>
        <draw:line draw:style-name="gr336" draw:text-style-name="P35" draw:layer="layout" svg:x1="8.64cm" svg:y1="10.34cm" svg:x2="8.6cm" svg:y2="32.54cm">
          <text:p/>
        </draw:line>
        <draw:custom-shape draw:style-name="gr353" draw:text-style-name="P59" xml:id="id217" draw:id="id217" draw:layer="layout" svg:width="2.519cm" svg:height="0.956cm" svg:x="22.701cm" svg:y="20.244cm">
          <text:p text:style-name="P11"><text:span text:style-name="T27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47" xml:id="id160" draw:id="id160" draw:layer="layout" svg:width="2.6cm" svg:height="0.496cm" svg:x="22.64cm" svg:y="24.604cm">
          <text:p text:style-name="P11"><text:span text:style-name="T13">v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5" draw:text-style-name="P32" draw:layer="layout" svg:width="7.891cm" svg:height="3.251cm" svg:x="19.96cm" svg:y="3.12cm">
          <draw:text-box>
            <text:p text:style-name="P6"><text:span text:style-name="T15">Current user state filters</text:span></text:p>
            <text:p text:style-name="P6"><text:span text:style-name="T29">v_state_node <text:s/>(state &amp; psector)</text:span></text:p>
            <text:p text:style-name="P6"><text:span text:style-name="T29">v_state_arc <text:s/>(state &amp; psector)</text:span></text:p>
            <text:p text:style-name="P6"><text:span text:style-name="T29">v_state_connec <text:s/>(state)</text:span></text:p>
            <text:p text:style-name="P6"><text:span text:style-name="T29"/></text:p>
            <text:p text:style-name="P6"><text:span text:style-name="T29"/></text:p>
          </draw:text-box>
        </draw:frame>
        <draw:custom-shape draw:style-name="gr356" draw:text-style-name="P47" xml:id="id218" draw:id="id218" draw:layer="layout" svg:width="2.6cm" svg:height="0.48cm" svg:x="22.66cm" svg:y="19.34cm">
          <text:p text:style-name="P11"><text:span text:style-name="T13">v_stat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47" xml:id="id166" draw:id="id166" draw:layer="layout" svg:width="2.6cm" svg:height="0.496cm" svg:x="22.64cm" svg:y="28.644cm">
          <text:p text:style-name="P11"><text:span text:style-name="T13">v_state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47" xml:id="id220" draw:id="id220" draw:layer="layout" svg:width="2.6cm" svg:height="0.496cm" svg:x="22.64cm" svg:y="25.48cm">
          <text:p text:style-name="P11"><text:span text:style-name="T13">v_stat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7" draw:text-style-name="P35" draw:layer="layout" svg:x1="24.04cm" svg:y1="5.2cm" svg:x2="23.926cm" svg:y2="40.9cm">
          <text:p/>
        </draw:line>
        <draw:connector draw:style-name="gr75" draw:text-style-name="P11" draw:layer="layout" svg:x1="23.96cm" svg:y1="20.244cm" svg:x2="23.96cm" svg:y2="19.82cm" draw:start-shape="id217" draw:start-glue-point="0" draw:end-shape="id218" draw:end-glue-point="2" svg:d="M23960 20244v-424" svg:viewBox="0 0 1 425">
          <text:p/>
        </draw:connector>
        <draw:connector draw:style-name="gr75" draw:text-style-name="P11" draw:layer="layout" svg:x1="23.96cm" svg:y1="19.34cm" svg:x2="23.96cm" svg:y2="18.9cm" draw:start-shape="id218" draw:start-glue-point="0" draw:end-shape="id154" draw:end-glue-point="2" svg:d="M23960 19340v-440" svg:viewBox="0 0 1 441">
          <text:p/>
        </draw:connector>
        <draw:connector draw:style-name="gr75" draw:text-style-name="P11" draw:layer="layout" svg:x1="23.922cm" svg:y1="26.5cm" svg:x2="23.94cm" svg:y2="25.976cm" draw:start-shape="id219" draw:start-glue-point="0" draw:end-shape="id220" draw:end-glue-point="2" svg:d="M23922 26500v-270h18v-254" svg:viewBox="0 0 19 525">
          <text:p/>
        </draw:connector>
        <draw:connector draw:style-name="gr75" draw:text-style-name="P11" draw:layer="layout" svg:x1="23.94cm" svg:y1="25.48cm" svg:x2="23.94cm" svg:y2="25.1cm" draw:start-shape="id220" draw:start-glue-point="0" draw:end-shape="id160" draw:end-glue-point="2" svg:d="M23940 25480v-380" svg:viewBox="0 0 1 381">
          <text:p/>
        </draw:connector>
        <draw:connector draw:style-name="gr75" draw:text-style-name="P11" draw:layer="layout" svg:x1="23.96cm" svg:y1="32.941cm" svg:x2="23.949cm" svg:y2="32.541cm" draw:start-shape="id221" draw:start-glue-point="0" draw:end-shape="id164" draw:end-glue-point="2" svg:d="M23960 32941v-200h-11v-200" svg:viewBox="0 0 12 401">
          <text:p/>
        </draw:connector>
        <draw:connector draw:style-name="gr75" draw:text-style-name="P11" draw:layer="layout" draw:line-skew="-1.451cm" svg:x1="25.32cm" svg:y1="32.241cm" svg:x2="29.84cm" svg:y2="32.5cm" draw:start-shape="id164" draw:start-glue-point="1" draw:end-shape="id170" draw:end-glue-point="3" svg:d="M25320 32241h818v259h3702" svg:viewBox="0 0 4521 260">
          <text:p/>
        </draw:connector>
        <draw:connector draw:style-name="gr75" draw:text-style-name="P11" draw:layer="layout" draw:line-skew="-1.351cm" svg:x1="25.32cm" svg:y1="33.24cm" svg:x2="29.8cm" svg:y2="33.7cm" draw:start-shape="id221" draw:start-glue-point="1" draw:end-shape="id185" draw:end-glue-point="3" svg:d="M25320 33240h898v460h3582" svg:viewBox="0 0 4481 461">
          <text:p/>
        </draw:connector>
        <draw:connector draw:style-name="gr75" draw:text-style-name="P11" draw:layer="layout" svg:x1="23.942cm" svg:y1="29.7cm" svg:x2="23.94cm" svg:y2="29.14cm" draw:start-shape="id165" draw:start-glue-point="0" draw:end-shape="id166" draw:end-glue-point="2" svg:d="M23942 29700v-288h-2v-272" svg:viewBox="0 0 3 561">
          <text:p/>
        </draw:connector>
        <draw:line draw:style-name="gr327" draw:text-style-name="P35" draw:layer="layout" svg:x1="32.08cm" svg:y1="40.7cm" svg:x2="32.08cm" svg:y2="34.9cm">
          <text:p/>
        </draw:line>
        <draw:frame draw:style-name="gr339" draw:text-style-name="P55" draw:layer="layout" svg:width="7.891cm" svg:height="1.251cm" svg:x="31.949cm" svg:y="39.66cm">
          <draw:text-box>
            <text:p text:style-name="P31"><text:span text:style-name="T15">Current user edit inventori filters</text:span></text:p>
            <text:p text:style-name="P31"><text:span text:style-name="T29">selector_state (state)</text:span></text:p>
          </draw:text-box>
        </draw:frame>
        <draw:custom-shape draw:style-name="gr359" draw:text-style-name="P60" xml:id="id222" draw:id="id222" draw:layer="layout" svg:width="3.851cm" svg:height="1.06cm" svg:x="17.409cm" svg:y="30.4cm">
          <text:p text:style-name="P11"><text:span text:style-name="T35">inp arc tables</text:span></text:p>
          <text:p text:style-name="P11"><text:span text:style-name="T35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409cm" svg:y1="30.93cm" svg:x2="13.34cm" svg:y2="31.66cm" draw:start-shape="id222" draw:start-glue-point="3" draw:end-shape="id209" draw:end-glue-point="1" svg:d="M17409 30930h-2034v730h-2035" svg:viewBox="0 0 4070 731">
          <text:p/>
        </draw:connector>
        <draw:custom-shape draw:style-name="gr360" draw:text-style-name="P58" xml:id="id208" draw:id="id208" draw:layer="layout" svg:width="3.82cm" svg:height="1.04cm" svg:x="9.4cm" svg:y="12.42cm">
          <text:p text:style-name="P11"><text:span text:style-name="T33">Inp node views</text:span></text:p>
          <text:p text:style-name="P11"><text:span text:style-name="T33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1" xml:id="id223" draw:id="id223" draw:layer="layout" svg:width="3.851cm" svg:height="1.06cm" svg:x="17.689cm" svg:y="11.78cm">
          <text:p text:style-name="P11"><text:span text:style-name="T33">inp node tables</text:span></text:p>
          <text:p text:style-name="P11"><text:span text:style-name="T33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689cm" svg:y1="12.31cm" svg:x2="13.22cm" svg:y2="12.94cm" draw:start-shape="id223" draw:start-glue-point="3" draw:end-shape="id208" draw:end-glue-point="1" svg:d="M17689 12310h-2234v630h-2235" svg:viewBox="0 0 4470 631">
          <text:p/>
        </draw:connector>
        <draw:custom-shape draw:style-name="gr361" draw:text-style-name="P11" draw:layer="layout" svg:width="0.88cm" svg:height="0.4cm" svg:x="8.16cm" svg:y="12.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26cm" svg:y="31.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2" draw:text-style-name="P62" xml:id="id224" draw:id="id224" draw:layer="layout" svg:width="3.88cm" svg:height="0.92cm" svg:x="42.5cm" svg:y="29.16cm">
          <text:p text:style-name="P11"><text:span text:style-name="T8">anl_mincut_</text:span></text:p>
          <text:p text:style-name="P11"><text:span text:style-name="T8">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1" draw:layer="layout" svg:width="0.88cm" svg:height="0.4cm" svg:x="14.38cm" svg:y="17.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14.38cm" svg:y="24.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24cm" svg:y="20.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16cm" svg:y="24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4.04cm" svg:y="25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4.04cm" svg:y="28.3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6" draw:text-style-name="P35" draw:layer="layout" svg:x1="41.36cm" svg:y1="37.62cm" svg:x2="41.4cm" svg:y2="28.52cm">
          <text:p/>
        </draw:line>
        <draw:frame draw:style-name="gr364" draw:text-style-name="P57" draw:layer="layout" svg:width="4.08cm" svg:height="1.296cm" svg:x="37.46cm" svg:y="36.604cm">
          <draw:text-box>
            <text:p text:style-name="P31"><text:span text:style-name="T31">Mincut (class 2 o 3)</text:span></text:p>
            <text:p text:style-name="P31"><text:span text:style-name="T32">Connec/hydrometer</text:span></text:p>
          </draw:text-box>
        </draw:frame>
        <draw:custom-shape draw:style-name="gr363" draw:text-style-name="P11" draw:layer="layout" svg:width="0.76cm" svg:height="0.4cm" svg:x="41.04cm" svg:y="32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41cm" svg:y="35.48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svg:x1="44.5cm" svg:y1="36.18cm" svg:x2="44.52cm" svg:y2="36.6cm" draw:start-shape="id205" draw:start-glue-point="2" draw:end-shape="id213" draw:end-glue-point="0" svg:d="M44500 36180v211h20v209" svg:viewBox="0 0 21 421">
          <text:p/>
        </draw:connector>
        <draw:frame draw:style-name="gr365" draw:text-style-name="P57" draw:layer="layout" svg:width="5.12cm" svg:height="0.76cm" svg:x="36.32cm" svg:y="4cm">
          <draw:text-box>
            <text:p text:style-name="P31"><text:span text:style-name="T31">Mincut custom (Class 1)</text:span></text:p>
          </draw:text-box>
        </draw:frame>
        <draw:line draw:style-name="gr336" draw:text-style-name="P35" draw:layer="layout" svg:x1="36.36cm" svg:y1="4.24cm" svg:x2="36.34cm" svg:y2="6.08cm">
          <text:p/>
        </draw:line>
        <draw:custom-shape draw:style-name="gr363" draw:text-style-name="P11" draw:layer="layout" svg:width="0.76cm" svg:height="0.4cm" svg:x="39.48cm" svg:y="29.3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draw:line-skew="-0.853cm" svg:x1="33cm" svg:y1="10.828cm" svg:x2="42.5cm" svg:y2="29.62cm" draw:start-shape="id192" draw:start-glue-point="1" draw:end-shape="id224" draw:end-glue-point="3" svg:d="M33000 10828h3880v18792h5620" svg:viewBox="0 0 9501 18793">
          <text:p/>
        </draw:connector>
        <draw:connector draw:style-name="gr75" draw:text-style-name="P11" draw:layer="layout" svg:x1="44.42cm" svg:y1="32.24cm" svg:x2="44.441cm" svg:y2="31.8cm" draw:start-shape="id193" draw:start-glue-point="0" draw:end-shape="id215" draw:end-glue-point="2" svg:d="M44420 32240v-219h21v-221" svg:viewBox="0 0 22 441">
          <text:p/>
        </draw:connector>
        <draw:custom-shape draw:style-name="gr366" draw:text-style-name="P17" xml:id="id225" draw:id="id225" draw:layer="layout" svg:width="3.839cm" svg:height="0.63cm" svg:x="49.601cm" svg:y="29.381cm">
          <text:p text:style-name="P11"><text:span text:style-name="T9">v_anl_mincut_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4.78cm" svg:y1="29.62cm" svg:x2="49.601cm" svg:y2="29.696cm" draw:end-shape="id225" draw:end-glue-point="3" svg:d="M44780 29620h2155v76h2666" svg:viewBox="0 0 4822 77">
          <text:p/>
        </draw:connector>
        <draw:connector draw:style-name="gr75" draw:text-style-name="P11" draw:layer="layout" svg:x1="37.28cm" svg:y1="31.2cm" svg:x2="42.5cm" svg:y2="29.62cm" draw:start-shape="id226" draw:start-glue-point="2" draw:end-shape="id224" draw:end-glue-point="3" svg:d="M37280 31200v512h3093v-2092h2127" svg:viewBox="0 0 5221 2093">
          <text:p/>
        </draw:connector>
        <draw:custom-shape draw:style-name="gr363" draw:text-style-name="P11" draw:layer="layout" svg:width="0.76cm" svg:height="0.4cm" svg:x="35.74cm" svg:y="25.5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5.74cm" svg:y="28.3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7" draw:text-style-name="P63" xml:id="id246" draw:id="id246" draw:layer="layout" svg:width="3.94cm" svg:height="0.721cm" svg:x="42.52cm" svg:y="12.759cm">
          <text:p text:style-name="P11"><text:span text:style-name="T36">om_reh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2" xml:id="id232" draw:id="id232" draw:layer="layout" svg:width="3.94cm" svg:height="0.74cm" svg:x="47.1cm" svg:y="10.98cm">
          <text:p text:style-name="P11"><text:span text:style-name="T36">om_rec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1" xml:id="id233" draw:id="id233" draw:layer="layout" svg:width="3.09cm" svg:height="0.615cm" svg:x="38.42cm" svg:y="8.425cm">
          <text:p text:style-name="P11"><text:span text:style-name="T30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1" xml:id="id245" draw:id="id245" draw:layer="layout" svg:width="2.12cm" svg:height="0.615cm" svg:x="40.94cm" svg:y="19.5cm">
          <text:p text:style-name="P11"><text:span text:style-name="T30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7" xml:id="id238" draw:id="id238" draw:layer="layout" svg:width="3.1cm" svg:height="0.52cm" svg:x="49.3cm" svg:y="21.48cm">
          <text:p text:style-name="P11"><text:span text:style-name="T13">v_plan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4" xml:id="id243" draw:id="id243" draw:layer="layout" svg:width="3.09cm" svg:height="0.615cm" svg:x="39.89cm" svg:y="22.24cm">
          <text:p text:style-name="P11"><text:span text:style-name="T37">pavemen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1" xml:id="id242" draw:id="id242" draw:layer="layout" svg:width="2.46cm" svg:height="0.56cm" svg:x="38.14cm" svg:y="23.28cm">
          <text:p text:style-name="P11"><text:span text:style-name="T30">cat_pav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3" draw:text-style-name="P49" draw:layer="layout" svg:width="6.78cm" svg:height="1.26cm" svg:x="46.84cm" svg:y="23.66cm">
          <draw:text-box>
            <text:p text:style-name="P48"><text:span text:style-name="T15">System automatic user filters</text:span></text:p>
            <text:p text:style-name="P48"><text:span text:style-name="T29">om_psector_selector</text:span></text:p>
          </draw:text-box>
        </draw:frame>
        <draw:line draw:style-name="gr336" draw:text-style-name="P35" draw:layer="layout" svg:x1="24.04cm" svg:y1="6.12cm" svg:x2="23.947cm" svg:y2="31.175cm">
          <text:p/>
        </draw:line>
        <draw:frame draw:style-name="gr339" draw:text-style-name="P57" draw:layer="layout" svg:width="6.08cm" svg:height="1.251cm" svg:x="23.86cm" svg:y="5.66cm">
          <draw:text-box>
            <text:p text:style-name="P31"><text:span text:style-name="T31">Map tools</text:span></text:p>
            <text:p text:style-name="P31"><text:span text:style-name="T32">Some topology reviewers</text:span></text:p>
          </draw:text-box>
        </draw:frame>
        <draw:custom-shape draw:style-name="gr374" draw:text-style-name="P51" xml:id="id227" draw:id="id227" draw:layer="layout" svg:width="1.7cm" svg:height="0.872cm" svg:x="36.88cm" svg:y="5.068cm">
          <text:p text:style-name="P11"><text:span text:style-name="T34">mincut_valve</text:span></text:p>
          <text:p text:style-name="P11"><text:span text:style-name="T34">_un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142cm" svg:x1="36.88cm" svg:y1="5.504cm" svg:x2="35.8cm" svg:y2="10.82cm" draw:start-shape="id227" draw:start-glue-point="3" draw:end-shape="id228" draw:end-glue-point="3" svg:d="M36880 5504h-1440v5316h360" svg:viewBox="0 0 1441 5317">
          <text:p/>
        </draw:connector>
        <draw:custom-shape draw:style-name="gr375" draw:text-style-name="P11" draw:layer="layout" svg:width="0.76cm" svg:height="0.4cm" svg:x="35.82cm" svg:y="5.2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9" draw:text-style-name="P65" xml:id="id229" draw:id="id229" draw:layer="layout" svg:width="4.24cm" svg:height="1.251cm" svg:x="9.74cm" svg:y="7.949cm">
          <draw:text-box>
            <text:p text:style-name="P6"><text:span text:style-name="T31">Hydraulic analysis</text:span><text:span text:style-name="T32"> export inp file</text:span></text:p>
          </draw:text-box>
        </draw:frame>
        <draw:connector draw:style-name="gr376" draw:text-style-name="P11" draw:layer="layout" draw:line-skew="-7.397cm" svg:x1="11.86cm" svg:y1="9.2cm" svg:x2="14.841cm" svg:y2="25.273cm" draw:start-shape="id229" draw:start-glue-point="2" svg:d="M11860 9200v890h2981v15183" svg:viewBox="0 0 2982 16074">
          <text:p/>
        </draw:connector>
        <draw:connector draw:style-name="gr376" draw:text-style-name="P11" draw:layer="layout" draw:line-skew="-7.506cm" svg:x1="11.86cm" svg:y1="9.2cm" svg:x2="8.904cm" svg:y2="25.571cm" draw:start-shape="id229" draw:start-glue-point="2" svg:d="M11860 9200v930h-2956v15441" svg:viewBox="0 0 2957 16372">
          <text:p/>
        </draw:connector>
        <draw:custom-shape draw:style-name="gr377" draw:text-style-name="P17" xml:id="id231" draw:id="id231" draw:layer="layout" svg:width="3.09cm" svg:height="0.615cm" svg:x="43.34cm" svg:y="9.705cm">
          <text:p text:style-name="P11"><text:span text:style-name="T13">v_plan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17" xml:id="id234" draw:id="id234" draw:layer="layout" svg:width="3.09cm" svg:height="0.68cm" svg:x="43.36cm" svg:y="21.38cm">
          <text:p text:style-name="P11"><text:span text:style-name="T13">v_plan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1" xml:id="id244" draw:id="id244" draw:layer="layout" svg:width="2.339cm" svg:height="0.615cm" svg:x="39.001cm" svg:y="20.481cm">
          <text:p text:style-name="P11"><text:span text:style-name="T30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7" xml:id="id258" draw:id="id258" draw:layer="layout" svg:width="2.47cm" svg:height="0.58cm" svg:x="54.37cm" svg:y="16.04cm">
          <text:p text:style-name="P11"><text:span text:style-name="T33">v_om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4" xml:id="id240" draw:id="id240" draw:layer="layout" svg:width="3.09cm" svg:height="0.54cm" svg:x="45.51cm" svg:y="7.6cm">
          <text:p text:style-name="P11"><text:span text:style-name="T37">plan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4" xml:id="id255" draw:id="id255" draw:layer="layout" svg:width="2.74cm" svg:height="0.52cm" svg:x="45.9cm" svg:y="14.72cm">
          <text:p text:style-name="P11"><text:span text:style-name="T37">plan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4" xml:id="id251" draw:id="id251" draw:layer="layout" svg:width="2.8cm" svg:height="0.515cm" svg:x="45.86cm" svg:y="15.96cm">
          <text:p text:style-name="P11"><text:span text:style-name="T37">plan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7" xml:id="id248" draw:id="id248" draw:layer="layout" svg:width="3.228cm" svg:height="0.52cm" svg:x="52.232cm" svg:y="6.3cm">
          <text:p text:style-name="P11"><text:span text:style-name="T13">v_om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17" xml:id="id252" draw:id="id252" draw:layer="layout" svg:width="3.08cm" svg:height="0.52cm" svg:x="50.04cm" svg:y="16.9cm">
          <text:p text:style-name="P11"><text:span text:style-name="T13">v_plan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1" xml:id="id230" draw:id="id230" draw:layer="layout" svg:width="2.152cm" svg:height="1.9cm" svg:x="37.32cm" svg:y="14.72cm">
          <text:p text:style-name="P11"><text:span text:style-name="T38">PRICES</text:span></text:p>
          <text:p text:style-name="P11"><text:span text:style-name="T30">price_simple</text:span></text:p>
          <text:p text:style-name="P11"><text:span text:style-name="T30">price_comp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2" xml:id="id239" draw:id="id239" draw:layer="layout" svg:width="3.86cm" svg:height="0.721cm" svg:x="47.06cm" svg:y="19.719cm">
          <text:p text:style-name="P11"><text:span text:style-name="T36">om_rec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3" xml:id="id237" draw:id="id237" draw:layer="layout" svg:width="3.859cm" svg:height="0.68cm" svg:x="42.541cm" svg:y="17.94cm">
          <text:p text:style-name="P11"><text:span text:style-name="T36">om_reh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396cm" svg:y1="14.72cm" svg:x2="43.34cm" svg:y2="10.012cm" draw:start-shape="id230" draw:start-glue-point="0" draw:end-shape="id231" draw:end-glue-point="3" svg:d="M38396 14720v-4708h4944" svg:viewBox="0 0 4945 4709">
          <text:p/>
        </draw:connector>
        <draw:connector draw:style-name="gr75" draw:text-style-name="P11" draw:layer="layout" svg:x1="46.43cm" svg:y1="10.012cm" svg:x2="49.07cm" svg:y2="10.98cm" draw:start-shape="id231" draw:start-glue-point="1" draw:end-shape="id232" svg:d="M46430 10012h2640v968" svg:viewBox="0 0 2641 969">
          <text:p/>
        </draw:connector>
        <draw:connector draw:style-name="gr75" draw:text-style-name="P11" draw:layer="layout" svg:x1="39.965cm" svg:y1="9.04cm" svg:x2="43.34cm" svg:y2="10.012cm" draw:start-shape="id233" draw:start-glue-point="2" draw:end-shape="id231" draw:end-glue-point="3" svg:d="M39965 9040v972h3375" svg:viewBox="0 0 3376 973">
          <text:p/>
        </draw:connector>
        <draw:connector draw:style-name="gr75" draw:text-style-name="P11" draw:layer="layout" draw:line-skew="-5.451cm" svg:x1="33cm" svg:y1="10.828cm" svg:x2="43.34cm" svg:y2="10.012cm" draw:start-shape="id192" draw:start-glue-point="1" draw:end-shape="id231" draw:end-glue-point="3" svg:d="M33000 10828h-280v-816h10620" svg:viewBox="0 0 10621 817">
          <text:p/>
        </draw:connector>
        <draw:frame draw:style-name="gr344" draw:text-style-name="P57" draw:layer="layout" svg:width="2.88cm" svg:height="0.751cm" svg:x="42.16cm" svg:y="3.46cm">
          <draw:text-box>
            <text:p text:style-name="P31"><text:span text:style-name="T31">Rehabit cost</text:span></text:p>
          </draw:text-box>
        </draw:frame>
        <draw:frame draw:style-name="gr344" draw:text-style-name="P57" draw:layer="layout" svg:width="3.64cm" svg:height="0.751cm" svg:x="46.98cm" svg:y="3.489cm">
          <draw:text-box>
            <text:p text:style-name="P31"><text:span text:style-name="T31">Reconstruct cost</text:span></text:p>
          </draw:text-box>
        </draw:frame>
        <draw:connector draw:style-name="gr75" draw:text-style-name="P11" draw:layer="layout" svg:x1="38.396cm" svg:y1="16.62cm" svg:x2="43.36cm" svg:y2="21.72cm" draw:start-shape="id230" draw:start-glue-point="2" draw:end-shape="id234" draw:end-glue-point="3" svg:d="M38396 16620v5100h4964" svg:viewBox="0 0 4965 5101">
          <text:p/>
        </draw:connector>
        <draw:custom-shape draw:style-name="gr389" draw:text-style-name="P51" draw:layer="layout" svg:width="2.92cm" svg:height="0.52cm" svg:x="40.4cm" svg:y="14.34cm">
          <text:p text:style-name="P11"><text:span text:style-name="T30">cat_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1" draw:layer="layout" svg:width="2.92cm" svg:height="0.455cm" svg:x="40.4cm" svg:y="16.665cm">
          <text:p text:style-name="P11"><text:span text:style-name="T30">cat_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64" draw:layer="layout" svg:width="2.92cm" svg:height="0.48cm" svg:x="40.4cm" svg:y="15.94cm">
          <text:p text:style-name="P11"><text:span text:style-name="T37">Parameters X 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4" draw:layer="layout" svg:width="2.9cm" svg:height="0.48cm" svg:x="40.4cm" svg:y="15.16cm">
          <text:p text:style-name="P11"><text:span text:style-name="T37">Work <text:s/>X 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3" draw:text-style-name="P49" draw:layer="layout" svg:width="6.78cm" svg:height="1.736cm" svg:x="50.08cm" svg:y="26.52cm">
          <draw:text-box>
            <text:p text:style-name="P48"><text:span text:style-name="T15">Current user plan filters</text:span></text:p>
            <text:p text:style-name="P48"><text:span text:style-name="T29">selector_psector</text:span></text:p>
          </draw:text-box>
        </draw:frame>
        <draw:connector draw:style-name="gr75" draw:text-style-name="P11" draw:layer="layout" draw:line-skew="0.171cm" svg:x1="44.885cm" svg:y1="9.705cm" svg:x2="51.325cm" svg:y2="9.26cm" draw:start-shape="id231" draw:start-glue-point="0" draw:end-shape="id235" draw:end-glue-point="0" svg:d="M44885 9705v-785h6440v340" svg:viewBox="0 0 6441 786">
          <text:p/>
        </draw:connector>
        <draw:custom-shape draw:style-name="gr394" draw:text-style-name="P66" xml:id="id236" draw:id="id236" draw:layer="layout" svg:width="3.44cm" svg:height="3.2cm" svg:x="40.12cm" svg:y="14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3.56cm" svg:y1="15.68cm" svg:x2="44.47cm" svg:y2="17.94cm" draw:start-shape="id236" draw:start-glue-point="1" draw:end-shape="id237" draw:end-glue-point="0" svg:d="M43560 15680h910v2260" svg:viewBox="0 0 911 2261">
          <text:p/>
        </draw:connector>
        <draw:line draw:style-name="gr336" draw:text-style-name="P35" draw:layer="layout" svg:x1="42.04cm" svg:y1="3.76cm" svg:x2="42cm" svg:y2="14.04cm">
          <text:p/>
        </draw:line>
        <draw:connector draw:style-name="gr75" draw:text-style-name="P11" draw:layer="layout" svg:x1="44.905cm" svg:y1="22.06cm" svg:x2="50.85cm" svg:y2="22cm" draw:start-shape="id234" draw:start-glue-point="2" draw:end-shape="id238" draw:end-glue-point="2" svg:d="M44905 22060v511h5945v-571" svg:viewBox="0 0 5946 572">
          <text:p/>
        </draw:connector>
        <draw:connector draw:style-name="gr75" draw:text-style-name="P11" draw:layer="layout" svg:x1="46.45cm" svg:y1="21.72cm" svg:x2="48.99cm" svg:y2="20.44cm" draw:start-shape="id234" draw:start-glue-point="1" draw:end-shape="id239" draw:end-glue-point="2" svg:d="M46450 21720h2540v-1280" svg:viewBox="0 0 2541 1281">
          <text:p/>
        </draw:connector>
        <draw:custom-shape draw:style-name="gr363" draw:text-style-name="P11" draw:layer="layout" svg:width="0.76cm" svg:height="0.4cm" svg:x="46.5cm" svg:y="21.52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7" draw:text-style-name="P35" draw:layer="layout" svg:x1="56.96cm" svg:y1="27.64cm" svg:x2="57.02cm" svg:y2="14.36cm">
          <text:p/>
        </draw:line>
        <draw:connector draw:style-name="gr75" draw:text-style-name="P11" draw:layer="layout" svg:x1="38.396cm" svg:y1="14.72cm" svg:x2="43.34cm" svg:y2="10.012cm" draw:start-shape="id230" draw:start-glue-point="0" draw:end-shape="id231" draw:end-glue-point="3" svg:d="M38396 14720v-4708h4944" svg:viewBox="0 0 4945 4709">
          <text:p/>
        </draw:connector>
        <draw:connector draw:style-name="gr75" draw:text-style-name="P11" draw:layer="layout" svg:x1="48.6cm" svg:y1="7.87cm" svg:x2="49.933cm" svg:y2="7.861cm" draw:start-shape="id240" draw:start-glue-point="1" draw:end-shape="id241" draw:end-glue-point="3" svg:d="M48600 7870h668v-9h665" svg:viewBox="0 0 1334 10">
          <text:p/>
        </draw:connector>
        <draw:connector draw:style-name="gr75" draw:text-style-name="P11" draw:layer="layout" svg:x1="39.472cm" svg:y1="15.67cm" svg:x2="40.12cm" svg:y2="15.68cm" draw:start-shape="id230" draw:start-glue-point="1" draw:end-shape="id236" draw:end-glue-point="3" svg:d="M39472 15670h316v10h332" svg:viewBox="0 0 649 11">
          <text:p/>
        </draw:connector>
        <draw:connector draw:style-name="gr75" draw:text-style-name="P11" draw:layer="layout" draw:line-skew="-0.267cm" svg:x1="51.04cm" svg:y1="11.35cm" svg:x2="51.325cm" svg:y2="9.875cm" draw:start-shape="id232" draw:start-glue-point="1" draw:end-shape="id235" draw:end-glue-point="2" svg:d="M51040 11350h280v-940h5v-535" svg:viewBox="0 0 286 1476">
          <text:p/>
        </draw:connector>
        <draw:line draw:style-name="gr327" draw:text-style-name="P35" draw:layer="layout" svg:x1="51.5cm" svg:y1="40.66cm" svg:x2="51.56cm" svg:y2="29.16cm">
          <text:p/>
        </draw:line>
        <draw:connector draw:style-name="gr75" draw:text-style-name="P11" draw:layer="layout" svg:x1="39.37cm" svg:y1="23.28cm" svg:x2="39.89cm" svg:y2="22.547cm" draw:start-shape="id242" draw:start-glue-point="0" draw:end-shape="id243" draw:end-glue-point="3" svg:d="M39370 23280v-733h520" svg:viewBox="0 0 521 734">
          <text:p/>
        </draw:connector>
        <draw:connector draw:style-name="gr75" draw:text-style-name="P11" draw:layer="layout" svg:x1="41.435cm" svg:y1="22.24cm" svg:x2="43.36cm" svg:y2="21.72cm" draw:start-shape="id243" draw:start-glue-point="0" draw:end-shape="id234" svg:d="M41435 22240v-520h1925" svg:viewBox="0 0 1926 521">
          <text:p/>
        </draw:connector>
        <draw:connector draw:style-name="gr75" draw:text-style-name="P11" draw:layer="layout" svg:x1="40.17cm" svg:y1="21.096cm" svg:x2="43.36cm" svg:y2="21.72cm" draw:start-shape="id244" draw:start-glue-point="2" draw:end-shape="id234" svg:d="M40170 21096v624h3190" svg:viewBox="0 0 3191 625">
          <text:p/>
        </draw:connector>
        <draw:connector draw:style-name="gr75" draw:text-style-name="P11" draw:layer="layout" svg:x1="42cm" svg:y1="20.115cm" svg:x2="43.36cm" svg:y2="21.72cm" draw:start-shape="id245" draw:start-glue-point="2" draw:end-shape="id234" draw:end-glue-point="3" svg:d="M42000 20115v1605h1360" svg:viewBox="0 0 1361 1606">
          <text:p/>
        </draw:connector>
        <draw:connector draw:style-name="gr75" draw:text-style-name="P11" draw:layer="layout" svg:x1="42.465cm" svg:y1="21.1cm" svg:x2="43.36cm" svg:y2="21.72cm" draw:end-shape="id234" draw:end-glue-point="3" svg:d="M42465 21100h193v620h702" svg:viewBox="0 0 896 621">
          <text:p/>
        </draw:connector>
        <draw:line draw:style-name="gr327" draw:text-style-name="P35" draw:layer="layout" svg:x1="53.62cm" svg:y1="24.8cm" svg:x2="53.68cm" svg:y2="5.8cm">
          <text:p/>
        </draw:line>
        <draw:connector draw:style-name="gr75" draw:text-style-name="P11" draw:layer="layout" svg:x1="43.56cm" svg:y1="15.68cm" svg:x2="44.49cm" svg:y2="13.48cm" draw:start-shape="id236" draw:start-glue-point="1" draw:end-shape="id246" svg:d="M43560 15680h930v-2200" svg:viewBox="0 0 931 2201">
          <text:p/>
        </draw:connector>
        <draw:custom-shape draw:style-name="gr363" draw:text-style-name="P11" draw:layer="layout" svg:width="0.76cm" svg:height="0.4cm" svg:x="46.5cm" svg:y="9.8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43.62cm" svg:y="15.5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5" draw:text-style-name="P11" draw:layer="layout" svg:width="0.76cm" svg:height="0.4cm" svg:x="34.04cm" svg:y="10.6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xml:id="id228" draw:id="id228" draw:layer="layout" svg:width="0.76cm" svg:height="0.4cm" svg:x="35.8cm" svg:y="10.62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7" draw:text-style-name="P35" draw:layer="layout" svg:x1="31.44cm" svg:y1="7.46cm" svg:x2="31.36cm" svg:y2="39.7cm">
          <text:p/>
        </draw:line>
        <draw:connector draw:style-name="gr75" draw:text-style-name="P11" draw:layer="layout" draw:line-skew="-5.401cm" svg:x1="32.88cm" svg:y1="25.7cm" svg:x2="43.36cm" svg:y2="21.72cm" draw:start-shape="id202" draw:start-glue-point="1" draw:end-shape="id234" draw:end-glue-point="3" svg:d="M32880 25700h-160v-3980h10640" svg:viewBox="0 0 10641 3981">
          <text:p/>
        </draw:connector>
        <draw:custom-shape draw:style-name="gr395" draw:text-style-name="P64" xml:id="id249" draw:id="id249" draw:layer="layout" svg:width="2.82cm" svg:height="0.52cm" svg:x="47.22cm" svg:y="12.34cm">
          <text:p text:style-name="P11"><text:span text:style-name="T37">om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4" xml:id="id256" draw:id="id256" draw:layer="layout" svg:width="2.57cm" svg:height="0.515cm" svg:x="47.56cm" svg:y="18.42cm">
          <text:p text:style-name="P11"><text:span text:style-name="T37">om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4" xml:id="id247" draw:id="id247" draw:layer="layout" svg:width="3.09cm" svg:height="0.521cm" svg:x="47.011cm" svg:y="6.32cm">
          <text:p text:style-name="P11"><text:span text:style-name="T37">om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7" xml:id="id257" draw:id="id257" draw:layer="layout" svg:width="2.981cm" svg:height="0.52cm" svg:x="52.34cm" svg:y="18.5cm">
          <text:p text:style-name="P11"><text:span text:style-name="T13">v_om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7" xml:id="id253" draw:id="id253" draw:layer="layout" svg:width="2.53cm" svg:height="0.64cm" svg:x="55.67cm" svg:y="15.041cm">
          <text:p text:style-name="P11"><text:span text:style-name="T33">v_plan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101cm" svg:y1="6.58cm" svg:x2="52.232cm" svg:y2="6.56cm" draw:start-shape="id247" draw:start-glue-point="1" draw:end-shape="id248" svg:d="M50101 6580h1066v-20h1065" svg:viewBox="0 0 2132 21">
          <text:p/>
        </draw:connector>
        <draw:connector draw:style-name="gr75" draw:text-style-name="P11" draw:layer="layout" svg:x1="50.04cm" svg:y1="12.6cm" svg:x2="52.3cm" svg:y2="12.567cm" draw:start-shape="id249" draw:start-glue-point="1" draw:end-shape="id250" draw:end-glue-point="3" svg:d="M50040 12600h1130v-33h1130" svg:viewBox="0 0 2261 34">
          <text:p/>
        </draw:connector>
        <draw:connector draw:style-name="gr75" draw:text-style-name="P11" draw:layer="layout" svg:x1="48.66cm" svg:y1="16.217cm" svg:x2="50.04cm" svg:y2="17.16cm" draw:start-shape="id251" draw:start-glue-point="1" draw:end-shape="id252" draw:end-glue-point="3" svg:d="M48660 16217h691v943h689" svg:viewBox="0 0 1381 944">
          <text:p/>
        </draw:connector>
        <draw:connector draw:style-name="gr75" draw:text-style-name="P11" draw:layer="layout" svg:x1="51.58cm" svg:y1="16.9cm" svg:x2="55.67cm" svg:y2="15.361cm" draw:start-shape="id252" draw:start-glue-point="0" draw:end-shape="id253" draw:end-glue-point="3" svg:d="M51580 16900v-1539h4090" svg:viewBox="0 0 4091 1540">
          <text:p/>
        </draw:connector>
        <draw:connector draw:style-name="gr75" draw:text-style-name="P11" draw:layer="layout" svg:x1="51.28cm" svg:y1="14.235cm" svg:x2="55.67cm" svg:y2="15.361cm" draw:start-shape="id254" draw:start-glue-point="2" draw:end-shape="id253" draw:end-glue-point="3" svg:d="M51280 14235v1126h4390" svg:viewBox="0 0 4391 1127">
          <text:p/>
        </draw:connector>
        <draw:connector draw:style-name="gr75" draw:text-style-name="P11" draw:layer="layout" svg:x1="48.64cm" svg:y1="14.98cm" svg:x2="49.7cm" svg:y2="13.967cm" draw:start-shape="id255" draw:start-glue-point="1" draw:end-shape="id254" draw:end-glue-point="3" svg:d="M48640 14980h531v-1013h529" svg:viewBox="0 0 1061 1014">
          <text:p/>
        </draw:connector>
        <draw:connector draw:style-name="gr75" draw:text-style-name="P11" draw:layer="layout" svg:x1="50.13cm" svg:y1="18.677cm" svg:x2="52.34cm" svg:y2="18.76cm" draw:start-shape="id256" draw:start-glue-point="1" draw:end-shape="id257" draw:end-glue-point="3" svg:d="M50130 18677h1105v83h1105" svg:viewBox="0 0 2211 84">
          <text:p/>
        </draw:connector>
        <draw:connector draw:style-name="gr75" draw:text-style-name="P11" draw:layer="layout" svg:x1="53.85cm" svg:y1="12.835cm" svg:x2="54.37cm" svg:y2="16.33cm" draw:start-shape="id250" draw:start-glue-point="2" draw:end-shape="id258" draw:end-glue-point="3" svg:d="M53850 12835v3495h520" svg:viewBox="0 0 521 3496">
          <text:p/>
        </draw:connector>
        <draw:connector draw:style-name="gr75" draw:text-style-name="P11" draw:layer="layout" svg:x1="53.83cm" svg:y1="18.5cm" svg:x2="54.37cm" svg:y2="16.33cm" draw:start-shape="id257" draw:start-glue-point="0" draw:end-shape="id258" draw:end-glue-point="3" svg:d="M53830 18500v-2170h540" svg:viewBox="0 0 541 2171">
          <text:p/>
        </draw:connector>
        <draw:connector draw:style-name="gr75" draw:text-style-name="P11" draw:layer="layout" svg:x1="51.547cm" svg:y1="8.121cm" svg:x2="55.67cm" svg:y2="15.361cm" draw:start-shape="id241" draw:start-glue-point="2" draw:end-shape="id253" draw:end-glue-point="3" svg:d="M51547 8121v7240h4123" svg:viewBox="0 0 4124 7241">
          <text:p/>
        </draw:connector>
        <draw:connector draw:style-name="gr75" draw:text-style-name="P11" draw:layer="layout" svg:x1="53.846cm" svg:y1="6.82cm" svg:x2="54.37cm" svg:y2="16.33cm" draw:start-shape="id248" draw:start-glue-point="2" draw:end-shape="id258" draw:end-glue-point="3" svg:d="M53846 6820v9510h524" svg:viewBox="0 0 525 9511">
          <text:p/>
        </draw:connector>
        <draw:custom-shape draw:style-name="gr400" draw:text-style-name="P17" xml:id="id254" draw:id="id254" draw:layer="layout" svg:width="3.16cm" svg:height="0.535cm" svg:x="49.7cm" svg:y="13.7cm">
          <text:p text:style-name="P11"><text:span text:style-name="T13">v_plan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7" xml:id="id250" draw:id="id250" draw:layer="layout" svg:width="3.1cm" svg:height="0.535cm" svg:x="52.3cm" svg:y="12.3cm">
          <text:p text:style-name="P11"><text:span text:style-name="T13">v_om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7" xml:id="id241" draw:id="id241" draw:layer="layout" svg:width="3.228cm" svg:height="0.52cm" svg:x="49.933cm" svg:y="7.601cm">
          <text:p text:style-name="P11"><text:span text:style-name="T13">v_plan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92cm" svg:y1="20.079cm" svg:x2="52.4cm" svg:y2="21.74cm" draw:start-shape="id239" draw:start-glue-point="1" draw:end-shape="id238" svg:d="M50920 20079h1991v1661h-511" svg:viewBox="0 0 1992 1662">
          <text:p/>
        </draw:connector>
        <draw:custom-shape draw:style-name="gr403" draw:text-style-name="P17" xml:id="id235" draw:id="id235" draw:layer="layout" svg:width="3.09cm" svg:height="0.615cm" svg:x="49.78cm" svg:y="9.26cm">
          <text:p text:style-name="P11"><text:span text:style-name="T13">v_plan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404" draw:text-style-name="P1" draw:layer="layout" svg:width="8.4cm" svg:height="5.3cm" svg:x="30.64cm" svg:y="26.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4" draw:layer="layout" svg:width="56.16cm" svg:height="22.161cm" svg:x="1.88cm" svg:y="3.11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" draw:layer="layout" svg:width="9.96cm" svg:height="3.32cm" svg:x="47.54cm" svg:y="12.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" draw:layer="layout" svg:width="20.24cm" svg:height="2.4cm" svg:x="3.68cm" svg:y="22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" draw:layer="layout" svg:width="6.84cm" svg:height="4.84cm" svg:x="3.84cm" svg:y="4.6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" draw:layer="layout" svg:width="20.18cm" svg:height="2.62cm" svg:x="3.68cm" svg:y="18.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" draw:layer="layout" svg:width="20.14cm" svg:height="5.04cm" svg:x="3.72cm" svg:y="1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" draw:layer="layout" svg:width="8.66cm" svg:height="5.16cm" svg:x="39.4cm" svg:y="26.3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2" draw:layer="layout" svg:width="8.74cm" svg:height="14.08cm" svg:x="2.54cm" svg:y="26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3" draw:layer="layout" svg:width="8.92cm" svg:height="4.88cm" svg:x="21.24cm" svg:y="26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" draw:layer="layout" svg:width="10.22cm" svg:height="5.34cm" svg:x="47.32cm" svg:y="16.8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" draw:layer="layout" svg:width="9.72cm" svg:height="7.299cm" svg:x="47.54cm" svg:y="4.3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8" draw:layer="layout" svg:width="8.82cm" svg:height="12.04cm" svg:x="11.92cm" svg:y="26.4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67" xml:id="id266" draw:id="id266" draw:layer="layout" svg:width="5.703cm" svg:height="1.48cm" svg:x="4.519cm" svg:y="10.739cm">
          <text:p text:style-name="P6"><text:span text:style-name="T39">Feature type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67" xml:id="id267" draw:id="id267" draw:layer="layout" svg:width="5.583cm" svg:height="1.52cm" svg:x="12.242cm" svg:y="10.739cm">
          <text:p text:style-name="P6"><text:span text:style-name="T39">System feature catalog</text:span></text:p>
          <text:p text:style-name="P6"><text:span text:style-name="T40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3" xml:id="id259" draw:id="id259" draw:layer="layout" svg:width="5.12cm" svg:height="1.48cm" svg:x="19.222cm" svg:y="10.739cm">
          <text:p text:style-name="P11"><text:span text:style-name="T4">User feature catalog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3" xml:id="id260" draw:id="id260" draw:layer="layout" svg:width="5.12cm" svg:height="1.48cm" svg:x="27.101cm" svg:y="9.718cm">
          <text:p text:style-name="P11"><text:span text:style-name="T4">Node type</text:span></text:p>
          <text:p text:style-name="P11"><text:span text:style-name="T41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3" xml:id="id262" draw:id="id262" draw:layer="layout" svg:width="5.12cm" svg:height="1.48cm" svg:x="27.182cm" svg:y="18.799cm">
          <text:p text:style-name="P11"><text:span text:style-name="T4">Arc type</text:span></text:p>
          <text:p text:style-name="P11"><text:span text:style-name="T41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3" xml:id="id264" draw:id="id264" draw:layer="layout" svg:width="5.12cm" svg:height="1.48cm" svg:x="27.162cm" svg:y="14.539cm">
          <text:p text:style-name="P11"><text:span text:style-name="T4">Connec type</text:span></text:p>
          <text:p text:style-name="P11"><text:span text:style-name="T41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24.342cm" svg:y1="11.479cm" svg:x2="27.082cm" svg:y2="19.139cm" draw:start-shape="id259" draw:start-glue-point="1" svg:d="M24342 11479h1643v7660h1097" svg:viewBox="0 0 2741 7661">
          <text:p/>
        </draw:connector>
        <draw:custom-shape draw:style-name="gr424" draw:text-style-name="P67" xml:id="id269" draw:id="id269" draw:layer="layout" svg:width="5.583cm" svg:height="1.52cm" svg:x="26.702cm" svg:y="22.719cm">
          <text:p text:style-name="P6"><text:span text:style-name="T39">Inp arc type</text:span></text:p>
          <text:p text:style-name="P6"><text:span text:style-name="T42">inp_arc_type</text:span><text:span text:style-name="T3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67" xml:id="id268" draw:id="id268" draw:layer="layout" svg:width="5.583cm" svg:height="1.52cm" svg:x="26.482cm" svg:y="5.579cm">
          <text:p text:style-name="P6"><text:span text:style-name="T39">Inp node type</text:span></text:p>
          <text:p text:style-name="P6"><text:span text:style-name="T42">inp_node_type</text:span><text:span text:style-name="T39">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3" xml:id="id261" draw:id="id261" draw:layer="layout" svg:width="5.12cm" svg:height="1.48cm" svg:x="34.761cm" svg:y="9.738cm">
          <text:p text:style-name="P11"><text:span text:style-name="T4">Node Catalog</text:span></text:p>
          <text:p text:style-name="P11"><text:span text:style-name="T41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32.221cm" svg:y1="10.458cm" svg:x2="34.761cm" svg:y2="10.478cm" draw:start-shape="id260" draw:start-glue-point="1" draw:end-shape="id261" draw:end-glue-point="3" svg:d="M32221 10458h1271v20h1269" svg:viewBox="0 0 2541 21">
          <text:p/>
        </draw:connector>
        <draw:custom-shape draw:style-name="gr427" draw:text-style-name="P13" xml:id="id263" draw:id="id263" draw:layer="layout" svg:width="5.12cm" svg:height="1.48cm" svg:x="34.642cm" svg:y="18.919cm">
          <text:p text:style-name="P11"><text:span text:style-name="T4">Node Catalog</text:span></text:p>
          <text:p text:style-name="P11"><text:span text:style-name="T41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3" xml:id="id265" draw:id="id265" draw:layer="layout" svg:width="5.12cm" svg:height="1.48cm" svg:x="34.822cm" svg:y="14.459cm">
          <text:p text:style-name="P11"><text:span text:style-name="T4">Connec Catalog</text:span></text:p>
          <text:p text:style-name="P11"><text:span text:style-name="T41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32.302cm" svg:y1="19.539cm" svg:x2="34.642cm" svg:y2="19.659cm" draw:start-shape="id262" draw:start-glue-point="1" draw:end-shape="id263" draw:end-glue-point="3" svg:d="M32302 19539h1171v120h1169" svg:viewBox="0 0 2341 121">
          <text:p/>
        </draw:connector>
        <draw:connector draw:style-name="gr423" draw:text-style-name="P35" draw:layer="layout" svg:x1="32.282cm" svg:y1="15.279cm" svg:x2="34.822cm" svg:y2="15.199cm" draw:start-shape="id264" draw:start-glue-point="1" draw:end-shape="id265" draw:end-glue-point="3" svg:d="M32282 15279h1271v-80h1269" svg:viewBox="0 0 2541 81">
          <text:p/>
        </draw:connector>
        <draw:connector draw:style-name="gr423" draw:text-style-name="P35" draw:layer="layout" svg:x1="10.222cm" svg:y1="11.479cm" svg:x2="12.242cm" svg:y2="11.499cm" draw:start-shape="id266" draw:start-glue-point="1" draw:end-shape="id267" draw:end-glue-point="3" svg:d="M10222 11479h1010v20h1010" svg:viewBox="0 0 2021 21">
          <text:p/>
        </draw:connector>
        <draw:connector draw:style-name="gr423" draw:text-style-name="P35" draw:layer="layout" svg:x1="29.273cm" svg:y1="7.099cm" svg:x2="29.661cm" svg:y2="9.718cm" draw:start-shape="id268" draw:start-glue-point="2" draw:end-shape="id260" draw:end-glue-point="0" svg:d="M29273 7099v1300h388v1319" svg:viewBox="0 0 389 2620">
          <text:p/>
        </draw:connector>
        <draw:connector draw:style-name="gr423" draw:text-style-name="P35" draw:layer="layout" svg:x1="29.493cm" svg:y1="22.719cm" svg:x2="29.742cm" svg:y2="20.279cm" draw:start-shape="id269" draw:start-glue-point="0" draw:end-shape="id262" draw:end-glue-point="2" svg:d="M29493 22719v-1209h249v-1231" svg:viewBox="0 0 250 2441">
          <text:p/>
        </draw:connector>
        <draw:connector draw:style-name="gr423" draw:text-style-name="P35" draw:layer="layout" svg:x1="24.342cm" svg:y1="11.479cm" svg:x2="27.001cm" svg:y2="10.058cm" draw:start-shape="id259" draw:start-glue-point="1" svg:d="M24342 11479h1603v-1421h1056" svg:viewBox="0 0 2660 1422">
          <text:p/>
        </draw:connector>
        <draw:connector draw:style-name="gr423" draw:text-style-name="P35" draw:layer="layout" svg:x1="24.342cm" svg:y1="11.479cm" svg:x2="27.062cm" svg:y2="14.879cm" draw:start-shape="id259" draw:start-glue-point="1" svg:d="M24342 11479h1633v3400h1087" svg:viewBox="0 0 2721 3401">
          <text:p/>
        </draw:connector>
        <draw:connector draw:style-name="gr423" draw:text-style-name="P35" draw:layer="layout" svg:x1="17.825cm" svg:y1="11.499cm" svg:x2="19.222cm" svg:y2="11.479cm" draw:start-shape="id267" draw:start-glue-point="1" draw:end-shape="id259" draw:end-glue-point="3" svg:d="M17825 11499h689v-20h708" svg:viewBox="0 0 1398 21">
          <text:p/>
        </draw:connector>
        <draw:custom-shape draw:style-name="gr429" draw:text-style-name="P13" draw:layer="layout" svg:width="7.64cm" svg:height="1.52cm" svg:x="39.96cm" svg:y="29.44cm">
          <text:p text:style-name="P11"><text:span text:style-name="T4">man_addfields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3" draw:layer="layout" svg:width="7.64cm" svg:height="1.52cm" svg:x="21.744cm" svg:y="27.2cm">
          <text:p text:style-name="P11"><text:span text:style-name="T4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3" draw:layer="layout" svg:width="7.64cm" svg:height="1.52cm" svg:x="21.784cm" svg:y="29.38cm">
          <text:p text:style-name="P11"><text:span text:style-name="T4">om_visit_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13" xml:id="id271" draw:id="id271" draw:layer="layout" svg:width="7.64cm" svg:height="1.393cm" svg:x="14.32cm" svg:y="22.982cm">
          <text:p text:style-name="P11"><text:span text:style-name="T4">value_state type</text:span></text:p>
          <text:p text:style-name="P11"><text:span text:style-name="T4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10.42cm" svg:y1="23.683cm" svg:x2="14.32cm" svg:y2="23.678cm" draw:start-shape="id270" draw:start-glue-point="1" draw:end-shape="id271" draw:end-glue-point="3" svg:d="M10420 23683h1941v-5h1959" svg:viewBox="0 0 3901 6">
          <text:p/>
        </draw:connector>
        <draw:custom-shape draw:style-name="gr433" draw:text-style-name="P67" xml:id="id270" draw:id="id270" draw:layer="layout" svg:width="5.766cm" svg:height="1.246cm" svg:x="4.654cm" svg:y="23.06cm">
          <text:p text:style-name="P6"><text:span text:style-name="T39">Value state</text:span></text:p>
          <text:p text:style-name="P6"><text:span text:style-name="T40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3" draw:layer="layout" svg:width="7.037cm" svg:height="1.492cm" svg:x="3.472cm" svg:y="35.963cm">
          <text:p text:style-name="P11"><text:span text:style-name="T4">value_</text:span><text:span text:style-name="T43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3" draw:layer="layout" svg:width="7.037cm" svg:height="1.493cm" svg:x="3.571cm" svg:y="27.243cm">
          <text:p text:style-name="P11"><text:span text:style-name="T4">man_type_categ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3" draw:layer="layout" svg:width="7.037cm" svg:height="1.493cm" svg:x="3.572cm" svg:y="29.404cm">
          <text:p text:style-name="P11"><text:span text:style-name="T4">man_type_flu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3" draw:layer="layout" svg:width="7.038cm" svg:height="1.492cm" svg:x="3.524cm" svg:y="31.584cm">
          <text:p text:style-name="P11"><text:span text:style-name="T4">man_type_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3" draw:layer="layout" svg:width="7.038cm" svg:height="1.492cm" svg:x="3.524cm" svg:y="33.646cm">
          <text:p text:style-name="P11"><text:span text:style-name="T4">man_type_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3" draw:layer="layout" svg:width="7.64cm" svg:height="1.52cm" svg:x="39.96cm" svg:y="27.24cm">
          <text:p text:style-name="P11"><text:span text:style-name="T4">man_addfields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3" draw:layer="layout" svg:width="7.64cm" svg:height="1.52cm" svg:x="48.778cm" svg:y="7.14cm">
          <text:p text:style-name="P11"><text:span text:style-name="T4">Config param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3" draw:layer="layout" svg:width="7.64cm" svg:height="1.52cm" svg:x="48.818cm" svg:y="9.3cm">
          <text:p text:style-name="P11"><text:span text:style-name="T4">Config param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3" draw:layer="layout" svg:width="7.64cm" svg:height="1.52cm" svg:x="48.74cm" svg:y="20.36cm">
          <text:p text:style-name="P11"><text:span text:style-name="T4">Config web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" draw:layer="layout" svg:width="7.64cm" svg:height="1.52cm" svg:x="48.82cm" svg:y="17.72cm">
          <text:p text:style-name="P11"><text:span text:style-name="T4">Config web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3" draw:layer="layout" svg:width="7.64cm" svg:height="1.52cm" svg:x="12.478cm" svg:y="31.18cm">
          <text:p text:style-name="P11"><text:span text:style-name="T4">Mincut catalog type</text:span></text:p>
          <text:p text:style-name="P6"><text:span text:style-name="T40">anl_mincut_ca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" draw:layer="layout" svg:width="7.64cm" svg:height="1.52cm" svg:x="12.479cm" svg:y="33.581cm">
          <text:p text:style-name="P11"><text:span text:style-name="T4">Mincut catalog class</text:span></text:p>
          <text:p text:style-name="P6"><text:span text:style-name="T40">anl_mincut_cat_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3" draw:layer="layout" svg:width="7.64cm" svg:height="1.52cm" svg:x="12.48cm" svg:y="35.882cm">
          <text:p text:style-name="P11"><text:span text:style-name="T4">Mincut catalog cause</text:span></text:p>
          <text:p text:style-name="P6"><text:span text:style-name="T40">anl_mincut_cat_ca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67" draw:layer="layout" svg:width="7.6cm" svg:height="1.52cm" svg:x="12.518cm" svg:y="27.2cm">
          <text:p text:style-name="P6"><text:span text:style-name="T39">Mincut <text:s/>state</text:span></text:p>
          <text:p text:style-name="P6"><text:span text:style-name="T40">anl_mincut_cat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3" draw:layer="layout" svg:width="7.64cm" svg:height="1.52cm" svg:x="12.479cm" svg:y="29.081cm">
          <text:p text:style-name="P11"><text:span text:style-name="T4">Users catalog</text:span></text:p>
          <text:p text:style-name="P6"><text:span text:style-name="T40">cat_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3" draw:layer="layout" svg:width="7.64cm" svg:height="1.52cm" svg:x="48.778cm" svg:y="4.9cm">
          <text:p text:style-name="P11"><text:span text:style-name="T4">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3" draw:layer="layout" svg:width="7.64cm" svg:height="1.52cm" svg:x="30.92cm" svg:y="29.4cm">
          <text:p text:style-name="P11"><text:span text:style-name="T4">Address point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3" draw:layer="layout" svg:width="7.64cm" svg:height="1.52cm" svg:x="30.92cm" svg:y="27.2cm">
          <text:p text:style-name="P11"><text:span text:style-name="T4">Street ax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3" xml:id="id272" draw:id="id272" draw:layer="layout" svg:width="7.64cm" svg:height="1.52cm" svg:x="5.96cm" svg:y="15.82cm">
          <text:p text:style-name="P11"><text:span text:style-name="T4">Exploitation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3" xml:id="id274" draw:id="id274" draw:layer="layout" svg:width="7.64cm" svg:height="1.52cm" svg:x="14.84cm" svg:y="15.82cm">
          <text:p text:style-name="P11"><text:span text:style-name="T4">dma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" draw:layer="layout" svg:width="7.64cm" svg:height="1.393cm" svg:x="10.36cm" svg:y="19.33cm">
          <text:p text:style-name="P11"><text:span text:style-name="T4">Sector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3" xml:id="id273" draw:id="id273" draw:layer="layout" svg:width="7.64cm" svg:height="1.52cm" svg:x="10.44cm" svg:y="13.78cm">
          <text:p text:style-name="P11"><text:span text:style-name="T4">Macro dma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3" draw:layer="layout" svg:width="5.12cm" svg:height="1.48cm" svg:x="34.62cm" svg:y="21.4cm">
          <text:p text:style-name="P11"><text:span text:style-name="T4">Catalog of mat arc</text:span></text:p>
          <text:p text:style-name="P11"><text:span text:style-name="T41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13" draw:layer="layout" svg:width="5.12cm" svg:height="1.48cm" svg:x="34.64cm" svg:y="7.16cm">
          <text:p text:style-name="P11"><text:span text:style-name="T4">Catalog of mat node</text:span></text:p>
          <text:p text:style-name="P11"><text:span text:style-name="T41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67" draw:layer="layout" svg:width="5.703cm" svg:height="1.48cm" svg:x="4.46cm" svg:y="7.26cm">
          <text:p text:style-name="P6"><text:span text:style-name="T39">Audit cat error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67" draw:layer="layout" svg:width="5.703cm" svg:height="1.48cm" svg:x="4.397cm" svg:y="5.26cm">
          <text:p text:style-name="P6"><text:span text:style-name="T39">Audit cat functions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9.78cm" svg:y1="15.82cm" svg:x2="10.44cm" svg:y2="14.54cm" draw:start-shape="id272" draw:start-glue-point="0" draw:end-shape="id273" draw:end-glue-point="3" svg:d="M9780 15820v-1280h660" svg:viewBox="0 0 661 1281">
          <text:p/>
        </draw:connector>
        <draw:connector draw:style-name="gr423" draw:text-style-name="P35" draw:layer="layout" svg:x1="18.08cm" svg:y1="14.54cm" svg:x2="18.66cm" svg:y2="15.82cm" draw:start-shape="id273" draw:start-glue-point="1" draw:end-shape="id274" draw:end-glue-point="0" svg:d="M18080 14540h580v1280" svg:viewBox="0 0 581 1281">
          <text:p/>
        </draw:connector>
        <draw:connector draw:style-name="gr423" draw:text-style-name="P35" draw:layer="layout" svg:x1="13.6cm" svg:y1="16.58cm" svg:x2="14.84cm" svg:y2="16.58cm" draw:start-shape="id272" draw:start-glue-point="1" draw:end-shape="id274" draw:end-glue-point="3" svg:d="M13600 16580h1240" svg:viewBox="0 0 1241 1">
          <text:p/>
        </draw:connector>
        <draw:connector draw:style-name="gr423" draw:text-style-name="P35" draw:layer="layout" svg:x1="22.48cm" svg:y1="16.58cm" svg:x2="22.48cm" svg:y2="16.58cm" draw:start-shape="id274" draw:start-glue-point="1" draw:end-shape="id274" draw:end-glue-point="1" svg:d="M22480 16580z" svg:viewBox="0 0 1 1">
          <text:p/>
        </draw:connector>
        <draw:custom-shape draw:style-name="gr460" draw:text-style-name="P13" draw:layer="layout" svg:width="7.64cm" svg:height="1.52cm" svg:x="48.88cm" svg:y="13.48cm">
          <text:p text:style-name="P11"><text:span text:style-name="T4">Config client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3" draw:layer="layout" svg:width="9.56cm" svg:height="13.76cm" svg:x="48.5cm" svg:y="26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3" draw:layer="layout" svg:width="7.64cm" svg:height="1.52cm" svg:x="49.7cm" svg:y="27.18cm">
          <text:p text:style-name="P11"><text:span text:style-name="T4">Psector (alternativ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3" draw:layer="layout" svg:width="7.037cm" svg:height="1.492cm" svg:x="3.472cm" svg:y="38.064cm">
          <text:p text:style-name="P11"><text:span text:style-name="T4">Pressure 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3" draw:layer="layout" svg:width="7.64cm" svg:height="1.52cm" svg:x="49.701cm" svg:y="29.481cm">
          <text:p text:style-name="P11"><text:span text:style-name="T4">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3" draw:layer="layout" svg:width="7.64cm" svg:height="1.52cm" svg:x="21.785cm" svg:y="33.681cm">
          <text:p text:style-name="P11"><text:span text:style-name="T4">Dscenario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WS/UD config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1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666666" draw:marker-start-width="0.1cm" draw:marker-end-width="0.1cm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51.659cm" svg:height="6.679cm" svg:x="3.87cm" svg:y="2.596cm" presentation:class="title" presentation:placeholder="true">
        <draw:text-box/>
      </draw:frame>
      <draw:frame presentation:style-name="Predeterminado-outline1" draw:layer="backgroundobjects" svg:width="51.659cm" svg:height="23.199cm" svg:x="3.87cm" svg:y="10.36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Torret </meta:initial-creator>
    <meta:creation-date>2016-02-23T02:17:06.967000000</meta:creation-date>
    <dc:date>2018-03-14T23:37:26.420000000</dc:date>
    <meta:editing-duration>P2DT5H15M28S</meta:editing-duration>
    <meta:editing-cycles>118</meta:editing-cycles>
    <meta:generator>LibreOffice/5.3.4.2$Windows_x86 LibreOffice_project/f82d347ccc0be322489bf7da61d7e4ad13fe2ff3</meta:generator>
    <meta:document-statistic meta:object-count="838"/>
  </office:meta>
</office:document-meta>
</file>